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9.0139in" fo:margin-left="0.0208in" style:page-number="auto" table:align="left" style:writing-mode="lr-tb"/>
    </style:style>
    <style:style style:name="Table1.A" style:family="table-column">
      <style:table-column-properties style:column-width="4.5493in"/>
    </style:style>
    <style:style style:name="Table1.B" style:family="table-column">
      <style:table-column-properties style:column-width="4.4646in"/>
    </style:style>
    <style:style style:name="Table1.1" style:family="table-row">
      <style:table-row-properties style:min-row-height="0.4069in" style:keep-together="true" fo:keep-together="auto"/>
    </style:style>
    <style:style style:name="Table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.B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2917in" style:keep-together="true" fo:keep-together="auto"/>
    </style:style>
    <style:style style:name="Table1.3" style:family="table-row">
      <style:table-row-properties style:min-row-height="0.291in" style:keep-together="true" fo:keep-together="auto"/>
    </style:style>
    <style:style style:name="Table1.6" style:family="table-row">
      <style:table-row-properties style:min-row-height="0.2688in" style:keep-together="true" fo:keep-together="auto"/>
    </style:style>
    <style:style style:name="Table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.7" style:family="table-row">
      <style:table-row-properties style:min-row-height="0.1875in" style:keep-together="true" fo:keep-together="auto"/>
    </style:style>
    <style:style style:name="Table1.8" style:family="table-row">
      <style:table-row-properties style:min-row-height="0.2236in" style:keep-together="true" fo:keep-together="auto"/>
    </style:style>
    <style:style style:name="Table1.9" style:family="table-row">
      <style:table-row-properties style:min-row-height="0.1958in" style:keep-together="true" fo:keep-together="auto"/>
    </style:style>
    <style:style style:name="Table2" style:family="table">
      <style:table-properties style:width="9.0833in" fo:margin-left="-0.0069in" fo:margin-right="0.0625in" table:align="margins" style:writing-mode="lr-tb"/>
    </style:style>
    <style:style style:name="Table2.A" style:family="table-column">
      <style:table-column-properties style:column-width="0.4688in" style:rel-column-width="3381*"/>
    </style:style>
    <style:style style:name="Table2.B" style:family="table-column">
      <style:table-column-properties style:column-width="1.6042in" style:rel-column-width="11573*"/>
    </style:style>
    <style:style style:name="Table2.C" style:family="table-column">
      <style:table-column-properties style:column-width="1.5in" style:rel-column-width="10822*"/>
    </style:style>
    <style:style style:name="Table2.D" style:family="table-column">
      <style:table-column-properties style:column-width="1.6875in" style:rel-column-width="12175*"/>
    </style:style>
    <style:style style:name="Table2.E" style:family="table-column">
      <style:table-column-properties style:column-width="1.5625in" style:rel-column-width="11273*"/>
    </style:style>
    <style:style style:name="Table2.F" style:family="table-column">
      <style:table-column-properties style:column-width="1.375in" style:rel-column-width="9920*"/>
    </style:style>
    <style:style style:name="Table2.G" style:family="table-column">
      <style:table-column-properties style:column-width="0.8861in" style:rel-column-width="6391*"/>
    </style:style>
    <style:style style:name="Table2.1" style:family="table-row">
      <style:table-row-properties style:min-row-height="0.2313in" style:keep-together="true" fo:keep-together="auto"/>
    </style:style>
    <style:style style:name="Table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.2" style:family="table-row">
      <style:table-row-properties style:min-row-height="0.1826in" style:keep-together="true" fo:keep-together="auto"/>
    </style:style>
    <style:style style:name="Table2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4" style:family="table" style:master-page-name="Standard">
      <style:table-properties style:width="9.0139in" fo:margin-left="0.0208in" style:page-number="auto" table:align="left" style:writing-mode="lr-tb"/>
    </style:style>
    <style:style style:name="Table4.A" style:family="table-column">
      <style:table-column-properties style:column-width="4.5493in"/>
    </style:style>
    <style:style style:name="Table4.B" style:family="table-column">
      <style:table-column-properties style:column-width="4.4646in"/>
    </style:style>
    <style:style style:name="Table4.1" style:family="table-row">
      <style:table-row-properties style:min-row-height="0.4069in" style:keep-together="true" fo:keep-together="auto"/>
    </style:style>
    <style:style style:name="Table4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.B1" style:family="table-cell">
      <style:table-cell-properties style:vertical-align="bottom" fo:padding="0in" fo:border="none" style:writing-mode="lr-tb"/>
    </style:style>
    <style:style style:name="Table4.2" style:family="table-row">
      <style:table-row-properties style:min-row-height="0.2917in" style:keep-together="true" fo:keep-together="auto"/>
    </style:style>
    <style:style style:name="Table4.3" style:family="table-row">
      <style:table-row-properties style:min-row-height="0.291in" style:keep-together="true" fo:keep-together="auto"/>
    </style:style>
    <style:style style:name="Table4.6" style:family="table-row">
      <style:table-row-properties style:min-row-height="0.2688in" style:keep-together="true" fo:keep-together="auto"/>
    </style:style>
    <style:style style:name="Table4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.7" style:family="table-row">
      <style:table-row-properties style:min-row-height="0.1875in" style:keep-together="true" fo:keep-together="auto"/>
    </style:style>
    <style:style style:name="Table4.8" style:family="table-row">
      <style:table-row-properties style:min-row-height="0.2236in" style:keep-together="true" fo:keep-together="auto"/>
    </style:style>
    <style:style style:name="Table4.9" style:family="table-row">
      <style:table-row-properties style:min-row-height="0.1958in" style:keep-together="true" fo:keep-together="auto"/>
    </style:style>
    <style:style style:name="Table3" style:family="table">
      <style:table-properties style:width="9.0764in" table:align="left" style:writing-mode="lr-tb"/>
    </style:style>
    <style:style style:name="Table3.A" style:family="table-column">
      <style:table-column-properties style:column-width="0.4583in"/>
    </style:style>
    <style:style style:name="Table3.B" style:family="table-column">
      <style:table-column-properties style:column-width="1.6042in"/>
    </style:style>
    <style:style style:name="Table3.C" style:family="table-column">
      <style:table-column-properties style:column-width="1.5in"/>
    </style:style>
    <style:style style:name="Table3.D" style:family="table-column">
      <style:table-column-properties style:column-width="1.6875in"/>
    </style:style>
    <style:style style:name="Table3.E" style:family="table-column">
      <style:table-column-properties style:column-width="1.5625in"/>
    </style:style>
    <style:style style:name="Table3.F" style:family="table-column">
      <style:table-column-properties style:column-width="1.375in"/>
    </style:style>
    <style:style style:name="Table3.G" style:family="table-column">
      <style:table-column-properties style:column-width="0.8889in"/>
    </style:style>
    <style:style style:name="Table3.1" style:family="table-row">
      <style:table-row-properties style:min-row-height="0.2313in" style:keep-together="true" fo:keep-together="auto"/>
    </style:style>
    <style:style style:name="Table3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.2" style:family="table-row">
      <style:table-row-properties style:min-row-height="0.1826in" style:keep-together="true" fo:keep-together="auto"/>
    </style:style>
    <style:style style:name="Table3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3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3.3" style:family="table-row">
      <style:table-row-properties style:min-row-height="0.7625in" style:keep-together="true" fo:keep-together="auto"/>
    </style:style>
    <style:style style:name="Table5" style:family="table" style:master-page-name="Standard">
      <style:table-properties style:width="9.0313in" fo:margin-left="0.0035in" fo:margin-right="0.1042in" style:page-number="auto" table:align="margins" style:writing-mode="lr-tb"/>
    </style:style>
    <style:style style:name="Table5.A" style:family="table-column">
      <style:table-column-properties style:column-width="4.5729in" style:rel-column-width="33183*"/>
    </style:style>
    <style:style style:name="Table5.B" style:family="table-column">
      <style:table-column-properties style:column-width="4.4583in" style:rel-column-width="32352*"/>
    </style:style>
    <style:style style:name="Table5.1" style:family="table-row">
      <style:table-row-properties style:min-row-height="0.4069in" style:keep-together="true" fo:keep-together="auto"/>
    </style:style>
    <style:style style:name="Table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.B1" style:family="table-cell">
      <style:table-cell-properties style:vertical-align="bottom" fo:padding="0in" fo:border="none" style:writing-mode="lr-tb"/>
    </style:style>
    <style:style style:name="Table5.2" style:family="table-row">
      <style:table-row-properties style:min-row-height="0.2917in" style:keep-together="true" fo:keep-together="auto"/>
    </style:style>
    <style:style style:name="Table5.3" style:family="table-row">
      <style:table-row-properties style:min-row-height="0.291in" style:keep-together="true" fo:keep-together="auto"/>
    </style:style>
    <style:style style:name="Table5.6" style:family="table-row">
      <style:table-row-properties style:min-row-height="0.2688in" style:keep-together="true" fo:keep-together="auto"/>
    </style:style>
    <style:style style:name="Table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.7" style:family="table-row">
      <style:table-row-properties style:min-row-height="0.1875in" style:keep-together="true" fo:keep-together="auto"/>
    </style:style>
    <style:style style:name="Table5.8" style:family="table-row">
      <style:table-row-properties style:min-row-height="0.2236in" style:keep-together="true" fo:keep-together="auto"/>
    </style:style>
    <style:style style:name="Table5.9" style:family="table-row">
      <style:table-row-properties style:min-row-height="0.1958in" style:keep-together="true" fo:keep-together="auto"/>
    </style:style>
    <style:style style:name="Table6" style:family="table">
      <style:table-properties style:width="9.0764in" table:align="left" style:writing-mode="lr-tb"/>
    </style:style>
    <style:style style:name="Table6.A" style:family="table-column">
      <style:table-column-properties style:column-width="0.4583in"/>
    </style:style>
    <style:style style:name="Table6.B" style:family="table-column">
      <style:table-column-properties style:column-width="1.6042in"/>
    </style:style>
    <style:style style:name="Table6.C" style:family="table-column">
      <style:table-column-properties style:column-width="1.5104in"/>
    </style:style>
    <style:style style:name="Table6.D" style:family="table-column">
      <style:table-column-properties style:column-width="1.6771in"/>
    </style:style>
    <style:style style:name="Table6.E" style:family="table-column">
      <style:table-column-properties style:column-width="1.5625in"/>
    </style:style>
    <style:style style:name="Table6.F" style:family="table-column">
      <style:table-column-properties style:column-width="1.375in"/>
    </style:style>
    <style:style style:name="Table6.G" style:family="table-column">
      <style:table-column-properties style:column-width="0.8889in"/>
    </style:style>
    <style:style style:name="Table6.1" style:family="table-row">
      <style:table-row-properties style:min-row-height="0.2313in" style:keep-together="true" fo:keep-together="auto"/>
    </style:style>
    <style:style style:name="Table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.2" style:family="table-row">
      <style:table-row-properties style:min-row-height="0.1826in" style:keep-together="true" fo:keep-together="auto"/>
    </style:style>
    <style:style style:name="Table6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6.3" style:family="table-row">
      <style:table-row-properties style:min-row-height="0.1847in" style:keep-together="true" fo:keep-together="auto"/>
    </style:style>
    <style:style style:name="Table7" style:family="table" style:master-page-name="Standard">
      <style:table-properties style:width="9.0139in" fo:margin-left="0.0208in" style:page-number="auto" table:align="left" style:writing-mode="lr-tb"/>
    </style:style>
    <style:style style:name="Table7.A" style:family="table-column">
      <style:table-column-properties style:column-width="4.5493in"/>
    </style:style>
    <style:style style:name="Table7.B" style:family="table-column">
      <style:table-column-properties style:column-width="4.4646in"/>
    </style:style>
    <style:style style:name="Table7.1" style:family="table-row">
      <style:table-row-properties style:min-row-height="0.4069in" style:keep-together="true" fo:keep-together="auto"/>
    </style:style>
    <style:style style:name="Table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7.B1" style:family="table-cell">
      <style:table-cell-properties style:vertical-align="bottom" fo:padding="0in" fo:border="none" style:writing-mode="lr-tb"/>
    </style:style>
    <style:style style:name="Table7.2" style:family="table-row">
      <style:table-row-properties style:min-row-height="0.2917in" style:keep-together="true" fo:keep-together="auto"/>
    </style:style>
    <style:style style:name="Table7.3" style:family="table-row">
      <style:table-row-properties style:min-row-height="0.291in" style:keep-together="true" fo:keep-together="auto"/>
    </style:style>
    <style:style style:name="Table7.6" style:family="table-row">
      <style:table-row-properties style:min-row-height="0.2688in" style:keep-together="true" fo:keep-together="auto"/>
    </style:style>
    <style:style style:name="Table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7.7" style:family="table-row">
      <style:table-row-properties style:min-row-height="0.1875in" style:keep-together="true" fo:keep-together="auto"/>
    </style:style>
    <style:style style:name="Table7.8" style:family="table-row">
      <style:table-row-properties style:min-row-height="0.2236in" style:keep-together="true" fo:keep-together="auto"/>
    </style:style>
    <style:style style:name="Table7.9" style:family="table-row">
      <style:table-row-properties style:min-row-height="0.1958in" style:keep-together="true" fo:keep-together="auto"/>
    </style:style>
    <style:style style:name="Table8" style:family="table">
      <style:table-properties style:width="9.0764in" table:align="left" style:writing-mode="lr-tb"/>
    </style:style>
    <style:style style:name="Table8.A" style:family="table-column">
      <style:table-column-properties style:column-width="0.4583in"/>
    </style:style>
    <style:style style:name="Table8.B" style:family="table-column">
      <style:table-column-properties style:column-width="1.6042in"/>
    </style:style>
    <style:style style:name="Table8.C" style:family="table-column">
      <style:table-column-properties style:column-width="1.5104in"/>
    </style:style>
    <style:style style:name="Table8.D" style:family="table-column">
      <style:table-column-properties style:column-width="1.6771in"/>
    </style:style>
    <style:style style:name="Table8.E" style:family="table-column">
      <style:table-column-properties style:column-width="1.5625in"/>
    </style:style>
    <style:style style:name="Table8.F" style:family="table-column">
      <style:table-column-properties style:column-width="1.375in"/>
    </style:style>
    <style:style style:name="Table8.G" style:family="table-column">
      <style:table-column-properties style:column-width="0.8889in"/>
    </style:style>
    <style:style style:name="Table8.1" style:family="table-row">
      <style:table-row-properties style:min-row-height="0.2313in" style:keep-together="true" fo:keep-together="auto"/>
    </style:style>
    <style:style style:name="Table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8.2" style:family="table-row">
      <style:table-row-properties style:min-row-height="0.1826in" style:keep-together="true" fo:keep-together="auto"/>
    </style:style>
    <style:style style:name="Table8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8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8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8.3" style:family="table-row">
      <style:table-row-properties style:min-row-height="0.1847in" style:keep-together="true" fo:keep-together="auto"/>
    </style:style>
    <style:style style:name="Table9" style:family="table" style:master-page-name="Standard">
      <style:table-properties style:width="9.0139in" fo:margin-left="0.0208in" style:page-number="auto" table:align="left" style:writing-mode="lr-tb"/>
    </style:style>
    <style:style style:name="Table9.A" style:family="table-column">
      <style:table-column-properties style:column-width="4.5493in"/>
    </style:style>
    <style:style style:name="Table9.B" style:family="table-column">
      <style:table-column-properties style:column-width="4.4646in"/>
    </style:style>
    <style:style style:name="Table9.1" style:family="table-row">
      <style:table-row-properties style:min-row-height="0.4069in" style:keep-together="true" fo:keep-together="auto"/>
    </style:style>
    <style:style style:name="Table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9.B1" style:family="table-cell">
      <style:table-cell-properties style:vertical-align="bottom" fo:padding="0in" fo:border="none" style:writing-mode="lr-tb"/>
    </style:style>
    <style:style style:name="Table9.2" style:family="table-row">
      <style:table-row-properties style:min-row-height="0.2917in" style:keep-together="true" fo:keep-together="auto"/>
    </style:style>
    <style:style style:name="Table9.3" style:family="table-row">
      <style:table-row-properties style:min-row-height="0.291in" style:keep-together="true" fo:keep-together="auto"/>
    </style:style>
    <style:style style:name="Table9.6" style:family="table-row">
      <style:table-row-properties style:min-row-height="0.2688in" style:keep-together="true" fo:keep-together="auto"/>
    </style:style>
    <style:style style:name="Table9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9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9.7" style:family="table-row">
      <style:table-row-properties style:min-row-height="0.1875in" style:keep-together="true" fo:keep-together="auto"/>
    </style:style>
    <style:style style:name="Table9.8" style:family="table-row">
      <style:table-row-properties style:min-row-height="0.2236in" style:keep-together="true" fo:keep-together="auto"/>
    </style:style>
    <style:style style:name="Table9.9" style:family="table-row">
      <style:table-row-properties style:min-row-height="0.1958in" style:keep-together="true" fo:keep-together="auto"/>
    </style:style>
    <style:style style:name="Table10" style:family="table">
      <style:table-properties style:width="9.0764in" table:align="left" style:writing-mode="lr-tb"/>
    </style:style>
    <style:style style:name="Table10.A" style:family="table-column">
      <style:table-column-properties style:column-width="0.4583in"/>
    </style:style>
    <style:style style:name="Table10.B" style:family="table-column">
      <style:table-column-properties style:column-width="1.6042in"/>
    </style:style>
    <style:style style:name="Table10.C" style:family="table-column">
      <style:table-column-properties style:column-width="1.5104in"/>
    </style:style>
    <style:style style:name="Table10.D" style:family="table-column">
      <style:table-column-properties style:column-width="1.6771in"/>
    </style:style>
    <style:style style:name="Table10.E" style:family="table-column">
      <style:table-column-properties style:column-width="1.5625in"/>
    </style:style>
    <style:style style:name="Table10.F" style:family="table-column">
      <style:table-column-properties style:column-width="1.375in"/>
    </style:style>
    <style:style style:name="Table10.G" style:family="table-column">
      <style:table-column-properties style:column-width="0.8889in"/>
    </style:style>
    <style:style style:name="Table10.1" style:family="table-row">
      <style:table-row-properties style:min-row-height="0.2313in" style:keep-together="true" fo:keep-together="auto"/>
    </style:style>
    <style:style style:name="Table1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0.2" style:family="table-row">
      <style:table-row-properties style:min-row-height="0.1826in" style:keep-together="true" fo:keep-together="auto"/>
    </style:style>
    <style:style style:name="Table10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0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0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0.3" style:family="table-row">
      <style:table-row-properties style:min-row-height="0.1847in" style:keep-together="true" fo:keep-together="auto"/>
    </style:style>
    <style:style style:name="Table11" style:family="table" style:master-page-name="Standard">
      <style:table-properties style:width="9.0139in" fo:margin-left="0.0208in" style:page-number="auto" table:align="left" style:writing-mode="lr-tb"/>
    </style:style>
    <style:style style:name="Table11.A" style:family="table-column">
      <style:table-column-properties style:column-width="4.5493in"/>
    </style:style>
    <style:style style:name="Table11.B" style:family="table-column">
      <style:table-column-properties style:column-width="4.4646in"/>
    </style:style>
    <style:style style:name="Table11.1" style:family="table-row">
      <style:table-row-properties style:min-row-height="0.3076in" style:keep-together="true" fo:keep-together="auto"/>
    </style:style>
    <style:style style:name="Table11.A1" style:family="table-cell">
      <style:table-cell-properties style:vertical-align="bottom" fo:padding="0in" fo:border="none" style:writing-mode="lr-tb"/>
    </style:style>
    <style:style style:name="Table11.2" style:family="table-row">
      <style:table-row-properties style:min-row-height="0.4069in" style:keep-together="true" fo:keep-together="auto"/>
    </style:style>
    <style:style style:name="Table11.A2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1.3" style:family="table-row">
      <style:table-row-properties style:min-row-height="0.2917in" style:keep-together="true" fo:keep-together="auto"/>
    </style:style>
    <style:style style:name="Table11.4" style:family="table-row">
      <style:table-row-properties style:min-row-height="0.291in" style:keep-together="true" fo:keep-together="auto"/>
    </style:style>
    <style:style style:name="Table11.7" style:family="table-row">
      <style:table-row-properties style:min-row-height="0.2688in" style:keep-together="true" fo:keep-together="auto"/>
    </style:style>
    <style:style style:name="Table11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1.B7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1.8" style:family="table-row">
      <style:table-row-properties style:min-row-height="0.1875in" style:keep-together="true" fo:keep-together="auto"/>
    </style:style>
    <style:style style:name="Table11.9" style:family="table-row">
      <style:table-row-properties style:min-row-height="0.2236in" style:keep-together="true" fo:keep-together="auto"/>
    </style:style>
    <style:style style:name="Table11.10" style:family="table-row">
      <style:table-row-properties style:min-row-height="0.1958in" style:keep-together="true" fo:keep-together="auto"/>
    </style:style>
    <style:style style:name="Table12" style:family="table">
      <style:table-properties style:width="9.0764in" table:align="left" style:writing-mode="lr-tb"/>
    </style:style>
    <style:style style:name="Table12.A" style:family="table-column">
      <style:table-column-properties style:column-width="0.4583in"/>
    </style:style>
    <style:style style:name="Table12.B" style:family="table-column">
      <style:table-column-properties style:column-width="1.6042in"/>
    </style:style>
    <style:style style:name="Table12.C" style:family="table-column">
      <style:table-column-properties style:column-width="1.5104in"/>
    </style:style>
    <style:style style:name="Table12.D" style:family="table-column">
      <style:table-column-properties style:column-width="1.6771in"/>
    </style:style>
    <style:style style:name="Table12.E" style:family="table-column">
      <style:table-column-properties style:column-width="1.5625in"/>
    </style:style>
    <style:style style:name="Table12.F" style:family="table-column">
      <style:table-column-properties style:column-width="1.375in"/>
    </style:style>
    <style:style style:name="Table12.G" style:family="table-column">
      <style:table-column-properties style:column-width="0.8889in"/>
    </style:style>
    <style:style style:name="Table12.1" style:family="table-row">
      <style:table-row-properties style:min-row-height="0.2313in" style:keep-together="true" fo:keep-together="auto"/>
    </style:style>
    <style:style style:name="Table1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2.2" style:family="table-row">
      <style:table-row-properties style:min-row-height="0.1826in" style:keep-together="true" fo:keep-together="auto"/>
    </style:style>
    <style:style style:name="Table12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2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2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2.3" style:family="table-row">
      <style:table-row-properties style:min-row-height="0.1847in" style:keep-together="true" fo:keep-together="auto"/>
    </style:style>
    <style:style style:name="Table13" style:family="table" style:master-page-name="Standard">
      <style:table-properties style:width="9.0139in" fo:margin-left="0.0208in" style:page-number="auto" table:align="left" style:writing-mode="lr-tb"/>
    </style:style>
    <style:style style:name="Table13.A" style:family="table-column">
      <style:table-column-properties style:column-width="4.5493in"/>
    </style:style>
    <style:style style:name="Table13.B" style:family="table-column">
      <style:table-column-properties style:column-width="4.4646in"/>
    </style:style>
    <style:style style:name="Table13.1" style:family="table-row">
      <style:table-row-properties style:min-row-height="0.3076in" style:keep-together="true" fo:keep-together="auto"/>
    </style:style>
    <style:style style:name="Table13.A1" style:family="table-cell">
      <style:table-cell-properties style:vertical-align="bottom" fo:padding="0in" fo:border="none" style:writing-mode="lr-tb"/>
    </style:style>
    <style:style style:name="Table13.2" style:family="table-row">
      <style:table-row-properties style:min-row-height="0.3826in" style:keep-together="true" fo:keep-together="auto"/>
    </style:style>
    <style:style style:name="Table13.3" style:family="table-row">
      <style:table-row-properties style:min-row-height="0.4069in" style:keep-together="true" fo:keep-together="auto"/>
    </style:style>
    <style:style style:name="Table13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3.4" style:family="table-row">
      <style:table-row-properties style:min-row-height="0.2917in" style:keep-together="true" fo:keep-together="auto"/>
    </style:style>
    <style:style style:name="Table13.5" style:family="table-row">
      <style:table-row-properties style:min-row-height="0.291in" style:keep-together="true" fo:keep-together="auto"/>
    </style:style>
    <style:style style:name="Table13.8" style:family="table-row">
      <style:table-row-properties style:min-row-height="0.2688in" style:keep-together="true" fo:keep-together="auto"/>
    </style:style>
    <style:style style:name="Table13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3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3.9" style:family="table-row">
      <style:table-row-properties style:min-row-height="0.1875in" style:keep-together="true" fo:keep-together="auto"/>
    </style:style>
    <style:style style:name="Table13.10" style:family="table-row">
      <style:table-row-properties style:min-row-height="0.2236in" style:keep-together="true" fo:keep-together="auto"/>
    </style:style>
    <style:style style:name="Table13.11" style:family="table-row">
      <style:table-row-properties style:min-row-height="0.1958in" style:keep-together="true" fo:keep-together="auto"/>
    </style:style>
    <style:style style:name="Table14" style:family="table">
      <style:table-properties style:width="9.0764in" table:align="left" style:writing-mode="lr-tb"/>
    </style:style>
    <style:style style:name="Table14.A" style:family="table-column">
      <style:table-column-properties style:column-width="0.4583in"/>
    </style:style>
    <style:style style:name="Table14.B" style:family="table-column">
      <style:table-column-properties style:column-width="1.6042in"/>
    </style:style>
    <style:style style:name="Table14.C" style:family="table-column">
      <style:table-column-properties style:column-width="1.5104in"/>
    </style:style>
    <style:style style:name="Table14.D" style:family="table-column">
      <style:table-column-properties style:column-width="1.6771in"/>
    </style:style>
    <style:style style:name="Table14.E" style:family="table-column">
      <style:table-column-properties style:column-width="1.5625in"/>
    </style:style>
    <style:style style:name="Table14.F" style:family="table-column">
      <style:table-column-properties style:column-width="1.375in"/>
    </style:style>
    <style:style style:name="Table14.G" style:family="table-column">
      <style:table-column-properties style:column-width="0.8889in"/>
    </style:style>
    <style:style style:name="Table14.1" style:family="table-row">
      <style:table-row-properties style:min-row-height="0.2313in" style:keep-together="true" fo:keep-together="auto"/>
    </style:style>
    <style:style style:name="Table1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4.2" style:family="table-row">
      <style:table-row-properties style:min-row-height="0.1826in" style:keep-together="true" fo:keep-together="auto"/>
    </style:style>
    <style:style style:name="Table14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4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4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4.3" style:family="table-row">
      <style:table-row-properties style:min-row-height="0.1847in" style:keep-together="true" fo:keep-together="auto"/>
    </style:style>
    <style:style style:name="Table15" style:family="table" style:master-page-name="Standard">
      <style:table-properties style:width="9.0139in" fo:margin-left="0.0208in" style:page-number="auto" table:align="left" style:writing-mode="lr-tb"/>
    </style:style>
    <style:style style:name="Table15.A" style:family="table-column">
      <style:table-column-properties style:column-width="4.5493in"/>
    </style:style>
    <style:style style:name="Table15.B" style:family="table-column">
      <style:table-column-properties style:column-width="4.4646in"/>
    </style:style>
    <style:style style:name="Table15.1" style:family="table-row">
      <style:table-row-properties style:min-row-height="0.4069in" style:keep-together="true" fo:keep-together="auto"/>
    </style:style>
    <style:style style:name="Table1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5.B1" style:family="table-cell">
      <style:table-cell-properties style:vertical-align="bottom" fo:padding="0in" fo:border="none" style:writing-mode="lr-tb"/>
    </style:style>
    <style:style style:name="Table15.2" style:family="table-row">
      <style:table-row-properties style:min-row-height="0.2917in" style:keep-together="true" fo:keep-together="auto"/>
    </style:style>
    <style:style style:name="Table15.3" style:family="table-row">
      <style:table-row-properties style:min-row-height="0.291in" style:keep-together="true" fo:keep-together="auto"/>
    </style:style>
    <style:style style:name="Table15.6" style:family="table-row">
      <style:table-row-properties style:min-row-height="0.2688in" style:keep-together="true" fo:keep-together="auto"/>
    </style:style>
    <style:style style:name="Table1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5.7" style:family="table-row">
      <style:table-row-properties style:min-row-height="0.1875in" style:keep-together="true" fo:keep-together="auto"/>
    </style:style>
    <style:style style:name="Table15.8" style:family="table-row">
      <style:table-row-properties style:min-row-height="0.2236in" style:keep-together="true" fo:keep-together="auto"/>
    </style:style>
    <style:style style:name="Table15.9" style:family="table-row">
      <style:table-row-properties style:min-row-height="0.1958in" style:keep-together="true" fo:keep-together="auto"/>
    </style:style>
    <style:style style:name="Table16" style:family="table">
      <style:table-properties style:width="9.0764in" table:align="left" style:writing-mode="lr-tb"/>
    </style:style>
    <style:style style:name="Table16.A" style:family="table-column">
      <style:table-column-properties style:column-width="0.4583in"/>
    </style:style>
    <style:style style:name="Table16.B" style:family="table-column">
      <style:table-column-properties style:column-width="1.6042in"/>
    </style:style>
    <style:style style:name="Table16.C" style:family="table-column">
      <style:table-column-properties style:column-width="1.5104in"/>
    </style:style>
    <style:style style:name="Table16.D" style:family="table-column">
      <style:table-column-properties style:column-width="1.6771in"/>
    </style:style>
    <style:style style:name="Table16.E" style:family="table-column">
      <style:table-column-properties style:column-width="1.5625in"/>
    </style:style>
    <style:style style:name="Table16.F" style:family="table-column">
      <style:table-column-properties style:column-width="1.375in"/>
    </style:style>
    <style:style style:name="Table16.G" style:family="table-column">
      <style:table-column-properties style:column-width="0.8889in"/>
    </style:style>
    <style:style style:name="Table16.1" style:family="table-row">
      <style:table-row-properties style:min-row-height="0.2313in" style:keep-together="true" fo:keep-together="auto"/>
    </style:style>
    <style:style style:name="Table1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6.2" style:family="table-row">
      <style:table-row-properties style:min-row-height="0.1826in" style:keep-together="true" fo:keep-together="auto"/>
    </style:style>
    <style:style style:name="Table16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6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6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1" style:family="table" style:master-page-name="Standard">
      <style:table-properties style:width="9.0139in" fo:margin-left="0.0208in" style:page-number="auto" table:align="left" style:writing-mode="lr-tb"/>
    </style:style>
    <style:style style:name="Table21.A" style:family="table-column">
      <style:table-column-properties style:column-width="4.5493in"/>
    </style:style>
    <style:style style:name="Table21.B" style:family="table-column">
      <style:table-column-properties style:column-width="4.4646in"/>
    </style:style>
    <style:style style:name="Table21.1" style:family="table-row">
      <style:table-row-properties style:min-row-height="0.4069in" style:keep-together="true" fo:keep-together="auto"/>
    </style:style>
    <style:style style:name="Table2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1.B1" style:family="table-cell">
      <style:table-cell-properties style:vertical-align="bottom" fo:padding="0in" fo:border="none" style:writing-mode="lr-tb"/>
    </style:style>
    <style:style style:name="Table21.2" style:family="table-row">
      <style:table-row-properties style:min-row-height="0.2917in" style:keep-together="true" fo:keep-together="auto"/>
    </style:style>
    <style:style style:name="Table21.3" style:family="table-row">
      <style:table-row-properties style:min-row-height="0.291in" style:keep-together="true" fo:keep-together="auto"/>
    </style:style>
    <style:style style:name="Table21.6" style:family="table-row">
      <style:table-row-properties style:min-row-height="0.2688in" style:keep-together="true" fo:keep-together="auto"/>
    </style:style>
    <style:style style:name="Table2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1.7" style:family="table-row">
      <style:table-row-properties style:min-row-height="0.1875in" style:keep-together="true" fo:keep-together="auto"/>
    </style:style>
    <style:style style:name="Table21.8" style:family="table-row">
      <style:table-row-properties style:min-row-height="0.2236in" style:keep-together="true" fo:keep-together="auto"/>
    </style:style>
    <style:style style:name="Table21.9" style:family="table-row">
      <style:table-row-properties style:min-row-height="0.1958in" style:keep-together="true" fo:keep-together="auto"/>
    </style:style>
    <style:style style:name="Table22" style:family="table">
      <style:table-properties style:width="9.0764in" table:align="left" style:writing-mode="lr-tb"/>
    </style:style>
    <style:style style:name="Table22.A" style:family="table-column">
      <style:table-column-properties style:column-width="0.4583in"/>
    </style:style>
    <style:style style:name="Table22.B" style:family="table-column">
      <style:table-column-properties style:column-width="1.6042in"/>
    </style:style>
    <style:style style:name="Table22.C" style:family="table-column">
      <style:table-column-properties style:column-width="1.5104in"/>
    </style:style>
    <style:style style:name="Table22.D" style:family="table-column">
      <style:table-column-properties style:column-width="1.6771in"/>
    </style:style>
    <style:style style:name="Table22.E" style:family="table-column">
      <style:table-column-properties style:column-width="1.5625in"/>
    </style:style>
    <style:style style:name="Table22.F" style:family="table-column">
      <style:table-column-properties style:column-width="1.375in"/>
    </style:style>
    <style:style style:name="Table22.G" style:family="table-column">
      <style:table-column-properties style:column-width="0.8889in"/>
    </style:style>
    <style:style style:name="Table22.1" style:family="table-row">
      <style:table-row-properties style:min-row-height="0.2313in" style:keep-together="true" fo:keep-together="auto"/>
    </style:style>
    <style:style style:name="Table2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2.2" style:family="table-row">
      <style:table-row-properties style:min-row-height="0.1826in" style:keep-together="true" fo:keep-together="auto"/>
    </style:style>
    <style:style style:name="Table22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2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2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7" style:family="table" style:master-page-name="Standard">
      <style:table-properties style:width="9.0139in" fo:margin-left="0.0208in" style:page-number="auto" table:align="left" style:writing-mode="lr-tb"/>
    </style:style>
    <style:style style:name="Table27.A" style:family="table-column">
      <style:table-column-properties style:column-width="4.5493in"/>
    </style:style>
    <style:style style:name="Table27.B" style:family="table-column">
      <style:table-column-properties style:column-width="4.4646in"/>
    </style:style>
    <style:style style:name="Table27.1" style:family="table-row">
      <style:table-row-properties style:min-row-height="0.4069in" style:keep-together="true" fo:keep-together="auto"/>
    </style:style>
    <style:style style:name="Table2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7.B1" style:family="table-cell">
      <style:table-cell-properties style:vertical-align="bottom" fo:padding="0in" fo:border="none" style:writing-mode="lr-tb"/>
    </style:style>
    <style:style style:name="Table27.2" style:family="table-row">
      <style:table-row-properties style:min-row-height="0.2917in" style:keep-together="true" fo:keep-together="auto"/>
    </style:style>
    <style:style style:name="Table27.3" style:family="table-row">
      <style:table-row-properties style:min-row-height="0.291in" style:keep-together="true" fo:keep-together="auto"/>
    </style:style>
    <style:style style:name="Table27.6" style:family="table-row">
      <style:table-row-properties style:min-row-height="0.2688in" style:keep-together="true" fo:keep-together="auto"/>
    </style:style>
    <style:style style:name="Table2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7.7" style:family="table-row">
      <style:table-row-properties style:min-row-height="0.1875in" style:keep-together="true" fo:keep-together="auto"/>
    </style:style>
    <style:style style:name="Table27.8" style:family="table-row">
      <style:table-row-properties style:min-row-height="0.2236in" style:keep-together="true" fo:keep-together="auto"/>
    </style:style>
    <style:style style:name="Table27.9" style:family="table-row">
      <style:table-row-properties style:min-row-height="0.1958in" style:keep-together="true" fo:keep-together="auto"/>
    </style:style>
    <style:style style:name="Table26" style:family="table">
      <style:table-properties style:width="9.0764in" table:align="left" style:writing-mode="lr-tb"/>
    </style:style>
    <style:style style:name="Table26.A" style:family="table-column">
      <style:table-column-properties style:column-width="0.4583in"/>
    </style:style>
    <style:style style:name="Table26.B" style:family="table-column">
      <style:table-column-properties style:column-width="1.6042in"/>
    </style:style>
    <style:style style:name="Table26.C" style:family="table-column">
      <style:table-column-properties style:column-width="1.5104in"/>
    </style:style>
    <style:style style:name="Table26.D" style:family="table-column">
      <style:table-column-properties style:column-width="1.6771in"/>
    </style:style>
    <style:style style:name="Table26.E" style:family="table-column">
      <style:table-column-properties style:column-width="1.5625in"/>
    </style:style>
    <style:style style:name="Table26.F" style:family="table-column">
      <style:table-column-properties style:column-width="1.375in"/>
    </style:style>
    <style:style style:name="Table26.G" style:family="table-column">
      <style:table-column-properties style:column-width="0.8889in"/>
    </style:style>
    <style:style style:name="Table26.1" style:family="table-row">
      <style:table-row-properties style:min-row-height="0.2313in" style:keep-together="true" fo:keep-together="auto"/>
    </style:style>
    <style:style style:name="Table2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6.2" style:family="table-row">
      <style:table-row-properties style:min-row-height="0.1826in" style:keep-together="true" fo:keep-together="auto"/>
    </style:style>
    <style:style style:name="Table26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6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6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3" style:family="table" style:master-page-name="Standard">
      <style:table-properties style:width="9.0139in" fo:margin-left="0.0208in" style:page-number="auto" table:align="left" style:writing-mode="lr-tb"/>
    </style:style>
    <style:style style:name="Table23.A" style:family="table-column">
      <style:table-column-properties style:column-width="4.5493in"/>
    </style:style>
    <style:style style:name="Table23.B" style:family="table-column">
      <style:table-column-properties style:column-width="4.4646in"/>
    </style:style>
    <style:style style:name="Table23.1" style:family="table-row">
      <style:table-row-properties style:min-row-height="0.4069in" style:keep-together="true" fo:keep-together="auto"/>
    </style:style>
    <style:style style:name="Table23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3.B1" style:family="table-cell">
      <style:table-cell-properties style:vertical-align="bottom" fo:padding="0in" fo:border="none" style:writing-mode="lr-tb"/>
    </style:style>
    <style:style style:name="Table23.2" style:family="table-row">
      <style:table-row-properties style:min-row-height="0.2917in" style:keep-together="true" fo:keep-together="auto"/>
    </style:style>
    <style:style style:name="Table23.3" style:family="table-row">
      <style:table-row-properties style:min-row-height="0.291in" style:keep-together="true" fo:keep-together="auto"/>
    </style:style>
    <style:style style:name="Table23.6" style:family="table-row">
      <style:table-row-properties style:min-row-height="0.2688in" style:keep-together="true" fo:keep-together="auto"/>
    </style:style>
    <style:style style:name="Table23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3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3.7" style:family="table-row">
      <style:table-row-properties style:min-row-height="0.1875in" style:keep-together="true" fo:keep-together="auto"/>
    </style:style>
    <style:style style:name="Table23.8" style:family="table-row">
      <style:table-row-properties style:min-row-height="0.2236in" style:keep-together="true" fo:keep-together="auto"/>
    </style:style>
    <style:style style:name="Table23.9" style:family="table-row">
      <style:table-row-properties style:min-row-height="0.1958in" style:keep-together="true" fo:keep-together="auto"/>
    </style:style>
    <style:style style:name="Table24" style:family="table">
      <style:table-properties style:width="9.0764in" table:align="left" style:writing-mode="lr-tb"/>
    </style:style>
    <style:style style:name="Table24.A" style:family="table-column">
      <style:table-column-properties style:column-width="0.4583in"/>
    </style:style>
    <style:style style:name="Table24.B" style:family="table-column">
      <style:table-column-properties style:column-width="1.6042in"/>
    </style:style>
    <style:style style:name="Table24.C" style:family="table-column">
      <style:table-column-properties style:column-width="1.5104in"/>
    </style:style>
    <style:style style:name="Table24.D" style:family="table-column">
      <style:table-column-properties style:column-width="1.6771in"/>
    </style:style>
    <style:style style:name="Table24.E" style:family="table-column">
      <style:table-column-properties style:column-width="1.5625in"/>
    </style:style>
    <style:style style:name="Table24.F" style:family="table-column">
      <style:table-column-properties style:column-width="1.375in"/>
    </style:style>
    <style:style style:name="Table24.G" style:family="table-column">
      <style:table-column-properties style:column-width="0.8889in"/>
    </style:style>
    <style:style style:name="Table24.1" style:family="table-row">
      <style:table-row-properties style:min-row-height="0.2313in" style:keep-together="true" fo:keep-together="auto"/>
    </style:style>
    <style:style style:name="Table2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4.2" style:family="table-row">
      <style:table-row-properties style:min-row-height="0.1826in" style:keep-together="true" fo:keep-together="auto"/>
    </style:style>
    <style:style style:name="Table24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4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4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5" style:family="table" style:master-page-name="Standard">
      <style:table-properties style:width="9.0139in" fo:margin-left="0.0208in" style:page-number="auto" table:align="left" style:writing-mode="lr-tb"/>
    </style:style>
    <style:style style:name="Table25.A" style:family="table-column">
      <style:table-column-properties style:column-width="4.5493in"/>
    </style:style>
    <style:style style:name="Table25.B" style:family="table-column">
      <style:table-column-properties style:column-width="4.4646in"/>
    </style:style>
    <style:style style:name="Table25.1" style:family="table-row">
      <style:table-row-properties style:min-row-height="0.4069in" style:keep-together="true" fo:keep-together="auto"/>
    </style:style>
    <style:style style:name="Table2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5.B1" style:family="table-cell">
      <style:table-cell-properties style:vertical-align="bottom" fo:padding="0in" fo:border="none" style:writing-mode="lr-tb"/>
    </style:style>
    <style:style style:name="Table25.2" style:family="table-row">
      <style:table-row-properties style:min-row-height="0.2917in" style:keep-together="true" fo:keep-together="auto"/>
    </style:style>
    <style:style style:name="Table25.3" style:family="table-row">
      <style:table-row-properties style:min-row-height="0.291in" style:keep-together="true" fo:keep-together="auto"/>
    </style:style>
    <style:style style:name="Table25.6" style:family="table-row">
      <style:table-row-properties style:min-row-height="0.2688in" style:keep-together="true" fo:keep-together="auto"/>
    </style:style>
    <style:style style:name="Table2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5.7" style:family="table-row">
      <style:table-row-properties style:min-row-height="0.1875in" style:keep-together="true" fo:keep-together="auto"/>
    </style:style>
    <style:style style:name="Table25.8" style:family="table-row">
      <style:table-row-properties style:min-row-height="0.2236in" style:keep-together="true" fo:keep-together="auto"/>
    </style:style>
    <style:style style:name="Table25.9" style:family="table-row">
      <style:table-row-properties style:min-row-height="0.1958in" style:keep-together="true" fo:keep-together="auto"/>
    </style:style>
    <style:style style:name="Table28" style:family="table">
      <style:table-properties style:width="9.0764in" table:align="left" style:writing-mode="lr-tb"/>
    </style:style>
    <style:style style:name="Table28.A" style:family="table-column">
      <style:table-column-properties style:column-width="0.4583in"/>
    </style:style>
    <style:style style:name="Table28.B" style:family="table-column">
      <style:table-column-properties style:column-width="1.6042in"/>
    </style:style>
    <style:style style:name="Table28.C" style:family="table-column">
      <style:table-column-properties style:column-width="1.5104in"/>
    </style:style>
    <style:style style:name="Table28.D" style:family="table-column">
      <style:table-column-properties style:column-width="1.6771in"/>
    </style:style>
    <style:style style:name="Table28.E" style:family="table-column">
      <style:table-column-properties style:column-width="1.5625in"/>
    </style:style>
    <style:style style:name="Table28.F" style:family="table-column">
      <style:table-column-properties style:column-width="1.375in"/>
    </style:style>
    <style:style style:name="Table28.G" style:family="table-column">
      <style:table-column-properties style:column-width="0.8889in"/>
    </style:style>
    <style:style style:name="Table28.1" style:family="table-row">
      <style:table-row-properties style:min-row-height="0.2313in" style:keep-together="true" fo:keep-together="auto"/>
    </style:style>
    <style:style style:name="Table2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8.2" style:family="table-row">
      <style:table-row-properties style:min-row-height="0.1826in" style:keep-together="true" fo:keep-together="auto"/>
    </style:style>
    <style:style style:name="Table28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8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8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9" style:family="table" style:master-page-name="Standard">
      <style:table-properties style:width="9.0139in" fo:margin-left="0.0208in" style:page-number="auto" table:align="left" style:writing-mode="lr-tb"/>
    </style:style>
    <style:style style:name="Table29.A" style:family="table-column">
      <style:table-column-properties style:column-width="4.5493in"/>
    </style:style>
    <style:style style:name="Table29.B" style:family="table-column">
      <style:table-column-properties style:column-width="4.4646in"/>
    </style:style>
    <style:style style:name="Table29.1" style:family="table-row">
      <style:table-row-properties style:min-row-height="0.4069in" style:keep-together="true" fo:keep-together="auto"/>
    </style:style>
    <style:style style:name="Table2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9.B1" style:family="table-cell">
      <style:table-cell-properties style:vertical-align="bottom" fo:padding="0in" fo:border="none" style:writing-mode="lr-tb"/>
    </style:style>
    <style:style style:name="Table29.2" style:family="table-row">
      <style:table-row-properties style:min-row-height="0.2917in" style:keep-together="true" fo:keep-together="auto"/>
    </style:style>
    <style:style style:name="Table29.3" style:family="table-row">
      <style:table-row-properties style:min-row-height="0.291in" style:keep-together="true" fo:keep-together="auto"/>
    </style:style>
    <style:style style:name="Table29.6" style:family="table-row">
      <style:table-row-properties style:min-row-height="0.2688in" style:keep-together="true" fo:keep-together="auto"/>
    </style:style>
    <style:style style:name="Table29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9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9.7" style:family="table-row">
      <style:table-row-properties style:min-row-height="0.1875in" style:keep-together="true" fo:keep-together="auto"/>
    </style:style>
    <style:style style:name="Table29.8" style:family="table-row">
      <style:table-row-properties style:min-row-height="0.2236in" style:keep-together="true" fo:keep-together="auto"/>
    </style:style>
    <style:style style:name="Table29.9" style:family="table-row">
      <style:table-row-properties style:min-row-height="0.1958in" style:keep-together="true" fo:keep-together="auto"/>
    </style:style>
    <style:style style:name="Table30" style:family="table">
      <style:table-properties style:width="9.0764in" table:align="left" style:writing-mode="lr-tb"/>
    </style:style>
    <style:style style:name="Table30.A" style:family="table-column">
      <style:table-column-properties style:column-width="0.4583in"/>
    </style:style>
    <style:style style:name="Table30.B" style:family="table-column">
      <style:table-column-properties style:column-width="1.6042in"/>
    </style:style>
    <style:style style:name="Table30.C" style:family="table-column">
      <style:table-column-properties style:column-width="1.5104in"/>
    </style:style>
    <style:style style:name="Table30.D" style:family="table-column">
      <style:table-column-properties style:column-width="1.6771in"/>
    </style:style>
    <style:style style:name="Table30.E" style:family="table-column">
      <style:table-column-properties style:column-width="1.5625in"/>
    </style:style>
    <style:style style:name="Table30.F" style:family="table-column">
      <style:table-column-properties style:column-width="1.375in"/>
    </style:style>
    <style:style style:name="Table30.G" style:family="table-column">
      <style:table-column-properties style:column-width="0.8889in"/>
    </style:style>
    <style:style style:name="Table30.1" style:family="table-row">
      <style:table-row-properties style:min-row-height="0.2313in" style:keep-together="true" fo:keep-together="auto"/>
    </style:style>
    <style:style style:name="Table3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0.2" style:family="table-row">
      <style:table-row-properties style:min-row-height="0.1826in" style:keep-together="true" fo:keep-together="auto"/>
    </style:style>
    <style:style style:name="Table30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0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30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9" style:family="table" style:master-page-name="Standard">
      <style:table-properties style:width="9in" fo:margin-left="0.0139in" fo:margin-right="0.125in" style:page-number="auto" table:align="margins" style:writing-mode="lr-tb"/>
    </style:style>
    <style:style style:name="Table19.A" style:family="table-column">
      <style:table-column-properties style:column-width="4.5417in" style:rel-column-width="33070*"/>
    </style:style>
    <style:style style:name="Table19.B" style:family="table-column">
      <style:table-column-properties style:column-width="4.4583in" style:rel-column-width="32465*"/>
    </style:style>
    <style:style style:name="Table19.1" style:family="table-row">
      <style:table-row-properties style:min-row-height="0.2917in" style:keep-together="true" fo:keep-together="auto"/>
    </style:style>
    <style:style style:name="Table1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9.B1" style:family="table-cell">
      <style:table-cell-properties style:vertical-align="bottom" fo:padding="0in" fo:border="none" style:writing-mode="lr-tb"/>
    </style:style>
    <style:style style:name="Table19.2" style:family="table-row">
      <style:table-row-properties style:min-row-height="0.291in" style:keep-together="true" fo:keep-together="auto"/>
    </style:style>
    <style:style style:name="Table19.5" style:family="table-row">
      <style:table-row-properties style:min-row-height="0.2688in" style:keep-together="true" fo:keep-together="auto"/>
    </style:style>
    <style:style style:name="Table19.A5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9.B5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9.6" style:family="table-row">
      <style:table-row-properties style:min-row-height="0.1875in" style:keep-together="true" fo:keep-together="auto"/>
    </style:style>
    <style:style style:name="Table19.7" style:family="table-row">
      <style:table-row-properties style:min-row-height="0.2236in" style:keep-together="true" fo:keep-together="auto"/>
    </style:style>
    <style:style style:name="Table19.8" style:family="table-row">
      <style:table-row-properties style:min-row-height="0.1958in" style:keep-together="true" fo:keep-together="auto"/>
    </style:style>
    <style:style style:name="Table20" style:family="table">
      <style:table-properties style:width="9.1111in" fo:margin-left="-0.0069in" fo:margin-right="0.0347in" table:align="margins" style:writing-mode="lr-tb"/>
    </style:style>
    <style:style style:name="Table20.A" style:family="table-column">
      <style:table-column-properties style:column-width="0.4688in" style:rel-column-width="3371*"/>
    </style:style>
    <style:style style:name="Table20.B" style:family="table-column">
      <style:table-column-properties style:column-width="1.6042in" style:rel-column-width="11538*"/>
    </style:style>
    <style:style style:name="Table20.C" style:family="table-column">
      <style:table-column-properties style:column-width="1.5in" style:rel-column-width="10789*"/>
    </style:style>
    <style:style style:name="Table20.D" style:family="table-column">
      <style:table-column-properties style:column-width="1.6875in" style:rel-column-width="12137*"/>
    </style:style>
    <style:style style:name="Table20.E" style:family="table-column">
      <style:table-column-properties style:column-width="1.5625in" style:rel-column-width="11238*"/>
    </style:style>
    <style:style style:name="Table20.F" style:family="table-column">
      <style:table-column-properties style:column-width="1.375in" style:rel-column-width="9890*"/>
    </style:style>
    <style:style style:name="Table20.G" style:family="table-column">
      <style:table-column-properties style:column-width="0.9139in" style:rel-column-width="6572*"/>
    </style:style>
    <style:style style:name="Table20.1" style:family="table-row">
      <style:table-row-properties style:min-row-height="0.2313in" style:keep-together="true" fo:keep-together="auto"/>
    </style:style>
    <style:style style:name="Table2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0.2" style:family="table-row">
      <style:table-row-properties style:min-row-height="0.1826in" style:keep-together="true" fo:keep-together="auto"/>
    </style:style>
    <style:style style:name="Table20.A2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0.B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0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0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31" style:family="table" style:master-page-name="Standard">
      <style:table-properties style:width="9in" fo:margin-left="0.0139in" fo:margin-right="0.125in" style:page-number="auto" table:align="margins" style:writing-mode="lr-tb"/>
    </style:style>
    <style:style style:name="Table31.A" style:family="table-column">
      <style:table-column-properties style:column-width="4.5417in" style:rel-column-width="33070*"/>
    </style:style>
    <style:style style:name="Table31.B" style:family="table-column">
      <style:table-column-properties style:column-width="4.4583in" style:rel-column-width="32465*"/>
    </style:style>
    <style:style style:name="Table31.1" style:family="table-row">
      <style:table-row-properties style:min-row-height="0.1875in" style:keep-together="true" fo:keep-together="auto"/>
    </style:style>
    <style:style style:name="Table31.A1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1.B1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32" style:family="table">
      <style:table-properties style:width="9.0208in" fo:margin-left="-0.0069in" fo:margin-right="0.125in" table:align="margins" style:writing-mode="lr-tb"/>
    </style:style>
    <style:style style:name="Table32.A" style:family="table-column">
      <style:table-column-properties style:column-width="4.5625in" style:rel-column-width="33145*"/>
    </style:style>
    <style:style style:name="Table32.B" style:family="table-column">
      <style:table-column-properties style:column-width="4.4583in" style:rel-column-width="32390*"/>
    </style:style>
    <style:style style:name="Table32.1" style:family="table-row">
      <style:table-row-properties style:min-row-height="0.4069in" style:keep-together="true" fo:keep-together="auto"/>
    </style:style>
    <style:style style:name="Table32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32.B1" style:family="table-cell">
      <style:table-cell-properties style:vertical-align="bottom" fo:padding="0in" fo:border="none" style:writing-mode="lr-tb"/>
    </style:style>
    <style:style style:name="Table32.2" style:family="table-row">
      <style:table-row-properties style:min-row-height="0.2917in" style:keep-together="true" fo:keep-together="auto"/>
    </style:style>
    <style:style style:name="Table32.3" style:family="table-row">
      <style:table-row-properties style:min-row-height="0.291in" style:keep-together="true" fo:keep-together="auto"/>
    </style:style>
    <style:style style:name="Table32.6" style:family="table-row">
      <style:table-row-properties style:min-row-height="0.1875in" style:keep-together="true" fo:keep-together="auto"/>
    </style:style>
    <style:style style:name="Table32.A6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2.7" style:family="table-row">
      <style:table-row-properties style:min-row-height="0.2236in" style:keep-together="true" fo:keep-together="auto"/>
    </style:style>
    <style:style style:name="Table32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3" style:family="table">
      <style:table-properties style:width="9.1319in" fo:margin-left="-0.0278in" table:align="left" style:writing-mode="lr-tb"/>
    </style:style>
    <style:style style:name="Table33.A" style:family="table-column">
      <style:table-column-properties style:column-width="0.4722in"/>
    </style:style>
    <style:style style:name="Table33.B" style:family="table-column">
      <style:table-column-properties style:column-width="1.6042in"/>
    </style:style>
    <style:style style:name="Table33.C" style:family="table-column">
      <style:table-column-properties style:column-width="1.5in"/>
    </style:style>
    <style:style style:name="Table33.D" style:family="table-column">
      <style:table-column-properties style:column-width="1.6875in"/>
    </style:style>
    <style:style style:name="Table33.E" style:family="table-column">
      <style:table-column-properties style:column-width="1.5625in"/>
    </style:style>
    <style:style style:name="Table33.F" style:family="table-column">
      <style:table-column-properties style:column-width="1.375in"/>
    </style:style>
    <style:style style:name="Table33.G" style:family="table-column">
      <style:table-column-properties style:column-width="0.9306in"/>
    </style:style>
    <style:style style:name="Table33.1" style:family="table-row">
      <style:table-row-properties style:min-row-height="0.2313in" style:keep-together="true" fo:keep-together="auto"/>
    </style:style>
    <style:style style:name="Table33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3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3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3.2" style:family="table-row">
      <style:table-row-properties style:min-row-height="0.1826in" style:keep-together="true" fo:keep-together="auto"/>
    </style:style>
    <style:style style:name="Table33.A2" style:family="table-cell" style:data-style-name="N0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33.B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33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33.G2" style:family="table-cell">
      <style:table-cell-properties style:vertical-align="top" fo:padding="0in" fo:border="0.0139in solid #000000" style:writing-mode="lr-tb"/>
    </style:style>
    <style:style style:name="Table34" style:family="table">
      <style:table-properties style:width="9.0208in" fo:margin-left="-0.0069in" fo:margin-right="0.125in" table:align="margins" style:writing-mode="lr-tb"/>
    </style:style>
    <style:style style:name="Table34.A" style:family="table-column">
      <style:table-column-properties style:column-width="4.5625in" style:rel-column-width="33145*"/>
    </style:style>
    <style:style style:name="Table34.B" style:family="table-column">
      <style:table-column-properties style:column-width="4.4583in" style:rel-column-width="32390*"/>
    </style:style>
    <style:style style:name="Table34.1" style:family="table-row">
      <style:table-row-properties style:min-row-height="0.4069in" style:keep-together="true" fo:keep-together="auto"/>
    </style:style>
    <style:style style:name="Table34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34.B1" style:family="table-cell">
      <style:table-cell-properties style:vertical-align="bottom" fo:padding="0in" fo:border="none" style:writing-mode="lr-tb"/>
    </style:style>
    <style:style style:name="Table34.2" style:family="table-row">
      <style:table-row-properties style:min-row-height="0.2917in" style:keep-together="true" fo:keep-together="auto"/>
    </style:style>
    <style:style style:name="Table34.3" style:family="table-row">
      <style:table-row-properties style:min-row-height="0.291in" style:keep-together="true" fo:keep-together="auto"/>
    </style:style>
    <style:style style:name="Table34.6" style:family="table-row">
      <style:table-row-properties style:min-row-height="0.1875in" style:keep-together="true" fo:keep-together="auto"/>
    </style:style>
    <style:style style:name="Table34.A6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4.7" style:family="table-row">
      <style:table-row-properties style:min-row-height="0.2236in" style:keep-together="true" fo:keep-together="auto"/>
    </style:style>
    <style:style style:name="Table34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5" style:family="table">
      <style:table-properties style:width="9.1319in" fo:margin-left="-0.0278in" table:align="left" style:writing-mode="lr-tb"/>
    </style:style>
    <style:style style:name="Table35.A" style:family="table-column">
      <style:table-column-properties style:column-width="0.4722in"/>
    </style:style>
    <style:style style:name="Table35.B" style:family="table-column">
      <style:table-column-properties style:column-width="1.6042in"/>
    </style:style>
    <style:style style:name="Table35.C" style:family="table-column">
      <style:table-column-properties style:column-width="1.5in"/>
    </style:style>
    <style:style style:name="Table35.D" style:family="table-column">
      <style:table-column-properties style:column-width="1.6875in"/>
    </style:style>
    <style:style style:name="Table35.E" style:family="table-column">
      <style:table-column-properties style:column-width="1.5625in"/>
    </style:style>
    <style:style style:name="Table35.F" style:family="table-column">
      <style:table-column-properties style:column-width="1.375in"/>
    </style:style>
    <style:style style:name="Table35.G" style:family="table-column">
      <style:table-column-properties style:column-width="0.9306in"/>
    </style:style>
    <style:style style:name="Table35.1" style:family="table-row">
      <style:table-row-properties style:min-row-height="0.2313in" style:keep-together="true" fo:keep-together="auto"/>
    </style:style>
    <style:style style:name="Table35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5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5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5.2" style:family="table-row">
      <style:table-row-properties style:min-row-height="0.1826in" style:keep-together="true" fo:keep-together="auto"/>
    </style:style>
    <style:style style:name="Table35.A2" style:family="table-cell" style:data-style-name="N0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5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5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5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35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7" style:family="table" style:master-page-name="Standard">
      <style:table-properties style:width="9in" fo:margin-left="0.0139in" fo:margin-right="0.125in" style:page-number="auto" table:align="margins" style:writing-mode="lr-tb"/>
    </style:style>
    <style:style style:name="Table17.A" style:family="table-column">
      <style:table-column-properties style:column-width="4.5417in" style:rel-column-width="33070*"/>
    </style:style>
    <style:style style:name="Table17.B" style:family="table-column">
      <style:table-column-properties style:column-width="4.4583in" style:rel-column-width="32465*"/>
    </style:style>
    <style:style style:name="Table17.1" style:family="table-row">
      <style:table-row-properties style:min-row-height="0.2917in" style:keep-together="true" fo:keep-together="auto"/>
    </style:style>
    <style:style style:name="Table1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7.B1" style:family="table-cell">
      <style:table-cell-properties style:vertical-align="bottom" fo:padding="0in" fo:border="none" style:writing-mode="lr-tb"/>
    </style:style>
    <style:style style:name="Table17.2" style:family="table-row">
      <style:table-row-properties style:min-row-height="0.291in" style:keep-together="true" fo:keep-together="auto"/>
    </style:style>
    <style:style style:name="Table17.5" style:family="table-row">
      <style:table-row-properties style:min-row-height="0.2688in" style:keep-together="true" fo:keep-together="auto"/>
    </style:style>
    <style:style style:name="Table17.A5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7.B5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7.6" style:family="table-row">
      <style:table-row-properties style:min-row-height="0.1875in" style:keep-together="true" fo:keep-together="auto"/>
    </style:style>
    <style:style style:name="Table17.7" style:family="table-row">
      <style:table-row-properties style:min-row-height="0.2236in" style:keep-together="true" fo:keep-together="auto"/>
    </style:style>
    <style:style style:name="Table17.8" style:family="table-row">
      <style:table-row-properties style:min-row-height="0.1958in" style:keep-together="true" fo:keep-together="auto"/>
    </style:style>
    <style:style style:name="Table18" style:family="table">
      <style:table-properties style:width="9.1111in" fo:margin-left="-0.0069in" fo:margin-right="0.0347in" table:align="margins" style:writing-mode="lr-tb"/>
    </style:style>
    <style:style style:name="Table18.A" style:family="table-column">
      <style:table-column-properties style:column-width="0.4688in" style:rel-column-width="3371*"/>
    </style:style>
    <style:style style:name="Table18.B" style:family="table-column">
      <style:table-column-properties style:column-width="1.6042in" style:rel-column-width="11538*"/>
    </style:style>
    <style:style style:name="Table18.C" style:family="table-column">
      <style:table-column-properties style:column-width="1.5in" style:rel-column-width="10789*"/>
    </style:style>
    <style:style style:name="Table18.D" style:family="table-column">
      <style:table-column-properties style:column-width="1.6875in" style:rel-column-width="12137*"/>
    </style:style>
    <style:style style:name="Table18.E" style:family="table-column">
      <style:table-column-properties style:column-width="1.5625in" style:rel-column-width="11238*"/>
    </style:style>
    <style:style style:name="Table18.F" style:family="table-column">
      <style:table-column-properties style:column-width="1.375in" style:rel-column-width="9890*"/>
    </style:style>
    <style:style style:name="Table18.G" style:family="table-column">
      <style:table-column-properties style:column-width="0.9139in" style:rel-column-width="6572*"/>
    </style:style>
    <style:style style:name="Table18.1" style:family="table-row">
      <style:table-row-properties style:min-row-height="0.2313in" style:keep-together="true" fo:keep-together="auto"/>
    </style:style>
    <style:style style:name="Table1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8.2" style:family="table-row">
      <style:table-row-properties style:min-row-height="0.1826in" style:keep-together="true" fo:keep-together="auto"/>
    </style:style>
    <style:style style:name="Table18.A2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8.B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8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8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36" style:family="table" style:master-page-name="Standard">
      <style:table-properties style:width="9in" fo:margin-left="0.0139in" fo:margin-right="0.125in" style:page-number="auto" table:align="margins" style:writing-mode="lr-tb"/>
    </style:style>
    <style:style style:name="Table36.A" style:family="table-column">
      <style:table-column-properties style:column-width="4.5417in" style:rel-column-width="33070*"/>
    </style:style>
    <style:style style:name="Table36.B" style:family="table-column">
      <style:table-column-properties style:column-width="4.4583in" style:rel-column-width="32465*"/>
    </style:style>
    <style:style style:name="Table36.1" style:family="table-row">
      <style:table-row-properties style:min-row-height="0.1875in" style:keep-together="true" fo:keep-together="auto"/>
    </style:style>
    <style:style style:name="Table36.A1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6.B1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37" style:family="table">
      <style:table-properties style:width="9.0208in" fo:margin-left="-0.0069in" fo:margin-right="0.125in" table:align="margins" style:writing-mode="lr-tb"/>
    </style:style>
    <style:style style:name="Table37.A" style:family="table-column">
      <style:table-column-properties style:column-width="4.5625in" style:rel-column-width="33145*"/>
    </style:style>
    <style:style style:name="Table37.B" style:family="table-column">
      <style:table-column-properties style:column-width="4.4583in" style:rel-column-width="32390*"/>
    </style:style>
    <style:style style:name="Table37.1" style:family="table-row">
      <style:table-row-properties style:min-row-height="0.4069in" style:keep-together="true" fo:keep-together="auto"/>
    </style:style>
    <style:style style:name="Table3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37.B1" style:family="table-cell">
      <style:table-cell-properties style:vertical-align="bottom" fo:padding="0in" fo:border="none" style:writing-mode="lr-tb"/>
    </style:style>
    <style:style style:name="Table37.2" style:family="table-row">
      <style:table-row-properties style:min-row-height="0.2917in" style:keep-together="true" fo:keep-together="auto"/>
    </style:style>
    <style:style style:name="Table37.3" style:family="table-row">
      <style:table-row-properties style:min-row-height="0.291in" style:keep-together="true" fo:keep-together="auto"/>
    </style:style>
    <style:style style:name="Table37.6" style:family="table-row">
      <style:table-row-properties style:min-row-height="0.1875in" style:keep-together="true" fo:keep-together="auto"/>
    </style:style>
    <style:style style:name="Table37.A6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7.7" style:family="table-row">
      <style:table-row-properties style:min-row-height="0.2236in" style:keep-together="true" fo:keep-together="auto"/>
    </style:style>
    <style:style style:name="Table37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8" style:family="table">
      <style:table-properties style:width="9.1319in" fo:margin-left="-0.0278in" table:align="left" style:writing-mode="lr-tb"/>
    </style:style>
    <style:style style:name="Table38.A" style:family="table-column">
      <style:table-column-properties style:column-width="0.4722in"/>
    </style:style>
    <style:style style:name="Table38.B" style:family="table-column">
      <style:table-column-properties style:column-width="1.6042in"/>
    </style:style>
    <style:style style:name="Table38.C" style:family="table-column">
      <style:table-column-properties style:column-width="1.5in"/>
    </style:style>
    <style:style style:name="Table38.D" style:family="table-column">
      <style:table-column-properties style:column-width="1.6875in"/>
    </style:style>
    <style:style style:name="Table38.E" style:family="table-column">
      <style:table-column-properties style:column-width="1.5625in"/>
    </style:style>
    <style:style style:name="Table38.F" style:family="table-column">
      <style:table-column-properties style:column-width="1.375in"/>
    </style:style>
    <style:style style:name="Table38.G" style:family="table-column">
      <style:table-column-properties style:column-width="0.9306in"/>
    </style:style>
    <style:style style:name="Table38.1" style:family="table-row">
      <style:table-row-properties style:min-row-height="0.2313in" style:keep-together="true" fo:keep-together="auto"/>
    </style:style>
    <style:style style:name="Table3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8.2" style:family="table-row">
      <style:table-row-properties style:min-row-height="0.1826in" style:keep-together="true" fo:keep-together="auto"/>
    </style:style>
    <style:style style:name="Table38.A2" style:family="table-cell" style:data-style-name="N0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38.B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38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38.G2" style:family="table-cell">
      <style:table-cell-properties style:vertical-align="top" fo:padding="0in" fo:border="0.0139in solid #000000" style:writing-mode="lr-tb"/>
    </style:style>
    <style:style style:name="Table39" style:family="table">
      <style:table-properties style:width="9.0208in" fo:margin-left="-0.0069in" fo:margin-right="0.125in" table:align="margins" style:writing-mode="lr-tb"/>
    </style:style>
    <style:style style:name="Table39.A" style:family="table-column">
      <style:table-column-properties style:column-width="4.5625in" style:rel-column-width="33145*"/>
    </style:style>
    <style:style style:name="Table39.B" style:family="table-column">
      <style:table-column-properties style:column-width="4.4583in" style:rel-column-width="32390*"/>
    </style:style>
    <style:style style:name="Table39.1" style:family="table-row">
      <style:table-row-properties style:min-row-height="0.4069in" style:keep-together="true" fo:keep-together="auto"/>
    </style:style>
    <style:style style:name="Table3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39.B1" style:family="table-cell">
      <style:table-cell-properties style:vertical-align="bottom" fo:padding="0in" fo:border="none" style:writing-mode="lr-tb"/>
    </style:style>
    <style:style style:name="Table39.2" style:family="table-row">
      <style:table-row-properties style:min-row-height="0.2917in" style:keep-together="true" fo:keep-together="auto"/>
    </style:style>
    <style:style style:name="Table39.3" style:family="table-row">
      <style:table-row-properties style:min-row-height="0.291in" style:keep-together="true" fo:keep-together="auto"/>
    </style:style>
    <style:style style:name="Table39.6" style:family="table-row">
      <style:table-row-properties style:min-row-height="0.1875in" style:keep-together="true" fo:keep-together="auto"/>
    </style:style>
    <style:style style:name="Table39.A6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9.7" style:family="table-row">
      <style:table-row-properties style:min-row-height="0.2236in" style:keep-together="true" fo:keep-together="auto"/>
    </style:style>
    <style:style style:name="Table39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0" style:family="table">
      <style:table-properties style:width="9.1319in" fo:margin-left="-0.0278in" table:align="left" style:writing-mode="lr-tb"/>
    </style:style>
    <style:style style:name="Table40.A" style:family="table-column">
      <style:table-column-properties style:column-width="0.4722in"/>
    </style:style>
    <style:style style:name="Table40.B" style:family="table-column">
      <style:table-column-properties style:column-width="1.6042in"/>
    </style:style>
    <style:style style:name="Table40.C" style:family="table-column">
      <style:table-column-properties style:column-width="1.5in"/>
    </style:style>
    <style:style style:name="Table40.D" style:family="table-column">
      <style:table-column-properties style:column-width="1.6875in"/>
    </style:style>
    <style:style style:name="Table40.E" style:family="table-column">
      <style:table-column-properties style:column-width="1.5625in"/>
    </style:style>
    <style:style style:name="Table40.F" style:family="table-column">
      <style:table-column-properties style:column-width="1.375in"/>
    </style:style>
    <style:style style:name="Table40.G" style:family="table-column">
      <style:table-column-properties style:column-width="0.9306in"/>
    </style:style>
    <style:style style:name="Table40.1" style:family="table-row">
      <style:table-row-properties style:min-row-height="0.2313in" style:keep-together="true" fo:keep-together="auto"/>
    </style:style>
    <style:style style:name="Table4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0.2" style:family="table-row">
      <style:table-row-properties style:min-row-height="0.1826in" style:keep-together="true" fo:keep-together="auto"/>
    </style:style>
    <style:style style:name="Table40.A2" style:family="table-cell" style:data-style-name="N0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0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0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0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40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41" style:family="table">
      <style:table-properties style:width="9.0139in" fo:margin-left="0in" table:align="left" style:writing-mode="lr-tb"/>
    </style:style>
    <style:style style:name="Table41.A" style:family="table-column">
      <style:table-column-properties style:column-width="4.5493in"/>
    </style:style>
    <style:style style:name="Table41.B" style:family="table-column">
      <style:table-column-properties style:column-width="4.4646in"/>
    </style:style>
    <style:style style:name="Table41.1" style:family="table-row">
      <style:table-row-properties style:min-row-height="0.4069in" style:keep-together="true" fo:keep-together="auto"/>
    </style:style>
    <style:style style:name="Table4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1.B1" style:family="table-cell">
      <style:table-cell-properties style:vertical-align="bottom" fo:padding="0in" fo:border="none" style:writing-mode="lr-tb"/>
    </style:style>
    <style:style style:name="Table41.2" style:family="table-row">
      <style:table-row-properties style:min-row-height="0.2917in" style:keep-together="true" fo:keep-together="auto"/>
    </style:style>
    <style:style style:name="Table41.3" style:family="table-row">
      <style:table-row-properties style:min-row-height="0.291in" style:keep-together="true" fo:keep-together="auto"/>
    </style:style>
    <style:style style:name="Table41.6" style:family="table-row">
      <style:table-row-properties style:min-row-height="0.2688in" style:keep-together="true" fo:keep-together="auto"/>
    </style:style>
    <style:style style:name="Table4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1.7" style:family="table-row">
      <style:table-row-properties style:min-row-height="0.1875in" style:keep-together="true" fo:keep-together="auto"/>
    </style:style>
    <style:style style:name="Table41.8" style:family="table-row">
      <style:table-row-properties style:min-row-height="0.2236in" style:keep-together="true" fo:keep-together="auto"/>
    </style:style>
    <style:style style:name="Table41.9" style:family="table-row">
      <style:table-row-properties style:min-row-height="0.1958in" style:keep-together="true" fo:keep-together="auto"/>
    </style:style>
    <style:style style:name="Table42" style:family="table">
      <style:table-properties style:width="9.1319in" fo:margin-left="-0.0278in" table:align="left" style:writing-mode="lr-tb"/>
    </style:style>
    <style:style style:name="Table42.A" style:family="table-column">
      <style:table-column-properties style:column-width="0.4722in"/>
    </style:style>
    <style:style style:name="Table42.B" style:family="table-column">
      <style:table-column-properties style:column-width="1.6042in"/>
    </style:style>
    <style:style style:name="Table42.C" style:family="table-column">
      <style:table-column-properties style:column-width="1.5in"/>
    </style:style>
    <style:style style:name="Table42.D" style:family="table-column">
      <style:table-column-properties style:column-width="1.6875in"/>
    </style:style>
    <style:style style:name="Table42.E" style:family="table-column">
      <style:table-column-properties style:column-width="1.5625in"/>
    </style:style>
    <style:style style:name="Table42.F" style:family="table-column">
      <style:table-column-properties style:column-width="1.375in"/>
    </style:style>
    <style:style style:name="Table42.G" style:family="table-column">
      <style:table-column-properties style:column-width="0.9306in"/>
    </style:style>
    <style:style style:name="Table42.1" style:family="table-row">
      <style:table-row-properties style:min-row-height="0.2313in" style:keep-together="true" fo:keep-together="auto"/>
    </style:style>
    <style:style style:name="Table4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2.2" style:family="table-row">
      <style:table-row-properties style:min-row-height="0.1826in" style:keep-together="true" fo:keep-together="auto"/>
    </style:style>
    <style:style style:name="Table42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42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42.G2" style:family="table-cell">
      <style:table-cell-properties style:vertical-align="top" fo:padding="0in" fo:border="0.0139in solid #000000" style:writing-mode="lr-tb"/>
    </style:style>
    <style:style style:name="Table43" style:family="table">
      <style:table-properties style:width="9.0139in" fo:margin-left="0in" table:align="left" style:writing-mode="lr-tb"/>
    </style:style>
    <style:style style:name="Table43.A" style:family="table-column">
      <style:table-column-properties style:column-width="4.5493in"/>
    </style:style>
    <style:style style:name="Table43.B" style:family="table-column">
      <style:table-column-properties style:column-width="4.4646in"/>
    </style:style>
    <style:style style:name="Table43.1" style:family="table-row">
      <style:table-row-properties style:min-row-height="0.4069in" style:keep-together="true" fo:keep-together="auto"/>
    </style:style>
    <style:style style:name="Table43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3.B1" style:family="table-cell">
      <style:table-cell-properties style:vertical-align="bottom" fo:padding="0in" fo:border="none" style:writing-mode="lr-tb"/>
    </style:style>
    <style:style style:name="Table43.2" style:family="table-row">
      <style:table-row-properties style:min-row-height="0.2917in" style:keep-together="true" fo:keep-together="auto"/>
    </style:style>
    <style:style style:name="Table43.3" style:family="table-row">
      <style:table-row-properties style:min-row-height="0.291in" style:keep-together="true" fo:keep-together="auto"/>
    </style:style>
    <style:style style:name="Table43.6" style:family="table-row">
      <style:table-row-properties style:min-row-height="0.2688in" style:keep-together="true" fo:keep-together="auto"/>
    </style:style>
    <style:style style:name="Table43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3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3.7" style:family="table-row">
      <style:table-row-properties style:min-row-height="0.1875in" style:keep-together="true" fo:keep-together="auto"/>
    </style:style>
    <style:style style:name="Table43.8" style:family="table-row">
      <style:table-row-properties style:min-row-height="0.2236in" style:keep-together="true" fo:keep-together="auto"/>
    </style:style>
    <style:style style:name="Table43.9" style:family="table-row">
      <style:table-row-properties style:min-row-height="0.1958in" style:keep-together="true" fo:keep-together="auto"/>
    </style:style>
    <style:style style:name="Table44" style:family="table">
      <style:table-properties style:width="9.1319in" fo:margin-left="-0.0278in" table:align="left" style:writing-mode="lr-tb"/>
    </style:style>
    <style:style style:name="Table44.A" style:family="table-column">
      <style:table-column-properties style:column-width="0.4722in"/>
    </style:style>
    <style:style style:name="Table44.B" style:family="table-column">
      <style:table-column-properties style:column-width="1.6042in"/>
    </style:style>
    <style:style style:name="Table44.C" style:family="table-column">
      <style:table-column-properties style:column-width="1.5in"/>
    </style:style>
    <style:style style:name="Table44.D" style:family="table-column">
      <style:table-column-properties style:column-width="1.6875in"/>
    </style:style>
    <style:style style:name="Table44.E" style:family="table-column">
      <style:table-column-properties style:column-width="1.5625in"/>
    </style:style>
    <style:style style:name="Table44.F" style:family="table-column">
      <style:table-column-properties style:column-width="1.375in"/>
    </style:style>
    <style:style style:name="Table44.G" style:family="table-column">
      <style:table-column-properties style:column-width="0.9306in"/>
    </style:style>
    <style:style style:name="Table44.1" style:family="table-row">
      <style:table-row-properties style:min-row-height="0.2313in" style:keep-together="true" fo:keep-together="auto"/>
    </style:style>
    <style:style style:name="Table4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4.2" style:family="table-row">
      <style:table-row-properties style:min-row-height="0.1826in" style:keep-together="true" fo:keep-together="auto"/>
    </style:style>
    <style:style style:name="Table44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44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44.G2" style:family="table-cell">
      <style:table-cell-properties style:vertical-align="top" fo:padding="0in" fo:border="0.0139in solid #000000" style:writing-mode="lr-tb"/>
    </style:style>
    <style:style style:name="Table45" style:family="table">
      <style:table-properties style:width="9.0139in" fo:margin-left="0in" table:align="left" style:writing-mode="lr-tb"/>
    </style:style>
    <style:style style:name="Table45.A" style:family="table-column">
      <style:table-column-properties style:column-width="4.5493in"/>
    </style:style>
    <style:style style:name="Table45.B" style:family="table-column">
      <style:table-column-properties style:column-width="4.4646in"/>
    </style:style>
    <style:style style:name="Table45.1" style:family="table-row">
      <style:table-row-properties style:min-row-height="0.4069in" style:keep-together="true" fo:keep-together="auto"/>
    </style:style>
    <style:style style:name="Table4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5.B1" style:family="table-cell">
      <style:table-cell-properties style:vertical-align="bottom" fo:padding="0in" fo:border="none" style:writing-mode="lr-tb"/>
    </style:style>
    <style:style style:name="Table45.2" style:family="table-row">
      <style:table-row-properties style:min-row-height="0.2917in" style:keep-together="true" fo:keep-together="auto"/>
    </style:style>
    <style:style style:name="Table45.3" style:family="table-row">
      <style:table-row-properties style:min-row-height="0.291in" style:keep-together="true" fo:keep-together="auto"/>
    </style:style>
    <style:style style:name="Table45.6" style:family="table-row">
      <style:table-row-properties style:min-row-height="0.2688in" style:keep-together="true" fo:keep-together="auto"/>
    </style:style>
    <style:style style:name="Table4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5.7" style:family="table-row">
      <style:table-row-properties style:min-row-height="0.1875in" style:keep-together="true" fo:keep-together="auto"/>
    </style:style>
    <style:style style:name="Table45.8" style:family="table-row">
      <style:table-row-properties style:min-row-height="0.2236in" style:keep-together="true" fo:keep-together="auto"/>
    </style:style>
    <style:style style:name="Table45.9" style:family="table-row">
      <style:table-row-properties style:min-row-height="0.1958in" style:keep-together="true" fo:keep-together="auto"/>
    </style:style>
    <style:style style:name="Table46" style:family="table">
      <style:table-properties style:width="9.1319in" fo:margin-left="-0.0278in" table:align="left" style:writing-mode="lr-tb"/>
    </style:style>
    <style:style style:name="Table46.A" style:family="table-column">
      <style:table-column-properties style:column-width="0.4722in"/>
    </style:style>
    <style:style style:name="Table46.B" style:family="table-column">
      <style:table-column-properties style:column-width="1.6042in"/>
    </style:style>
    <style:style style:name="Table46.C" style:family="table-column">
      <style:table-column-properties style:column-width="1.5in"/>
    </style:style>
    <style:style style:name="Table46.D" style:family="table-column">
      <style:table-column-properties style:column-width="1.6875in"/>
    </style:style>
    <style:style style:name="Table46.E" style:family="table-column">
      <style:table-column-properties style:column-width="1.5625in"/>
    </style:style>
    <style:style style:name="Table46.F" style:family="table-column">
      <style:table-column-properties style:column-width="1.375in"/>
    </style:style>
    <style:style style:name="Table46.G" style:family="table-column">
      <style:table-column-properties style:column-width="0.9306in"/>
    </style:style>
    <style:style style:name="Table46.1" style:family="table-row">
      <style:table-row-properties style:min-row-height="0.2313in" style:keep-together="true" fo:keep-together="auto"/>
    </style:style>
    <style:style style:name="Table4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6.2" style:family="table-row">
      <style:table-row-properties style:min-row-height="0.1826in" style:keep-together="true" fo:keep-together="auto"/>
    </style:style>
    <style:style style:name="Table46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46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46.G2" style:family="table-cell">
      <style:table-cell-properties style:vertical-align="top" fo:padding="0in" fo:border="0.0139in solid #000000" style:writing-mode="lr-tb"/>
    </style:style>
    <style:style style:name="Table47" style:family="table">
      <style:table-properties style:width="9.0139in" fo:margin-left="0in" table:align="left" style:writing-mode="lr-tb"/>
    </style:style>
    <style:style style:name="Table47.A" style:family="table-column">
      <style:table-column-properties style:column-width="4.5493in"/>
    </style:style>
    <style:style style:name="Table47.B" style:family="table-column">
      <style:table-column-properties style:column-width="4.4646in"/>
    </style:style>
    <style:style style:name="Table47.1" style:family="table-row">
      <style:table-row-properties style:min-row-height="0.4069in" style:keep-together="true" fo:keep-together="auto"/>
    </style:style>
    <style:style style:name="Table4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7.B1" style:family="table-cell">
      <style:table-cell-properties style:vertical-align="bottom" fo:padding="0in" fo:border="none" style:writing-mode="lr-tb"/>
    </style:style>
    <style:style style:name="Table47.2" style:family="table-row">
      <style:table-row-properties style:min-row-height="0.2917in" style:keep-together="true" fo:keep-together="auto"/>
    </style:style>
    <style:style style:name="Table47.3" style:family="table-row">
      <style:table-row-properties style:min-row-height="0.291in" style:keep-together="true" fo:keep-together="auto"/>
    </style:style>
    <style:style style:name="Table47.6" style:family="table-row">
      <style:table-row-properties style:min-row-height="0.2688in" style:keep-together="true" fo:keep-together="auto"/>
    </style:style>
    <style:style style:name="Table4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7.7" style:family="table-row">
      <style:table-row-properties style:min-row-height="0.1875in" style:keep-together="true" fo:keep-together="auto"/>
    </style:style>
    <style:style style:name="Table47.8" style:family="table-row">
      <style:table-row-properties style:min-row-height="0.2236in" style:keep-together="true" fo:keep-together="auto"/>
    </style:style>
    <style:style style:name="Table47.9" style:family="table-row">
      <style:table-row-properties style:min-row-height="0.1958in" style:keep-together="true" fo:keep-together="auto"/>
    </style:style>
    <style:style style:name="Table48" style:family="table">
      <style:table-properties style:width="9.1111in" fo:margin-left="-0.0069in" fo:margin-right="0.0347in" table:align="margins" style:writing-mode="lr-tb"/>
    </style:style>
    <style:style style:name="Table48.A" style:family="table-column">
      <style:table-column-properties style:column-width="0.4479in" style:rel-column-width="3221*"/>
    </style:style>
    <style:style style:name="Table48.B" style:family="table-column">
      <style:table-column-properties style:column-width="1.6146in" style:rel-column-width="11613*"/>
    </style:style>
    <style:style style:name="Table48.C" style:family="table-column">
      <style:table-column-properties style:column-width="1.4896in" style:rel-column-width="10714*"/>
    </style:style>
    <style:style style:name="Table48.D" style:family="table-column">
      <style:table-column-properties style:column-width="1.6875in" style:rel-column-width="12137*"/>
    </style:style>
    <style:style style:name="Table48.E" style:family="table-column">
      <style:table-column-properties style:column-width="1.5625in" style:rel-column-width="11238*"/>
    </style:style>
    <style:style style:name="Table48.F" style:family="table-column">
      <style:table-column-properties style:column-width="1.375in" style:rel-column-width="9890*"/>
    </style:style>
    <style:style style:name="Table48.G" style:family="table-column">
      <style:table-column-properties style:column-width="0.9347in" style:rel-column-width="6722*"/>
    </style:style>
    <style:style style:name="Table48.1" style:family="table-row">
      <style:table-row-properties style:min-row-height="0.2313in" style:keep-together="true" fo:keep-together="auto"/>
    </style:style>
    <style:style style:name="Table4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8.2" style:family="table-row">
      <style:table-row-properties style:min-row-height="0.1826in" style:keep-together="true" fo:keep-together="auto"/>
    </style:style>
    <style:style style:name="Table48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48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48.G2" style:family="table-cell">
      <style:table-cell-properties style:vertical-align="top" fo:padding="0in" fo:border="0.0139in solid #000000" style:writing-mode="lr-tb"/>
    </style:style>
    <style:style style:name="Table48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8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8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48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49" style:family="table">
      <style:table-properties style:width="9.0139in" fo:margin-left="0in" table:align="left" style:writing-mode="lr-tb"/>
    </style:style>
    <style:style style:name="Table49.A" style:family="table-column">
      <style:table-column-properties style:column-width="4.5493in"/>
    </style:style>
    <style:style style:name="Table49.B" style:family="table-column">
      <style:table-column-properties style:column-width="4.4646in"/>
    </style:style>
    <style:style style:name="Table49.1" style:family="table-row">
      <style:table-row-properties style:min-row-height="0.4069in" style:keep-together="true" fo:keep-together="auto"/>
    </style:style>
    <style:style style:name="Table4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9.B1" style:family="table-cell">
      <style:table-cell-properties style:vertical-align="bottom" fo:padding="0in" fo:border="none" style:writing-mode="lr-tb"/>
    </style:style>
    <style:style style:name="Table49.2" style:family="table-row">
      <style:table-row-properties style:min-row-height="0.2917in" style:keep-together="true" fo:keep-together="auto"/>
    </style:style>
    <style:style style:name="Table49.3" style:family="table-row">
      <style:table-row-properties style:min-row-height="0.291in" style:keep-together="true" fo:keep-together="auto"/>
    </style:style>
    <style:style style:name="Table49.6" style:family="table-row">
      <style:table-row-properties style:min-row-height="0.2688in" style:keep-together="true" fo:keep-together="auto"/>
    </style:style>
    <style:style style:name="Table49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9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9.7" style:family="table-row">
      <style:table-row-properties style:min-row-height="0.1875in" style:keep-together="true" fo:keep-together="auto"/>
    </style:style>
    <style:style style:name="Table49.8" style:family="table-row">
      <style:table-row-properties style:min-row-height="0.2236in" style:keep-together="true" fo:keep-together="auto"/>
    </style:style>
    <style:style style:name="Table49.9" style:family="table-row">
      <style:table-row-properties style:min-row-height="0.1958in" style:keep-together="true" fo:keep-together="auto"/>
    </style:style>
    <style:style style:name="Table50" style:family="table">
      <style:table-properties style:width="9.1111in" fo:margin-left="-0.0069in" fo:margin-right="0.0347in" table:align="margins" style:writing-mode="lr-tb"/>
    </style:style>
    <style:style style:name="Table50.A" style:family="table-column">
      <style:table-column-properties style:column-width="0.4479in" style:rel-column-width="3221*"/>
    </style:style>
    <style:style style:name="Table50.B" style:family="table-column">
      <style:table-column-properties style:column-width="1.6146in" style:rel-column-width="11613*"/>
    </style:style>
    <style:style style:name="Table50.C" style:family="table-column">
      <style:table-column-properties style:column-width="1.4896in" style:rel-column-width="10714*"/>
    </style:style>
    <style:style style:name="Table50.D" style:family="table-column">
      <style:table-column-properties style:column-width="1.6875in" style:rel-column-width="12137*"/>
    </style:style>
    <style:style style:name="Table50.E" style:family="table-column">
      <style:table-column-properties style:column-width="1.5625in" style:rel-column-width="11238*"/>
    </style:style>
    <style:style style:name="Table50.F" style:family="table-column">
      <style:table-column-properties style:column-width="1.375in" style:rel-column-width="9890*"/>
    </style:style>
    <style:style style:name="Table50.G" style:family="table-column">
      <style:table-column-properties style:column-width="0.9347in" style:rel-column-width="6722*"/>
    </style:style>
    <style:style style:name="Table50.1" style:family="table-row">
      <style:table-row-properties style:min-row-height="0.2313in" style:keep-together="true" fo:keep-together="auto"/>
    </style:style>
    <style:style style:name="Table5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0.2" style:family="table-row">
      <style:table-row-properties style:min-row-height="0.1826in" style:keep-together="true" fo:keep-together="auto"/>
    </style:style>
    <style:style style:name="Table50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0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0.G2" style:family="table-cell">
      <style:table-cell-properties style:vertical-align="top" fo:padding="0in" fo:border="0.0139in solid #000000" style:writing-mode="lr-tb"/>
    </style:style>
    <style:style style:name="Table51" style:family="table">
      <style:table-properties style:width="9.0139in" fo:margin-left="0in" table:align="left" style:writing-mode="lr-tb"/>
    </style:style>
    <style:style style:name="Table51.A" style:family="table-column">
      <style:table-column-properties style:column-width="4.5493in"/>
    </style:style>
    <style:style style:name="Table51.B" style:family="table-column">
      <style:table-column-properties style:column-width="4.4646in"/>
    </style:style>
    <style:style style:name="Table51.1" style:family="table-row">
      <style:table-row-properties style:min-row-height="0.4069in" style:keep-together="true" fo:keep-together="auto"/>
    </style:style>
    <style:style style:name="Table5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1.B1" style:family="table-cell">
      <style:table-cell-properties style:vertical-align="bottom" fo:padding="0in" fo:border="none" style:writing-mode="lr-tb"/>
    </style:style>
    <style:style style:name="Table51.2" style:family="table-row">
      <style:table-row-properties style:min-row-height="0.2917in" style:keep-together="true" fo:keep-together="auto"/>
    </style:style>
    <style:style style:name="Table51.3" style:family="table-row">
      <style:table-row-properties style:min-row-height="0.291in" style:keep-together="true" fo:keep-together="auto"/>
    </style:style>
    <style:style style:name="Table51.6" style:family="table-row">
      <style:table-row-properties style:min-row-height="0.2688in" style:keep-together="true" fo:keep-together="auto"/>
    </style:style>
    <style:style style:name="Table5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1.7" style:family="table-row">
      <style:table-row-properties style:min-row-height="0.1875in" style:keep-together="true" fo:keep-together="auto"/>
    </style:style>
    <style:style style:name="Table51.8" style:family="table-row">
      <style:table-row-properties style:min-row-height="0.2236in" style:keep-together="true" fo:keep-together="auto"/>
    </style:style>
    <style:style style:name="Table51.9" style:family="table-row">
      <style:table-row-properties style:min-row-height="0.1958in" style:keep-together="true" fo:keep-together="auto"/>
    </style:style>
    <style:style style:name="Table52" style:family="table">
      <style:table-properties style:width="9.1111in" fo:margin-left="-0.0069in" fo:margin-right="0.0347in" table:align="margins" style:writing-mode="lr-tb"/>
    </style:style>
    <style:style style:name="Table52.A" style:family="table-column">
      <style:table-column-properties style:column-width="0.4479in" style:rel-column-width="3221*"/>
    </style:style>
    <style:style style:name="Table52.B" style:family="table-column">
      <style:table-column-properties style:column-width="1.6146in" style:rel-column-width="11613*"/>
    </style:style>
    <style:style style:name="Table52.C" style:family="table-column">
      <style:table-column-properties style:column-width="1.4896in" style:rel-column-width="10714*"/>
    </style:style>
    <style:style style:name="Table52.D" style:family="table-column">
      <style:table-column-properties style:column-width="1.6875in" style:rel-column-width="12137*"/>
    </style:style>
    <style:style style:name="Table52.E" style:family="table-column">
      <style:table-column-properties style:column-width="1.5625in" style:rel-column-width="11238*"/>
    </style:style>
    <style:style style:name="Table52.F" style:family="table-column">
      <style:table-column-properties style:column-width="1.375in" style:rel-column-width="9890*"/>
    </style:style>
    <style:style style:name="Table52.G" style:family="table-column">
      <style:table-column-properties style:column-width="0.9347in" style:rel-column-width="6722*"/>
    </style:style>
    <style:style style:name="Table52.1" style:family="table-row">
      <style:table-row-properties style:min-row-height="0.2313in" style:keep-together="true" fo:keep-together="auto"/>
    </style:style>
    <style:style style:name="Table5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2.2" style:family="table-row">
      <style:table-row-properties style:min-row-height="0.1826in" style:keep-together="true" fo:keep-together="auto"/>
    </style:style>
    <style:style style:name="Table52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2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2.G2" style:family="table-cell">
      <style:table-cell-properties style:vertical-align="top" fo:padding="0in" fo:border="0.0139in solid #000000" style:writing-mode="lr-tb"/>
    </style:style>
    <style:style style:name="Table52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2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2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52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53" style:family="table">
      <style:table-properties style:width="9.0139in" fo:margin-left="0in" table:align="left" style:writing-mode="lr-tb"/>
    </style:style>
    <style:style style:name="Table53.A" style:family="table-column">
      <style:table-column-properties style:column-width="4.5493in"/>
    </style:style>
    <style:style style:name="Table53.B" style:family="table-column">
      <style:table-column-properties style:column-width="4.4646in"/>
    </style:style>
    <style:style style:name="Table53.1" style:family="table-row">
      <style:table-row-properties style:min-row-height="0.4069in" style:keep-together="true" fo:keep-together="auto"/>
    </style:style>
    <style:style style:name="Table53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3.B1" style:family="table-cell">
      <style:table-cell-properties style:vertical-align="bottom" fo:padding="0in" fo:border="none" style:writing-mode="lr-tb"/>
    </style:style>
    <style:style style:name="Table53.2" style:family="table-row">
      <style:table-row-properties style:min-row-height="0.2917in" style:keep-together="true" fo:keep-together="auto"/>
    </style:style>
    <style:style style:name="Table53.3" style:family="table-row">
      <style:table-row-properties style:min-row-height="0.291in" style:keep-together="true" fo:keep-together="auto"/>
    </style:style>
    <style:style style:name="Table53.6" style:family="table-row">
      <style:table-row-properties style:min-row-height="0.2688in" style:keep-together="true" fo:keep-together="auto"/>
    </style:style>
    <style:style style:name="Table53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3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3.7" style:family="table-row">
      <style:table-row-properties style:min-row-height="0.1875in" style:keep-together="true" fo:keep-together="auto"/>
    </style:style>
    <style:style style:name="Table53.8" style:family="table-row">
      <style:table-row-properties style:min-row-height="0.2236in" style:keep-together="true" fo:keep-together="auto"/>
    </style:style>
    <style:style style:name="Table53.9" style:family="table-row">
      <style:table-row-properties style:min-row-height="0.1958in" style:keep-together="true" fo:keep-together="auto"/>
    </style:style>
    <style:style style:name="Table54" style:family="table">
      <style:table-properties style:width="9.1111in" fo:margin-left="-0.0069in" fo:margin-right="0.0347in" table:align="margins" style:writing-mode="lr-tb"/>
    </style:style>
    <style:style style:name="Table54.A" style:family="table-column">
      <style:table-column-properties style:column-width="0.4479in" style:rel-column-width="3221*"/>
    </style:style>
    <style:style style:name="Table54.B" style:family="table-column">
      <style:table-column-properties style:column-width="1.6146in" style:rel-column-width="11613*"/>
    </style:style>
    <style:style style:name="Table54.C" style:family="table-column">
      <style:table-column-properties style:column-width="1.4896in" style:rel-column-width="10714*"/>
    </style:style>
    <style:style style:name="Table54.D" style:family="table-column">
      <style:table-column-properties style:column-width="1.6875in" style:rel-column-width="12137*"/>
    </style:style>
    <style:style style:name="Table54.E" style:family="table-column">
      <style:table-column-properties style:column-width="1.5625in" style:rel-column-width="11238*"/>
    </style:style>
    <style:style style:name="Table54.F" style:family="table-column">
      <style:table-column-properties style:column-width="1.375in" style:rel-column-width="9890*"/>
    </style:style>
    <style:style style:name="Table54.G" style:family="table-column">
      <style:table-column-properties style:column-width="0.9347in" style:rel-column-width="6722*"/>
    </style:style>
    <style:style style:name="Table54.1" style:family="table-row">
      <style:table-row-properties style:min-row-height="0.2313in" style:keep-together="true" fo:keep-together="auto"/>
    </style:style>
    <style:style style:name="Table5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4.2" style:family="table-row">
      <style:table-row-properties style:min-row-height="0.1826in" style:keep-together="true" fo:keep-together="auto"/>
    </style:style>
    <style:style style:name="Table54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4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4.G2" style:family="table-cell">
      <style:table-cell-properties style:vertical-align="top" fo:padding="0in" fo:border="0.0139in solid #000000" style:writing-mode="lr-tb"/>
    </style:style>
    <style:style style:name="Table55" style:family="table">
      <style:table-properties style:width="9.0139in" fo:margin-left="0in" table:align="left" style:writing-mode="lr-tb"/>
    </style:style>
    <style:style style:name="Table55.A" style:family="table-column">
      <style:table-column-properties style:column-width="4.5493in"/>
    </style:style>
    <style:style style:name="Table55.B" style:family="table-column">
      <style:table-column-properties style:column-width="4.4646in"/>
    </style:style>
    <style:style style:name="Table55.1" style:family="table-row">
      <style:table-row-properties style:min-row-height="0.4069in" style:keep-together="true" fo:keep-together="auto"/>
    </style:style>
    <style:style style:name="Table5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5.B1" style:family="table-cell">
      <style:table-cell-properties style:vertical-align="bottom" fo:padding="0in" fo:border="none" style:writing-mode="lr-tb"/>
    </style:style>
    <style:style style:name="Table55.2" style:family="table-row">
      <style:table-row-properties style:min-row-height="0.2917in" style:keep-together="true" fo:keep-together="auto"/>
    </style:style>
    <style:style style:name="Table55.3" style:family="table-row">
      <style:table-row-properties style:min-row-height="0.291in" style:keep-together="true" fo:keep-together="auto"/>
    </style:style>
    <style:style style:name="Table55.6" style:family="table-row">
      <style:table-row-properties style:min-row-height="0.2688in" style:keep-together="true" fo:keep-together="auto"/>
    </style:style>
    <style:style style:name="Table5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5.7" style:family="table-row">
      <style:table-row-properties style:min-row-height="0.1875in" style:keep-together="true" fo:keep-together="auto"/>
    </style:style>
    <style:style style:name="Table55.8" style:family="table-row">
      <style:table-row-properties style:min-row-height="0.2236in" style:keep-together="true" fo:keep-together="auto"/>
    </style:style>
    <style:style style:name="Table55.9" style:family="table-row">
      <style:table-row-properties style:min-row-height="0.1958in" style:keep-together="true" fo:keep-together="auto"/>
    </style:style>
    <style:style style:name="Table56" style:family="table">
      <style:table-properties style:width="9.1111in" fo:margin-left="-0.0069in" fo:margin-right="0.0347in" table:align="margins" style:writing-mode="lr-tb"/>
    </style:style>
    <style:style style:name="Table56.A" style:family="table-column">
      <style:table-column-properties style:column-width="0.4479in" style:rel-column-width="3221*"/>
    </style:style>
    <style:style style:name="Table56.B" style:family="table-column">
      <style:table-column-properties style:column-width="1.6146in" style:rel-column-width="11613*"/>
    </style:style>
    <style:style style:name="Table56.C" style:family="table-column">
      <style:table-column-properties style:column-width="1.4896in" style:rel-column-width="10714*"/>
    </style:style>
    <style:style style:name="Table56.D" style:family="table-column">
      <style:table-column-properties style:column-width="1.6875in" style:rel-column-width="12137*"/>
    </style:style>
    <style:style style:name="Table56.E" style:family="table-column">
      <style:table-column-properties style:column-width="1.5625in" style:rel-column-width="11238*"/>
    </style:style>
    <style:style style:name="Table56.F" style:family="table-column">
      <style:table-column-properties style:column-width="1.375in" style:rel-column-width="9890*"/>
    </style:style>
    <style:style style:name="Table56.G" style:family="table-column">
      <style:table-column-properties style:column-width="0.9347in" style:rel-column-width="6722*"/>
    </style:style>
    <style:style style:name="Table56.1" style:family="table-row">
      <style:table-row-properties style:min-row-height="0.2313in" style:keep-together="true" fo:keep-together="auto"/>
    </style:style>
    <style:style style:name="Table5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6.2" style:family="table-row">
      <style:table-row-properties style:min-row-height="0.1826in" style:keep-together="true" fo:keep-together="auto"/>
    </style:style>
    <style:style style:name="Table56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6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6.G2" style:family="table-cell">
      <style:table-cell-properties style:vertical-align="top" fo:padding="0in" fo:border="0.0139in solid #000000" style:writing-mode="lr-tb"/>
    </style:style>
    <style:style style:name="Table57" style:family="table">
      <style:table-properties style:width="9.0139in" fo:margin-left="0in" table:align="left" style:writing-mode="lr-tb"/>
    </style:style>
    <style:style style:name="Table57.A" style:family="table-column">
      <style:table-column-properties style:column-width="4.5493in"/>
    </style:style>
    <style:style style:name="Table57.B" style:family="table-column">
      <style:table-column-properties style:column-width="4.4646in"/>
    </style:style>
    <style:style style:name="Table57.1" style:family="table-row">
      <style:table-row-properties style:min-row-height="0.4069in" style:keep-together="true" fo:keep-together="auto"/>
    </style:style>
    <style:style style:name="Table5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7.B1" style:family="table-cell">
      <style:table-cell-properties style:vertical-align="bottom" fo:padding="0in" fo:border="none" style:writing-mode="lr-tb"/>
    </style:style>
    <style:style style:name="Table57.2" style:family="table-row">
      <style:table-row-properties style:min-row-height="0.2917in" style:keep-together="true" fo:keep-together="auto"/>
    </style:style>
    <style:style style:name="Table57.3" style:family="table-row">
      <style:table-row-properties style:min-row-height="0.291in" style:keep-together="true" fo:keep-together="auto"/>
    </style:style>
    <style:style style:name="Table57.6" style:family="table-row">
      <style:table-row-properties style:min-row-height="0.2688in" style:keep-together="true" fo:keep-together="auto"/>
    </style:style>
    <style:style style:name="Table5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7.7" style:family="table-row">
      <style:table-row-properties style:min-row-height="0.1875in" style:keep-together="true" fo:keep-together="auto"/>
    </style:style>
    <style:style style:name="Table57.8" style:family="table-row">
      <style:table-row-properties style:min-row-height="0.2236in" style:keep-together="true" fo:keep-together="auto"/>
    </style:style>
    <style:style style:name="Table57.9" style:family="table-row">
      <style:table-row-properties style:min-row-height="0.1958in" style:keep-together="true" fo:keep-together="auto"/>
    </style:style>
    <style:style style:name="Table58" style:family="table">
      <style:table-properties style:width="9.1111in" fo:margin-left="-0.0069in" fo:margin-right="0.0347in" table:align="margins" style:writing-mode="lr-tb"/>
    </style:style>
    <style:style style:name="Table58.A" style:family="table-column">
      <style:table-column-properties style:column-width="0.4479in" style:rel-column-width="3221*"/>
    </style:style>
    <style:style style:name="Table58.B" style:family="table-column">
      <style:table-column-properties style:column-width="1.6146in" style:rel-column-width="11613*"/>
    </style:style>
    <style:style style:name="Table58.C" style:family="table-column">
      <style:table-column-properties style:column-width="1.4896in" style:rel-column-width="10714*"/>
    </style:style>
    <style:style style:name="Table58.D" style:family="table-column">
      <style:table-column-properties style:column-width="1.6875in" style:rel-column-width="12137*"/>
    </style:style>
    <style:style style:name="Table58.E" style:family="table-column">
      <style:table-column-properties style:column-width="1.5625in" style:rel-column-width="11238*"/>
    </style:style>
    <style:style style:name="Table58.F" style:family="table-column">
      <style:table-column-properties style:column-width="1.375in" style:rel-column-width="9890*"/>
    </style:style>
    <style:style style:name="Table58.G" style:family="table-column">
      <style:table-column-properties style:column-width="0.9347in" style:rel-column-width="6722*"/>
    </style:style>
    <style:style style:name="Table58.1" style:family="table-row">
      <style:table-row-properties style:min-row-height="0.2313in" style:keep-together="true" fo:keep-together="auto"/>
    </style:style>
    <style:style style:name="Table5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8.2" style:family="table-row">
      <style:table-row-properties style:min-row-height="0.1826in" style:keep-together="true" fo:keep-together="auto"/>
    </style:style>
    <style:style style:name="Table58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8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8.G2" style:family="table-cell">
      <style:table-cell-properties style:vertical-align="top" fo:padding="0in" fo:border="0.0139in solid #000000" style:writing-mode="lr-tb"/>
    </style:style>
    <style:style style:name="Table59" style:family="table">
      <style:table-properties style:width="9.0139in" fo:margin-left="0in" table:align="left" style:writing-mode="lr-tb"/>
    </style:style>
    <style:style style:name="Table59.A" style:family="table-column">
      <style:table-column-properties style:column-width="4.5493in"/>
    </style:style>
    <style:style style:name="Table59.B" style:family="table-column">
      <style:table-column-properties style:column-width="4.4646in"/>
    </style:style>
    <style:style style:name="Table59.1" style:family="table-row">
      <style:table-row-properties style:min-row-height="0.4069in" style:keep-together="true" fo:keep-together="auto"/>
    </style:style>
    <style:style style:name="Table5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9.B1" style:family="table-cell">
      <style:table-cell-properties style:vertical-align="bottom" fo:padding="0in" fo:border="none" style:writing-mode="lr-tb"/>
    </style:style>
    <style:style style:name="Table59.2" style:family="table-row">
      <style:table-row-properties style:min-row-height="0.2917in" style:keep-together="true" fo:keep-together="auto"/>
    </style:style>
    <style:style style:name="Table59.3" style:family="table-row">
      <style:table-row-properties style:min-row-height="0.291in" style:keep-together="true" fo:keep-together="auto"/>
    </style:style>
    <style:style style:name="Table59.6" style:family="table-row">
      <style:table-row-properties style:min-row-height="0.2688in" style:keep-together="true" fo:keep-together="auto"/>
    </style:style>
    <style:style style:name="Table59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9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9.7" style:family="table-row">
      <style:table-row-properties style:min-row-height="0.1875in" style:keep-together="true" fo:keep-together="auto"/>
    </style:style>
    <style:style style:name="Table59.8" style:family="table-row">
      <style:table-row-properties style:min-row-height="0.2236in" style:keep-together="true" fo:keep-together="auto"/>
    </style:style>
    <style:style style:name="Table59.9" style:family="table-row">
      <style:table-row-properties style:min-row-height="0.1958in" style:keep-together="true" fo:keep-together="auto"/>
    </style:style>
    <style:style style:name="Table60" style:family="table">
      <style:table-properties style:width="9.1319in" fo:margin-left="-0.0278in" table:align="left" style:writing-mode="lr-tb"/>
    </style:style>
    <style:style style:name="Table60.A" style:family="table-column">
      <style:table-column-properties style:column-width="0.4722in"/>
    </style:style>
    <style:style style:name="Table60.B" style:family="table-column">
      <style:table-column-properties style:column-width="1.6042in"/>
    </style:style>
    <style:style style:name="Table60.C" style:family="table-column">
      <style:table-column-properties style:column-width="1.5in"/>
    </style:style>
    <style:style style:name="Table60.D" style:family="table-column">
      <style:table-column-properties style:column-width="1.6875in"/>
    </style:style>
    <style:style style:name="Table60.E" style:family="table-column">
      <style:table-column-properties style:column-width="1.5625in"/>
    </style:style>
    <style:style style:name="Table60.F" style:family="table-column">
      <style:table-column-properties style:column-width="1.375in"/>
    </style:style>
    <style:style style:name="Table60.G" style:family="table-column">
      <style:table-column-properties style:column-width="0.9306in"/>
    </style:style>
    <style:style style:name="Table60.1" style:family="table-row">
      <style:table-row-properties style:min-row-height="0.2313in" style:keep-together="true" fo:keep-together="auto"/>
    </style:style>
    <style:style style:name="Table6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0.2" style:family="table-row">
      <style:table-row-properties style:min-row-height="0.1826in" style:keep-together="true" fo:keep-together="auto"/>
    </style:style>
    <style:style style:name="Table60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0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0.G2" style:family="table-cell">
      <style:table-cell-properties style:vertical-align="top" fo:padding="0in" fo:border="0.0139in solid #000000" style:writing-mode="lr-tb"/>
    </style:style>
    <style:style style:name="Table60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0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0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0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61" style:family="table">
      <style:table-properties style:width="9.0139in" fo:margin-left="0in" table:align="left" style:writing-mode="lr-tb"/>
    </style:style>
    <style:style style:name="Table61.A" style:family="table-column">
      <style:table-column-properties style:column-width="4.5493in"/>
    </style:style>
    <style:style style:name="Table61.B" style:family="table-column">
      <style:table-column-properties style:column-width="4.4646in"/>
    </style:style>
    <style:style style:name="Table61.1" style:family="table-row">
      <style:table-row-properties style:min-row-height="0.4069in" style:keep-together="true" fo:keep-together="auto"/>
    </style:style>
    <style:style style:name="Table6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61.B1" style:family="table-cell">
      <style:table-cell-properties style:vertical-align="bottom" fo:padding="0in" fo:border="none" style:writing-mode="lr-tb"/>
    </style:style>
    <style:style style:name="Table61.2" style:family="table-row">
      <style:table-row-properties style:min-row-height="0.2917in" style:keep-together="true" fo:keep-together="auto"/>
    </style:style>
    <style:style style:name="Table61.3" style:family="table-row">
      <style:table-row-properties style:min-row-height="0.291in" style:keep-together="true" fo:keep-together="auto"/>
    </style:style>
    <style:style style:name="Table61.6" style:family="table-row">
      <style:table-row-properties style:min-row-height="0.2688in" style:keep-together="true" fo:keep-together="auto"/>
    </style:style>
    <style:style style:name="Table6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61.7" style:family="table-row">
      <style:table-row-properties style:min-row-height="0.1875in" style:keep-together="true" fo:keep-together="auto"/>
    </style:style>
    <style:style style:name="Table61.8" style:family="table-row">
      <style:table-row-properties style:min-row-height="0.2236in" style:keep-together="true" fo:keep-together="auto"/>
    </style:style>
    <style:style style:name="Table61.9" style:family="table-row">
      <style:table-row-properties style:min-row-height="0.1958in" style:keep-together="true" fo:keep-together="auto"/>
    </style:style>
    <style:style style:name="Table62" style:family="table">
      <style:table-properties style:width="9.1319in" fo:margin-left="-0.0278in" table:align="left" style:writing-mode="lr-tb"/>
    </style:style>
    <style:style style:name="Table62.A" style:family="table-column">
      <style:table-column-properties style:column-width="0.4722in"/>
    </style:style>
    <style:style style:name="Table62.B" style:family="table-column">
      <style:table-column-properties style:column-width="1.6042in"/>
    </style:style>
    <style:style style:name="Table62.C" style:family="table-column">
      <style:table-column-properties style:column-width="1.5in"/>
    </style:style>
    <style:style style:name="Table62.D" style:family="table-column">
      <style:table-column-properties style:column-width="1.6875in"/>
    </style:style>
    <style:style style:name="Table62.E" style:family="table-column">
      <style:table-column-properties style:column-width="1.5625in"/>
    </style:style>
    <style:style style:name="Table62.F" style:family="table-column">
      <style:table-column-properties style:column-width="1.375in"/>
    </style:style>
    <style:style style:name="Table62.G" style:family="table-column">
      <style:table-column-properties style:column-width="0.9306in"/>
    </style:style>
    <style:style style:name="Table62.1" style:family="table-row">
      <style:table-row-properties style:min-row-height="0.2313in" style:keep-together="true" fo:keep-together="auto"/>
    </style:style>
    <style:style style:name="Table6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2.2" style:family="table-row">
      <style:table-row-properties style:min-row-height="0.1826in" style:keep-together="true" fo:keep-together="auto"/>
    </style:style>
    <style:style style:name="Table62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2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2.G2" style:family="table-cell">
      <style:table-cell-properties style:vertical-align="top" fo:padding="0in" fo:border="0.0139in solid #000000" style:writing-mode="lr-tb"/>
    </style:style>
    <style:style style:name="Table62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2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2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2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63" style:family="table">
      <style:table-properties style:width="9.0139in" fo:margin-left="0in" table:align="left" style:writing-mode="lr-tb"/>
    </style:style>
    <style:style style:name="Table63.A" style:family="table-column">
      <style:table-column-properties style:column-width="4.5493in"/>
    </style:style>
    <style:style style:name="Table63.B" style:family="table-column">
      <style:table-column-properties style:column-width="4.4646in"/>
    </style:style>
    <style:style style:name="Table63.1" style:family="table-row">
      <style:table-row-properties style:min-row-height="0.4069in" style:keep-together="true" fo:keep-together="auto"/>
    </style:style>
    <style:style style:name="Table63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63.B1" style:family="table-cell">
      <style:table-cell-properties style:vertical-align="bottom" fo:padding="0in" fo:border="none" style:writing-mode="lr-tb"/>
    </style:style>
    <style:style style:name="Table63.2" style:family="table-row">
      <style:table-row-properties style:min-row-height="0.2917in" style:keep-together="true" fo:keep-together="auto"/>
    </style:style>
    <style:style style:name="Table63.3" style:family="table-row">
      <style:table-row-properties style:min-row-height="0.291in" style:keep-together="true" fo:keep-together="auto"/>
    </style:style>
    <style:style style:name="Table63.6" style:family="table-row">
      <style:table-row-properties style:min-row-height="0.2688in" style:keep-together="true" fo:keep-together="auto"/>
    </style:style>
    <style:style style:name="Table63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3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63.7" style:family="table-row">
      <style:table-row-properties style:min-row-height="0.1875in" style:keep-together="true" fo:keep-together="auto"/>
    </style:style>
    <style:style style:name="Table63.8" style:family="table-row">
      <style:table-row-properties style:min-row-height="0.2236in" style:keep-together="true" fo:keep-together="auto"/>
    </style:style>
    <style:style style:name="Table63.9" style:family="table-row">
      <style:table-row-properties style:min-row-height="0.1958in" style:keep-together="true" fo:keep-together="auto"/>
    </style:style>
    <style:style style:name="Table64" style:family="table">
      <style:table-properties style:width="9.1319in" fo:margin-left="-0.0278in" table:align="left" style:writing-mode="lr-tb"/>
    </style:style>
    <style:style style:name="Table64.A" style:family="table-column">
      <style:table-column-properties style:column-width="0.4722in"/>
    </style:style>
    <style:style style:name="Table64.B" style:family="table-column">
      <style:table-column-properties style:column-width="1.6042in"/>
    </style:style>
    <style:style style:name="Table64.C" style:family="table-column">
      <style:table-column-properties style:column-width="1.5in"/>
    </style:style>
    <style:style style:name="Table64.D" style:family="table-column">
      <style:table-column-properties style:column-width="1.6875in"/>
    </style:style>
    <style:style style:name="Table64.E" style:family="table-column">
      <style:table-column-properties style:column-width="1.5625in"/>
    </style:style>
    <style:style style:name="Table64.F" style:family="table-column">
      <style:table-column-properties style:column-width="1.375in"/>
    </style:style>
    <style:style style:name="Table64.G" style:family="table-column">
      <style:table-column-properties style:column-width="0.9306in"/>
    </style:style>
    <style:style style:name="Table64.1" style:family="table-row">
      <style:table-row-properties style:min-row-height="0.2313in" style:keep-together="true" fo:keep-together="auto"/>
    </style:style>
    <style:style style:name="Table6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4.2" style:family="table-row">
      <style:table-row-properties style:min-row-height="0.1826in" style:keep-together="true" fo:keep-together="auto"/>
    </style:style>
    <style:style style:name="Table64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4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4.G2" style:family="table-cell">
      <style:table-cell-properties style:vertical-align="top" fo:padding="0in" fo:border="0.0139in solid #000000" style:writing-mode="lr-tb"/>
    </style:style>
    <style:style style:name="Table65" style:family="table">
      <style:table-properties style:width="9.0139in" fo:margin-left="0in" table:align="left" style:writing-mode="lr-tb"/>
    </style:style>
    <style:style style:name="Table65.A" style:family="table-column">
      <style:table-column-properties style:column-width="4.5493in"/>
    </style:style>
    <style:style style:name="Table65.B" style:family="table-column">
      <style:table-column-properties style:column-width="4.4646in"/>
    </style:style>
    <style:style style:name="Table65.1" style:family="table-row">
      <style:table-row-properties style:min-row-height="0.4069in" style:keep-together="true" fo:keep-together="auto"/>
    </style:style>
    <style:style style:name="Table6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65.B1" style:family="table-cell">
      <style:table-cell-properties style:vertical-align="bottom" fo:padding="0in" fo:border="none" style:writing-mode="lr-tb"/>
    </style:style>
    <style:style style:name="Table65.2" style:family="table-row">
      <style:table-row-properties style:min-row-height="0.2917in" style:keep-together="true" fo:keep-together="auto"/>
    </style:style>
    <style:style style:name="Table65.3" style:family="table-row">
      <style:table-row-properties style:min-row-height="0.291in" style:keep-together="true" fo:keep-together="auto"/>
    </style:style>
    <style:style style:name="Table65.6" style:family="table-row">
      <style:table-row-properties style:min-row-height="0.2688in" style:keep-together="true" fo:keep-together="auto"/>
    </style:style>
    <style:style style:name="Table6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65.7" style:family="table-row">
      <style:table-row-properties style:min-row-height="0.1875in" style:keep-together="true" fo:keep-together="auto"/>
    </style:style>
    <style:style style:name="Table65.8" style:family="table-row">
      <style:table-row-properties style:min-row-height="0.2236in" style:keep-together="true" fo:keep-together="auto"/>
    </style:style>
    <style:style style:name="Table65.9" style:family="table-row">
      <style:table-row-properties style:min-row-height="0.1958in" style:keep-together="true" fo:keep-together="auto"/>
    </style:style>
    <style:style style:name="Table66" style:family="table">
      <style:table-properties style:width="9.1319in" fo:margin-left="-0.0278in" table:align="left" style:writing-mode="lr-tb"/>
    </style:style>
    <style:style style:name="Table66.A" style:family="table-column">
      <style:table-column-properties style:column-width="0.4722in"/>
    </style:style>
    <style:style style:name="Table66.B" style:family="table-column">
      <style:table-column-properties style:column-width="1.6042in"/>
    </style:style>
    <style:style style:name="Table66.C" style:family="table-column">
      <style:table-column-properties style:column-width="1.5in"/>
    </style:style>
    <style:style style:name="Table66.D" style:family="table-column">
      <style:table-column-properties style:column-width="1.6875in"/>
    </style:style>
    <style:style style:name="Table66.E" style:family="table-column">
      <style:table-column-properties style:column-width="1.5625in"/>
    </style:style>
    <style:style style:name="Table66.F" style:family="table-column">
      <style:table-column-properties style:column-width="1.375in"/>
    </style:style>
    <style:style style:name="Table66.G" style:family="table-column">
      <style:table-column-properties style:column-width="0.9306in"/>
    </style:style>
    <style:style style:name="Table66.1" style:family="table-row">
      <style:table-row-properties style:min-row-height="0.2313in" style:keep-together="true" fo:keep-together="auto"/>
    </style:style>
    <style:style style:name="Table6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6.2" style:family="table-row">
      <style:table-row-properties style:min-row-height="0.1826in" style:keep-together="true" fo:keep-together="auto"/>
    </style:style>
    <style:style style:name="Table66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6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6.G2" style:family="table-cell">
      <style:table-cell-properties style:vertical-align="top" fo:padding="0in" fo:border="0.0139in solid #000000" style:writing-mode="lr-tb"/>
    </style:style>
    <style:style style:name="Table66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6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6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6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67" style:family="table">
      <style:table-properties style:width="9.0139in" fo:margin-left="0in" table:align="left" style:writing-mode="lr-tb"/>
    </style:style>
    <style:style style:name="Table67.A" style:family="table-column">
      <style:table-column-properties style:column-width="4.5493in"/>
    </style:style>
    <style:style style:name="Table67.B" style:family="table-column">
      <style:table-column-properties style:column-width="4.4646in"/>
    </style:style>
    <style:style style:name="Table67.1" style:family="table-row">
      <style:table-row-properties style:min-row-height="0.4069in" style:keep-together="true" fo:keep-together="auto"/>
    </style:style>
    <style:style style:name="Table6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67.B1" style:family="table-cell">
      <style:table-cell-properties style:vertical-align="bottom" fo:padding="0in" fo:border="none" style:writing-mode="lr-tb"/>
    </style:style>
    <style:style style:name="Table67.2" style:family="table-row">
      <style:table-row-properties style:min-row-height="0.2917in" style:keep-together="true" fo:keep-together="auto"/>
    </style:style>
    <style:style style:name="Table67.3" style:family="table-row">
      <style:table-row-properties style:min-row-height="0.291in" style:keep-together="true" fo:keep-together="auto"/>
    </style:style>
    <style:style style:name="Table67.6" style:family="table-row">
      <style:table-row-properties style:min-row-height="0.2688in" style:keep-together="true" fo:keep-together="auto"/>
    </style:style>
    <style:style style:name="Table6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67.7" style:family="table-row">
      <style:table-row-properties style:min-row-height="0.1875in" style:keep-together="true" fo:keep-together="auto"/>
    </style:style>
    <style:style style:name="Table67.8" style:family="table-row">
      <style:table-row-properties style:min-row-height="0.2236in" style:keep-together="true" fo:keep-together="auto"/>
    </style:style>
    <style:style style:name="Table67.9" style:family="table-row">
      <style:table-row-properties style:min-row-height="0.1958in" style:keep-together="true" fo:keep-together="auto"/>
    </style:style>
    <style:style style:name="Table68" style:family="table">
      <style:table-properties style:width="9.1319in" fo:margin-left="-0.0278in" table:align="left" style:writing-mode="lr-tb"/>
    </style:style>
    <style:style style:name="Table68.A" style:family="table-column">
      <style:table-column-properties style:column-width="0.4722in"/>
    </style:style>
    <style:style style:name="Table68.B" style:family="table-column">
      <style:table-column-properties style:column-width="1.6042in"/>
    </style:style>
    <style:style style:name="Table68.C" style:family="table-column">
      <style:table-column-properties style:column-width="1.5in"/>
    </style:style>
    <style:style style:name="Table68.D" style:family="table-column">
      <style:table-column-properties style:column-width="1.6875in"/>
    </style:style>
    <style:style style:name="Table68.E" style:family="table-column">
      <style:table-column-properties style:column-width="1.5625in"/>
    </style:style>
    <style:style style:name="Table68.F" style:family="table-column">
      <style:table-column-properties style:column-width="1.375in"/>
    </style:style>
    <style:style style:name="Table68.G" style:family="table-column">
      <style:table-column-properties style:column-width="0.9306in"/>
    </style:style>
    <style:style style:name="Table68.1" style:family="table-row">
      <style:table-row-properties style:min-row-height="0.2313in" style:keep-together="true" fo:keep-together="auto"/>
    </style:style>
    <style:style style:name="Table6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8.2" style:family="table-row">
      <style:table-row-properties style:min-row-height="0.1826in" style:keep-together="true" fo:keep-together="auto"/>
    </style:style>
    <style:style style:name="Table68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8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8.G2" style:family="table-cell">
      <style:table-cell-properties style:vertical-align="top" fo:padding="0in" fo:border="0.0139in solid #000000" style:writing-mode="lr-tb"/>
    </style:style>
    <style:style style:name="Table68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8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8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8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5" style:family="paragraph" style:parent-style-name="Standard">
      <style:paragraph-properties fo:line-height="0.139in" fo:orphans="0" fo:widows="0" style:text-autospace="none"/>
    </style:style>
    <style:style style:name="P6" style:family="paragraph" style:parent-style-name="Standard">
      <style:paragraph-properties fo:line-height="0.2374in" fo:orphans="0" fo:widows="0" style:text-autospace="none"/>
    </style:style>
    <style:style style:name="P7" style:family="paragraph" style:parent-style-name="Standard">
      <style:paragraph-properties fo:line-height="0.1862in" fo:orphans="0" fo:widows="0" style:text-autospace="none"/>
    </style:style>
    <style:style style:name="P8" style:family="paragraph" style:parent-style-name="Standard">
      <style:paragraph-properties fo:line-height="0.1835in" fo:text-align="center" style:justify-single-word="false" fo:orphans="0" fo:widows="0" style:text-autospace="none"/>
      <style:text-properties fo:font-size="12pt" style:font-size-asian="12pt" style:font-size-complex="12pt" style:text-scale="99%"/>
    </style:style>
    <style:style style:name="P9" style:family="paragraph" style:parent-style-name="Standard">
      <style:paragraph-properties fo:orphans="0" fo:widows="0" style:text-autospace="none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 style:text-autospace="none" style:snap-to-layout-gri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0.1791in" fo:text-align="center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orphans="0" fo:widows="0" style:text-autospace="none"/>
      <style:text-properties fo:font-weight="bold" style:font-weight-asian="bold"/>
    </style:style>
    <style:style style:name="P14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16" style:family="paragraph" style:parent-style-name="Standard">
      <style:paragraph-properties fo:line-height="0.1835in" fo:text-align="center" style:justify-single-word="false" fo:orphans="0" fo:widows="0" style:text-autospace="none"/>
      <style:text-properties style:text-scale="99%"/>
    </style:style>
    <style:style style:name="P17" style:family="paragraph" style:parent-style-name="Standard">
      <style:paragraph-properties fo:line-height="0.1791in" fo:text-align="center" style:justify-single-word="false" fo:orphans="0" fo:widows="0" style:text-autospace="non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0.1835in" fo:text-align="center" style:justify-single-word="false" fo:orphans="0" fo:widows="0" style:text-autospace="none"/>
      <style:text-properties fo:font-size="11pt" style:font-size-asian="11pt" style:font-size-complex="11pt" style:text-scale="99%"/>
    </style:style>
    <style:style style:name="P19" style:family="paragraph" style:parent-style-name="Standard">
      <style:paragraph-properties fo:orphans="0" fo:widows="0" style:text-autospace="none"/>
      <style:text-properties fo:font-size="11pt" style:font-size-asian="11pt" style:font-size-complex="11pt"/>
    </style:style>
    <style:style style:name="P20" style:family="paragraph" style:parent-style-name="Standard">
      <style:paragraph-properties fo:orphans="0" fo:widows="0" style:text-autospace="none" style:snap-to-layout-grid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.0835in" fo:margin-right="0in" fo:orphans="0" fo:widows="0" fo:text-indent="0in" style:auto-text-indent="false" style:text-autospace="none"/>
    </style:style>
    <style:style style:name="P22" style:family="paragraph" style:parent-style-name="Standard">
      <style:paragraph-properties fo:margin-left="0.0835in" fo:margin-right="0in" fo:orphans="0" fo:widows="0" fo:text-indent="0in" style:auto-text-indent="false" style:text-autospace="none" style:snap-to-layout-grid="false"/>
    </style:style>
    <style:style style:name="P23" style:family="paragraph" style:parent-style-name="Standard">
      <style:paragraph-properties fo:margin-left="0.0835in" fo:margin-right="0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/>
    </style:style>
    <style:style style:name="P28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31" style:family="paragraph" style:parent-style-name="Standard">
      <style:paragraph-properties fo:orphans="0" fo:widows="0" fo:background-color="transparent" style:text-autospace="none">
        <style:background-image/>
      </style:paragraph-properties>
    </style:style>
    <style:style style:name="P32" style:family="paragraph" style:parent-style-name="Standard">
      <style:paragraph-properties fo:orphans="0" fo:widows="0" fo:background-color="transparent" style:text-autospace="none"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justify" style:justify-single-word="false"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0.139in" fo:orphans="0" fo:widows="0" style:text-autospace="none" style:snap-to-layout-grid="false"/>
      <style:text-properties fo:font-size="11pt" style:font-size-asian="11pt" style:font-size-complex="11pt"/>
    </style:style>
    <style:style style:name="P36" style:family="paragraph" style:parent-style-name="Standard">
      <style:paragraph-properties fo:orphans="0" fo:widows="0" style:text-autospace="none"/>
    </style:style>
    <style:style style:name="P37" style:family="paragraph" style:parent-style-name="Standard">
      <style:paragraph-properties fo:margin-left="0.0835in" fo:margin-right="0in" fo:orphans="0" fo:widows="0" fo:text-indent="0in" style:auto-text-indent="false" style:text-autospace="none"/>
    </style:style>
    <style:style style:name="P38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8000"/>
    </style:style>
    <style:style style:name="T6" style:family="text">
      <style:text-properties fo:color="#008000" style:font-weight-complex="bold"/>
    </style:style>
    <style:style style:name="T7" style:family="text">
      <style:text-properties fo:color="#008000" fo:font-weight="bold" style:font-weight-asian="bold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fo:font-size="12pt" style:text-underline-style="none" style:font-size-asian="12pt" style:font-size-complex="12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1pt" style:font-size-asian="11pt" style:font-size-complex="11pt"/>
    </style:style>
    <style:style style:name="gr1" style:family="graphic">
      <style:graphic-properties draw:stroke="solid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000000" svg:stroke-opacity="100%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pan text:style-name="T2">Test Case ID: </text:span><text:span text:style-name="T6">Fun_10</text:span></text:p>
          </table:table-cell>
          <table:table-cell table:style-name="Table1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1.2">
          <table:table-cell table:style-name="Table1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1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1.3">
          <table:table-cell table:style-name="Table1.A1" office:value-type="string">
            <text:p text:style-name="P23">Module Name: </text:p>
          </table:table-cell>
          <table:table-cell table:style-name="Table1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1.2">
          <table:table-cell table:style-name="Table1.A1" office:value-type="string">
            <text:p text:style-name="P21"><text:span text:style-name="T2">Test Title: </text:span><text:span text:style-name="T8">Open “Create event” Form By Button</text:span></text:p>
          </table:table-cell>
          <table:table-cell table:style-name="Table1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1.2">
          <table:table-cell table:style-name="Table1.A1" office:value-type="string">
            <text:p text:style-name="P21"><text:span text:style-name="T2">Description: </text:span><text:span text:style-name="T8">Navigate to “Create event” Form By Button</text:span></text:p>
          </table:table-cell>
          <table:table-cell table:style-name="Table1.B1" office:value-type="string">
            <text:p text:style-name="P2"/>
          </table:table-cell>
        </table:table-row>
        <table:table-row table:style-name="Table1.6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</table:table-row>
        <table:table-row table:style-name="Table1.7">
          <table:table-cell table:style-name="Table1.B6" office:value-type="string">
            <text:p text:style-name="P4"/>
          </table:table-cell>
          <table:table-cell table:style-name="Table1.B6" office:value-type="string">
            <text:p text:style-name="P4"/>
          </table:table-cell>
        </table:table-row>
        <table:table-row table:style-name="Table1.8">
          <table:table-cell table:style-name="Table1.A1" table:number-columns-spanned="2" office:value-type="string">
            <text:p text:style-name="P14">Pre-conditions: </text:p>
          </table:table-cell>
          <table:covered-table-cell/>
        </table:table-row>
        <table:table-row table:style-name="Table1.9">
          <table:table-cell table:style-name="Table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5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>Step</text:p>
          </table:table-cell>
          <table:table-cell table:style-name="Table2.A1" office:value-type="string">
            <text:p text:style-name="P24">Test Steps</text:p>
          </table:table-cell>
          <table:table-cell table:style-name="Table2.A1" office:value-type="string">
            <text:p text:style-name="P25">Test Data</text:p>
          </table:table-cell>
          <table:table-cell table:style-name="Table2.D1" office:value-type="string">
            <text:p text:style-name="P24">Expected Result</text:p>
          </table:table-cell>
          <table:table-cell table:style-name="Table2.D1" office:value-type="string">
            <text:p text:style-name="P24">Actual Result</text:p>
          </table:table-cell>
          <table:table-cell table:style-name="Table2.D1" office:value-type="string">
            <text:p text:style-name="P24">Status (Pass/Fail)</text:p>
          </table:table-cell>
          <table:table-cell table:style-name="Table2.G1" office:value-type="string">
            <text:p text:style-name="P24">Notes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9"><text:s/>Click on button “Create Event”</text:p>
          </table:table-cell>
          <table:table-cell table:style-name="Table2.A2" office:value-type="string">
            <text:p text:style-name="P9">One click on <text:s/>“Create Event” button</text:p>
          </table:table-cell>
          <table:table-cell table:style-name="Table2.D2" office:value-type="string">
            <text:p text:style-name="P9">Create event form is shown. Displayed date should be the same as the current date.</text:p>
          </table:table-cell>
          <table:table-cell table:style-name="Table2.D2" office:value-type="string">
            <text:p text:style-name="P9"><text:s/></text:p>
          </table:table-cell>
          <table:table-cell table:style-name="Table2.D2" office:value-type="string">
            <text:p text:style-name="P9"><text:s/></text:p>
          </table:table-cell>
          <table:table-cell table:style-name="Table2.G2" office:value-type="string">
            <text:p text:style-name="P9"><text:s/></text:p>
          </table:table-cell>
        </table:table-row>
      </table:table>
      <text:p text:style-name="P7"/>
      <text:p text:style-name="P30">Post-conditions: Create event form Is displayed. Displayed date/time is set to current time</text:p>
      <text:p text:style-name="P1"><draw:line text:anchor-type="char" draw:z-index="3" draw:style-name="gr1" draw:text-style-name="P38" svg:x1="-0.0071in" svg:y1="0.5945in" svg:x2="9.1386in" svg:y2="0.5945in"><text:p/></draw:line><draw:line text:anchor-type="char" draw:z-index="2" draw:style-name="gr1" draw:text-style-name="P38" svg:x1="9.139in" svg:y1="-0.1791in" svg:x2="9.139in" svg:y2="0.5945in"><text:p/></draw:line><draw:line text:anchor-type="char" draw:z-index="1" draw:style-name="gr1" draw:text-style-name="P38" svg:x1="-0.0071in" svg:y1="-0.1791in" svg:x2="-0.0071in" svg:y2="0.5945in"><text:p/></draw:line><draw:line text:anchor-type="char" draw:z-index="0" draw:style-name="gr1" draw:text-style-name="P38" svg:x1="-0.0071in" svg:y1="-0.1791in" svg:x2="9.1386in" svg:y2="-0.1791in"><text:p/></draw:line><text:tab/> 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text:span text:style-name="T2">Test Case ID: </text:span><text:span text:style-name="T6">Fun_10</text:span></text:p>
          </table:table-cell>
          <table:table-cell table:style-name="Table4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4.2">
          <table:table-cell table:style-name="Table4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4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4.3">
          <table:table-cell table:style-name="Table4.A1" office:value-type="string">
            <text:p text:style-name="P23">Module Name: </text:p>
          </table:table-cell>
          <table:table-cell table:style-name="Table4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4.2">
          <table:table-cell table:style-name="Table4.A1" office:value-type="string">
            <text:p text:style-name="P21"><text:span text:style-name="T2">Test Title: </text:span><text:span text:style-name="T8">Open “Create event” Form By View- Day</text:span></text:p>
          </table:table-cell>
          <table:table-cell table:style-name="Table4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4.2">
          <table:table-cell table:style-name="Table4.A1" office:value-type="string">
            <text:p text:style-name="P21"><text:span text:style-name="T2">Description: </text:span><text:span text:style-name="T8">Navigate to “Create event” Form From Calendar View- Day</text:span></text:p>
          </table:table-cell>
          <table:table-cell table:style-name="Table4.B1" office:value-type="string">
            <text:p text:style-name="P2"/>
          </table:table-cell>
        </table:table-row>
        <table:table-row table:style-name="Table4.6">
          <table:table-cell table:style-name="Table4.A6" office:value-type="string">
            <text:p text:style-name="P2"/>
          </table:table-cell>
          <table:table-cell table:style-name="Table4.B6" office:value-type="string">
            <text:p text:style-name="P2"/>
          </table:table-cell>
        </table:table-row>
        <table:table-row table:style-name="Table4.7">
          <table:table-cell table:style-name="Table4.B6" office:value-type="string">
            <text:p text:style-name="P4"/>
          </table:table-cell>
          <table:table-cell table:style-name="Table4.B6" office:value-type="string">
            <text:p text:style-name="P4"/>
          </table:table-cell>
        </table:table-row>
        <table:table-row table:style-name="Table4.8">
          <table:table-cell table:style-name="Table4.A1" table:number-columns-spanned="2" office:value-type="string">
            <text:p text:style-name="P14">Pre-conditions: </text:p>
          </table:table-cell>
          <table:covered-table-cell/>
        </table:table-row>
        <table:table-row table:style-name="Table4.9">
          <table:table-cell table:style-name="Table4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1">Step</text:p>
          </table:table-cell>
          <table:table-cell table:style-name="Table3.A1" office:value-type="string">
            <text:p text:style-name="P24">Test Steps</text:p>
          </table:table-cell>
          <table:table-cell table:style-name="Table3.A1" office:value-type="string">
            <text:p text:style-name="P25">Test Data</text:p>
          </table:table-cell>
          <table:table-cell table:style-name="Table3.D1" office:value-type="string">
            <text:p text:style-name="P24">Expected Result</text:p>
          </table:table-cell>
          <table:table-cell table:style-name="Table3.D1" office:value-type="string">
            <text:p text:style-name="P24">Actual Result</text:p>
          </table:table-cell>
          <table:table-cell table:style-name="Table3.D1" office:value-type="string">
            <text:p text:style-name="P24">Status (Pass/Fail)</text:p>
          </table:table-cell>
          <table:table-cell table:style-name="Table3.G1" office:value-type="string">
            <text:p text:style-name="P24">Notes</text:p>
          </table:table-cell>
        </table:table-row>
        <table:table-row table:style-name="Table3.2"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9"><text:s/>Click Calendar view tab- Day</text:p>
          </table:table-cell>
          <table:table-cell table:style-name="Table3.A2" office:value-type="string">
            <text:p text:style-name="P9">Option one from Calendar View Tabs</text:p>
          </table:table-cell>
          <table:table-cell table:style-name="Table3.D2" office:value-type="string">
            <text:p text:style-name="P10"/>
            <text:p text:style-name="P9">Calendar view-Day is displayed in the calendar view field</text:p>
          </table:table-cell>
          <table:table-cell table:style-name="Table3.D2" office:value-type="string">
            <text:p text:style-name="P9"/>
          </table:table-cell>
          <table:table-cell table:style-name="Table3.D2" office:value-type="string">
            <text:p text:style-name="P9"><text:s/></text:p>
            <text:p text:style-name="P9"/>
          </table:table-cell>
          <table:table-cell table:style-name="Table3.G2" office:value-type="string">
            <text:p text:style-name="P9"><text:s/></text:p>
          </table:table-cell>
        </table:table-row>
        <table:table-row table:style-name="Table3.3"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9"><text:s/>Click on an “Hour” field with a time equal or later than current time.</text:p>
          </table:table-cell>
          <table:table-cell table:style-name="Table3.A2" office:value-type="string">
            <text:p text:style-name="P9">“Hour” field &gt;= current time;</text:p>
          </table:table-cell>
          <table:table-cell table:style-name="Table3.D2" office:value-type="string">
            <text:p text:style-name="P10">Create event form is shown. Displayed time should be the same as the selected time.</text:p>
          </table:table-cell>
          <table:table-cell table:style-name="Table3.D2" office:value-type="string">
            <text:p text:style-name="P9"/>
            <text:p text:style-name="P9"/>
          </table:table-cell>
          <table:table-cell table:style-name="Table3.D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</table:table>
      <text:p text:style-name="P7"/>
      <text:p text:style-name="P30">Post-conditions: <text:span text:style-name="T9">Create event form is shown. Displayed time is the same as the selected time.</text:span></text:p>
      <text:p text:style-name="P1"><draw:line text:anchor-type="char" draw:z-index="4" draw:style-name="gr1" draw:text-style-name="P38" svg:x1="-0.0071in" svg:y1="-0.1791in" svg:x2="9.1386in" svg:y2="-0.1791in"><text:p/></draw:line><draw:line text:anchor-type="char" draw:z-index="5" draw:style-name="gr1" draw:text-style-name="P38" svg:x1="-0.0071in" svg:y1="-0.1791in" svg:x2="-0.0071in" svg:y2="0.5945in"><text:p/></draw:line><draw:line text:anchor-type="char" draw:z-index="6" draw:style-name="gr1" draw:text-style-name="P38" svg:x1="9.139in" svg:y1="-0.1791in" svg:x2="9.139in" svg:y2="0.5945in"><text:p/></draw:line><draw:line text:anchor-type="char" draw:z-index="7" draw:style-name="gr1" draw:text-style-name="P38" svg:x1="-0.0071in" svg:y1="0.5945in" svg:x2="9.1386in" svg:y2="0.5945in"><text:p/></draw:lin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<text:span text:style-name="T2">Test Case ID: </text:span><text:span text:style-name="T6">Fun_10</text:span></text:p>
          </table:table-cell>
          <table:table-cell table:style-name="Table5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5.2">
          <table:table-cell table:style-name="Table5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5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5.3">
          <table:table-cell table:style-name="Table5.A1" office:value-type="string">
            <text:p text:style-name="P23">Module Name: </text:p>
          </table:table-cell>
          <table:table-cell table:style-name="Table5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5.2">
          <table:table-cell table:style-name="Table5.A1" office:value-type="string">
            <text:p text:style-name="P21"><text:span text:style-name="T2">Test Title: </text:span><text:span text:style-name="T8">Open “Create event” Form By View- Week</text:span></text:p>
          </table:table-cell>
          <table:table-cell table:style-name="Table5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5.2">
          <table:table-cell table:style-name="Table5.A1" office:value-type="string">
            <text:p text:style-name="P21"><text:span text:style-name="T2">Description: </text:span><text:span text:style-name="T8">Navigate to “Create event” Form From Calendar View- Week</text:span></text:p>
          </table:table-cell>
          <table:table-cell table:style-name="Table5.B1" office:value-type="string">
            <text:p text:style-name="P2"/>
          </table:table-cell>
        </table:table-row>
        <table:table-row table:style-name="Table5.6">
          <table:table-cell table:style-name="Table5.A6" office:value-type="string">
            <text:p text:style-name="P2"/>
          </table:table-cell>
          <table:table-cell table:style-name="Table5.B6" office:value-type="string">
            <text:p text:style-name="P2"/>
          </table:table-cell>
        </table:table-row>
        <table:table-row table:style-name="Table5.7">
          <table:table-cell table:style-name="Table5.B6" office:value-type="string">
            <text:p text:style-name="P4"/>
          </table:table-cell>
          <table:table-cell table:style-name="Table5.B6" office:value-type="string">
            <text:p text:style-name="P4"/>
          </table:table-cell>
        </table:table-row>
        <table:table-row table:style-name="Table5.8">
          <table:table-cell table:style-name="Table5.A1" table:number-columns-spanned="2" office:value-type="string">
            <text:p text:style-name="P14">Pre-conditions: </text:p>
          </table:table-cell>
          <table:covered-table-cell/>
        </table:table-row>
        <table:table-row table:style-name="Table5.9">
          <table:table-cell table:style-name="Table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1">Step</text:p>
          </table:table-cell>
          <table:table-cell table:style-name="Table6.A1" office:value-type="string">
            <text:p text:style-name="P24">Test Steps</text:p>
          </table:table-cell>
          <table:table-cell table:style-name="Table6.A1" office:value-type="string">
            <text:p text:style-name="P25">Test Data</text:p>
          </table:table-cell>
          <table:table-cell table:style-name="Table6.D1" office:value-type="string">
            <text:p text:style-name="P24">Expected Result</text:p>
          </table:table-cell>
          <table:table-cell table:style-name="Table6.D1" office:value-type="string">
            <text:p text:style-name="P24">Actual Result</text:p>
          </table:table-cell>
          <table:table-cell table:style-name="Table6.D1" office:value-type="string">
            <text:p text:style-name="P24">Status (Pass/Fail)</text:p>
          </table:table-cell>
          <table:table-cell table:style-name="Table6.G1" office:value-type="string">
            <text:p text:style-name="P24">Notes</text:p>
          </table:table-cell>
        </table:table-row>
        <table:table-row table:style-name="Table6.2"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9"><text:s/>Click Calendar view tab- Week</text:p>
          </table:table-cell>
          <table:table-cell table:style-name="Table6.A2" office:value-type="string">
            <text:p text:style-name="P9">Second option from Calendar View Tabs</text:p>
          </table:table-cell>
          <table:table-cell table:style-name="Table6.D2" office:value-type="string">
            <text:p text:style-name="P10"/>
            <text:p text:style-name="P9">Calendar view-Week is displayed in the calendar view field</text:p>
          </table:table-cell>
          <table:table-cell table:style-name="Table6.D2" office:value-type="string">
            <text:p text:style-name="P9"/>
          </table:table-cell>
          <table:table-cell table:style-name="Table6.D2" office:value-type="string">
            <text:p text:style-name="P9"><text:s/></text:p>
            <text:p text:style-name="P9"/>
          </table:table-cell>
          <table:table-cell table:style-name="Table6.G2" office:value-type="string">
            <text:p text:style-name="P9"><text:s/></text:p>
          </table:table-cell>
        </table:table-row>
        <table:table-row table:style-name="Table6.3">
          <table:table-cell table:style-name="Table6.A2" office:value-type="string">
            <text:p text:style-name="P8">2</text:p>
          </table:table-cell>
          <table:table-cell table:style-name="Table6.A2" office:value-type="string">
            <text:p text:style-name="P9"><text:s/>Click on an “Hour/Day” field with a time equal or later than current date.</text:p>
          </table:table-cell>
          <table:table-cell table:style-name="Table6.A2" office:value-type="string">
            <text:p text:style-name="P9">“Day” field &gt;= current date or time;</text:p>
          </table:table-cell>
          <table:table-cell table:style-name="Table6.D2" office:value-type="string">
            <text:p text:style-name="P10">Create event form is shown. Displayed time/Day should be the same as the selected time.</text:p>
          </table:table-cell>
          <table:table-cell table:style-name="Table6.D2" office:value-type="string">
            <text:p text:style-name="P9"/>
            <text:p text:style-name="P9"><text:s/></text:p>
          </table:table-cell>
          <table:table-cell table:style-name="Table6.D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</table:table>
      <text:p text:style-name="P7"/>
      <text:p text:style-name="P30">Post-conditions: <text:span text:style-name="T9">Create event form is shown. Displayed time is the same as the selected time.</text:span></text:p>
      <text:p text:style-name="P1"><draw:line text:anchor-type="char" draw:z-index="8" draw:style-name="gr1" draw:text-style-name="P38" svg:x1="-0.0071in" svg:y1="-0.1791in" svg:x2="9.1386in" svg:y2="-0.1791in"><text:p/></draw:line><draw:line text:anchor-type="char" draw:z-index="9" draw:style-name="gr1" draw:text-style-name="P38" svg:x1="-0.0071in" svg:y1="-0.1791in" svg:x2="-0.0071in" svg:y2="0.5945in"><text:p/></draw:line><draw:line text:anchor-type="char" draw:z-index="10" draw:style-name="gr1" draw:text-style-name="P38" svg:x1="9.139in" svg:y1="-0.1791in" svg:x2="9.139in" svg:y2="0.5945in"><text:p/></draw:line><draw:line text:anchor-type="char" draw:z-index="11" draw:style-name="gr1" draw:text-style-name="P38" svg:x1="-0.0071in" svg:y1="0.5945in" svg:x2="9.1386in" svg:y2="0.5945in"><text:p/></draw:line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1"><text:span text:style-name="T2">Test Case ID: </text:span><text:span text:style-name="T6">Fun_10</text:span></text:p>
          </table:table-cell>
          <table:table-cell table:style-name="Table7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7.2">
          <table:table-cell table:style-name="Table7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7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7.3">
          <table:table-cell table:style-name="Table7.A1" office:value-type="string">
            <text:p text:style-name="P23">Module Name: </text:p>
          </table:table-cell>
          <table:table-cell table:style-name="Table7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7.2">
          <table:table-cell table:style-name="Table7.A1" office:value-type="string">
            <text:p text:style-name="P21"><text:span text:style-name="T2">Test Title: </text:span></text:p>
          </table:table-cell>
          <table:table-cell table:style-name="Table7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7.2">
          <table:table-cell table:style-name="Table7.A1" office:value-type="string">
            <text:p text:style-name="P21"><text:span text:style-name="T2">Description: </text:span><text:span text:style-name="T8">Navigate to “Create event” Form From Calendar View- Month</text:span></text:p>
          </table:table-cell>
          <table:table-cell table:style-name="Table7.B1" office:value-type="string">
            <text:p text:style-name="P2"/>
          </table:table-cell>
        </table:table-row>
        <table:table-row table:style-name="Table7.6">
          <table:table-cell table:style-name="Table7.A6" office:value-type="string">
            <text:p text:style-name="P2"/>
          </table:table-cell>
          <table:table-cell table:style-name="Table7.B6" office:value-type="string">
            <text:p text:style-name="P2"/>
          </table:table-cell>
        </table:table-row>
        <table:table-row table:style-name="Table7.7">
          <table:table-cell table:style-name="Table7.B6" office:value-type="string">
            <text:p text:style-name="P4"/>
          </table:table-cell>
          <table:table-cell table:style-name="Table7.B6" office:value-type="string">
            <text:p text:style-name="P4"/>
          </table:table-cell>
        </table:table-row>
        <table:table-row table:style-name="Table7.8">
          <table:table-cell table:style-name="Table7.A1" table:number-columns-spanned="2" office:value-type="string">
            <text:p text:style-name="P14">Pre-conditions: </text:p>
          </table:table-cell>
          <table:covered-table-cell/>
        </table:table-row>
        <table:table-row table:style-name="Table7.9">
          <table:table-cell table:style-name="Table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11">Step</text:p>
          </table:table-cell>
          <table:table-cell table:style-name="Table8.A1" office:value-type="string">
            <text:p text:style-name="P24">Test Steps</text:p>
          </table:table-cell>
          <table:table-cell table:style-name="Table8.A1" office:value-type="string">
            <text:p text:style-name="P25">Test Data</text:p>
          </table:table-cell>
          <table:table-cell table:style-name="Table8.D1" office:value-type="string">
            <text:p text:style-name="P24">Expected Result</text:p>
          </table:table-cell>
          <table:table-cell table:style-name="Table8.D1" office:value-type="string">
            <text:p text:style-name="P24">Actual Result</text:p>
          </table:table-cell>
          <table:table-cell table:style-name="Table8.D1" office:value-type="string">
            <text:p text:style-name="P24">Status (Pass/Fail)</text:p>
          </table:table-cell>
          <table:table-cell table:style-name="Table8.G1" office:value-type="string">
            <text:p text:style-name="P24">Notes</text:p>
          </table:table-cell>
        </table:table-row>
        <table:table-row table:style-name="Table8.2"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9"><text:s/>Click Calendar view tab- Month</text:p>
          </table:table-cell>
          <table:table-cell table:style-name="Table8.A2" office:value-type="string">
            <text:p text:style-name="P9">Third option from Calendar View Tabs</text:p>
          </table:table-cell>
          <table:table-cell table:style-name="Table8.D2" office:value-type="string">
            <text:p text:style-name="P10"/>
            <text:p text:style-name="P9">Calendar view-Month is displayed in the calendar view field</text:p>
          </table:table-cell>
          <table:table-cell table:style-name="Table8.D2" office:value-type="string">
            <text:p text:style-name="P9"/>
          </table:table-cell>
          <table:table-cell table:style-name="Table8.D2" office:value-type="string">
            <text:p text:style-name="P9"><text:s/></text:p>
          </table:table-cell>
          <table:table-cell table:style-name="Table8.G2" office:value-type="string">
            <text:p text:style-name="P9"><text:s/></text:p>
          </table:table-cell>
        </table:table-row>
        <table:table-row table:style-name="Table8.3">
          <table:table-cell table:style-name="Table8.A2" office:value-type="string">
            <text:p text:style-name="P8">2</text:p>
          </table:table-cell>
          <table:table-cell table:style-name="Table8.A2" office:value-type="string">
            <text:p text:style-name="P9"><text:s/>Click on an “Date” field with a time equal or later than current date.</text:p>
          </table:table-cell>
          <table:table-cell table:style-name="Table8.A2" office:value-type="string">
            <text:p text:style-name="P9">“Month” field &gt;= current date;</text:p>
          </table:table-cell>
          <table:table-cell table:style-name="Table8.D2" office:value-type="string">
            <text:p text:style-name="P10">Create event form is shown. Displayed date should be the same as the selected date.</text:p>
          </table:table-cell>
          <table:table-cell table:style-name="Table8.D2" office:value-type="string">
            <text:p text:style-name="P9"/>
            <text:p text:style-name="P9"/>
          </table:table-cell>
          <table:table-cell table:style-name="Table8.D2" office:value-type="string">
            <text:p text:style-name="P10"/>
          </table:table-cell>
          <table:table-cell table:style-name="Table8.G2" office:value-type="string">
            <text:p text:style-name="P10"/>
          </table:table-cell>
        </table:table-row>
      </table:table>
      <text:p text:style-name="P7"/>
      <text:p text:style-name="P30">Post-conditions: <text:span text:style-name="T9">Create event form is shown. Displayed time is the same as the selected time.</text:span></text:p>
      <text:p text:style-name="P1"><draw:line text:anchor-type="char" draw:z-index="12" draw:style-name="gr1" draw:text-style-name="P38" svg:x1="-0.0071in" svg:y1="-0.1791in" svg:x2="9.1386in" svg:y2="-0.1791in"><text:p/></draw:line><draw:line text:anchor-type="char" draw:z-index="13" draw:style-name="gr1" draw:text-style-name="P38" svg:x1="-0.0071in" svg:y1="-0.1791in" svg:x2="-0.0071in" svg:y2="0.5945in"><text:p/></draw:line><draw:line text:anchor-type="char" draw:z-index="14" draw:style-name="gr1" draw:text-style-name="P38" svg:x1="9.139in" svg:y1="-0.1791in" svg:x2="9.139in" svg:y2="0.5945in"><text:p/></draw:line><draw:line text:anchor-type="char" draw:z-index="15" draw:style-name="gr1" draw:text-style-name="P38" svg:x1="-0.0071in" svg:y1="0.5945in" svg:x2="9.1386in" svg:y2="0.5945in"><text:p/></draw:line><text:tab/> </text:p>
      <text:p text:style-name="P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1"><text:span text:style-name="T2">Test Case ID: </text:span><text:span text:style-name="T6">Fun_10</text:span></text:p>
          </table:table-cell>
          <table:table-cell table:style-name="Table9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9.2">
          <table:table-cell table:style-name="Table9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9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9.3">
          <table:table-cell table:style-name="Table9.A1" office:value-type="string">
            <text:p text:style-name="P23">Module Name: </text:p>
          </table:table-cell>
          <table:table-cell table:style-name="Table9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9.2">
          <table:table-cell table:style-name="Table9.A1" office:value-type="string">
            <text:p text:style-name="P21"><text:span text:style-name="T2">Test Title: </text:span><text:span text:style-name="T8">Create event with invalid date (month)</text:span></text:p>
          </table:table-cell>
          <table:table-cell table:style-name="Table9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9.2">
          <table:table-cell table:style-name="Table9.A1" office:value-type="string">
            <text:p text:style-name="P21"><text:span text:style-name="T2">Description: </text:span><text:span text:style-name="T8">Create an event using a past date/time</text:span></text:p>
          </table:table-cell>
          <table:table-cell table:style-name="Table9.B1" office:value-type="string">
            <text:p text:style-name="P2"/>
          </table:table-cell>
        </table:table-row>
        <table:table-row table:style-name="Table9.6">
          <table:table-cell table:style-name="Table9.A6" office:value-type="string">
            <text:p text:style-name="P2"/>
          </table:table-cell>
          <table:table-cell table:style-name="Table9.B6" office:value-type="string">
            <text:p text:style-name="P2"/>
          </table:table-cell>
        </table:table-row>
        <table:table-row table:style-name="Table9.7">
          <table:table-cell table:style-name="Table9.B6" office:value-type="string">
            <text:p text:style-name="P4"/>
          </table:table-cell>
          <table:table-cell table:style-name="Table9.B6" office:value-type="string">
            <text:p text:style-name="P4"/>
          </table:table-cell>
        </table:table-row>
        <table:table-row table:style-name="Table9.8">
          <table:table-cell table:style-name="Table9.A1" table:number-columns-spanned="2" office:value-type="string">
            <text:p text:style-name="P14">Pre-conditions: </text:p>
          </table:table-cell>
          <table:covered-table-cell/>
        </table:table-row>
        <table:table-row table:style-name="Table9.9">
          <table:table-cell table:style-name="Table9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11">Step</text:p>
          </table:table-cell>
          <table:table-cell table:style-name="Table10.A1" office:value-type="string">
            <text:p text:style-name="P24">Test Steps</text:p>
          </table:table-cell>
          <table:table-cell table:style-name="Table10.A1" office:value-type="string">
            <text:p text:style-name="P25">Test Data</text:p>
          </table:table-cell>
          <table:table-cell table:style-name="Table10.D1" office:value-type="string">
            <text:p text:style-name="P24">Expected Result</text:p>
          </table:table-cell>
          <table:table-cell table:style-name="Table10.D1" office:value-type="string">
            <text:p text:style-name="P24">Actual Result</text:p>
          </table:table-cell>
          <table:table-cell table:style-name="Table10.D1" office:value-type="string">
            <text:p text:style-name="P24">Status (Pass/Fail)</text:p>
          </table:table-cell>
          <table:table-cell table:style-name="Table10.G1" office:value-type="string">
            <text:p text:style-name="P24">Notes</text:p>
          </table:table-cell>
        </table:table-row>
        <table:table-row table:style-name="Table10.2"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9"><text:s/>Click Calendar view tab- Month</text:p>
          </table:table-cell>
          <table:table-cell table:style-name="Table10.A2" office:value-type="string">
            <text:p text:style-name="P9">Third option from Calendar View Tabs</text:p>
          </table:table-cell>
          <table:table-cell table:style-name="Table10.D2" office:value-type="string">
            <text:p text:style-name="P10"/>
            <text:p text:style-name="P9">Calendar view-Month is displayed in the calendar view field</text:p>
          </table:table-cell>
          <table:table-cell table:style-name="Table10.D2" office:value-type="string">
            <text:p text:style-name="P9"/>
          </table:table-cell>
          <table:table-cell table:style-name="Table10.D2" office:value-type="string">
            <text:p text:style-name="P9"/>
          </table:table-cell>
          <table:table-cell table:style-name="Table10.G2" office:value-type="string">
            <text:p text:style-name="P9"><text:s/></text:p>
          </table:table-cell>
        </table:table-row>
        <table:table-row table:style-name="Table10.3">
          <table:table-cell table:style-name="Table10.A2" office:value-type="string">
            <text:p text:style-name="P8">2</text:p>
          </table:table-cell>
          <table:table-cell table:style-name="Table10.A2" office:value-type="string">
            <text:p text:style-name="P9"><text:s/>Click on an “Date” field with a time previous than current date.</text:p>
          </table:table-cell>
          <table:table-cell table:style-name="Table10.A2" office:value-type="string">
            <text:p text:style-name="P9">“Month” field &lt; current date;</text:p>
          </table:table-cell>
          <table:table-cell table:style-name="Table10.D2" office:value-type="string">
            <text:p text:style-name="P10">A fail message is displayed.</text:p>
            <text:p text:style-name="P10">Create event form is not shown. </text:p>
          </table:table-cell>
          <table:table-cell table:style-name="Table10.D2" office:value-type="string">
            <text:p text:style-name="P9"/>
          </table:table-cell>
          <table:table-cell table:style-name="Table10.D2" office:value-type="string">
            <text:p text:style-name="P10"/>
          </table:table-cell>
          <table:table-cell table:style-name="Table10.G2" office:value-type="string">
            <text:p text:style-name="P10"/>
          </table:table-cell>
        </table:table-row>
      </table:table>
      <text:p text:style-name="P7"/>
      <text:p text:style-name="P30">Post-conditions: </text:p>
      <text:p text:style-name="P1"><draw:line text:anchor-type="char" draw:z-index="16" draw:style-name="gr1" draw:text-style-name="P38" svg:x1="-0.0071in" svg:y1="-0.1791in" svg:x2="9.1386in" svg:y2="-0.1791in"><text:p/></draw:line><draw:line text:anchor-type="char" draw:z-index="17" draw:style-name="gr1" draw:text-style-name="P38" svg:x1="-0.0071in" svg:y1="-0.1791in" svg:x2="-0.0071in" svg:y2="0.5945in"><text:p/></draw:line><draw:line text:anchor-type="char" draw:z-index="18" draw:style-name="gr1" draw:text-style-name="P38" svg:x1="9.139in" svg:y1="-0.1791in" svg:x2="9.139in" svg:y2="0.5945in"><text:p/></draw:line><draw:line text:anchor-type="char" draw:z-index="19" draw:style-name="gr1" draw:text-style-name="P38" svg:x1="-0.0071in" svg:y1="0.5945in" svg:x2="9.1386in" svg:y2="0.5945in"><text:p/></draw:line></text:p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4"/>
          </table:table-cell>
          <table:covered-table-cell/>
        </table:table-row>
        <table:table-row table:style-name="Table11.2">
          <table:table-cell table:style-name="Table11.A2" office:value-type="string">
            <text:p text:style-name="P21"><text:span text:style-name="T2">Test Case ID: </text:span><text:span text:style-name="T6">Fun_10</text:span></text:p>
          </table:table-cell>
          <table:table-cell table:style-name="Table11.A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11.3">
          <table:table-cell table:style-name="Table11.A2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11.A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11.4">
          <table:table-cell table:style-name="Table11.A2" office:value-type="string">
            <text:p text:style-name="P23">Module Name: </text:p>
          </table:table-cell>
          <table:table-cell table:style-name="Table11.A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11.3">
          <table:table-cell table:style-name="Table11.A2" office:value-type="string">
            <text:p text:style-name="P21"><text:span text:style-name="T2">Test Title: </text:span><text:span text:style-name="T8">Create event with invalid date (week)</text:span></text:p>
          </table:table-cell>
          <table:table-cell table:style-name="Table11.A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11.3">
          <table:table-cell table:style-name="Table11.A2" office:value-type="string">
            <text:p text:style-name="P21"><text:span text:style-name="T2">Description: </text:span><text:span text:style-name="T8">Create an event using a past date/time</text:span></text:p>
          </table:table-cell>
          <table:table-cell table:style-name="Table11.A1" office:value-type="string">
            <text:p text:style-name="P2"/>
          </table:table-cell>
        </table:table-row>
        <table:table-row table:style-name="Table11.7">
          <table:table-cell table:style-name="Table11.A7" office:value-type="string">
            <text:p text:style-name="P2"/>
          </table:table-cell>
          <table:table-cell table:style-name="Table11.B7" office:value-type="string">
            <text:p text:style-name="P2"/>
          </table:table-cell>
        </table:table-row>
        <table:table-row table:style-name="Table11.8">
          <table:table-cell table:style-name="Table11.B7" office:value-type="string">
            <text:p text:style-name="P4"/>
          </table:table-cell>
          <table:table-cell table:style-name="Table11.B7" office:value-type="string">
            <text:p text:style-name="P4"/>
          </table:table-cell>
        </table:table-row>
        <table:table-row table:style-name="Table11.9">
          <table:table-cell table:style-name="Table11.A2" table:number-columns-spanned="2" office:value-type="string">
            <text:p text:style-name="P14">Pre-conditions: </text:p>
          </table:table-cell>
          <table:covered-table-cell/>
        </table:table-row>
        <table:table-row table:style-name="Table11.10">
          <table:table-cell table:style-name="Table11.A7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11">Step</text:p>
          </table:table-cell>
          <table:table-cell table:style-name="Table12.A1" office:value-type="string">
            <text:p text:style-name="P24">Test Steps</text:p>
          </table:table-cell>
          <table:table-cell table:style-name="Table12.A1" office:value-type="string">
            <text:p text:style-name="P25">Test Data</text:p>
          </table:table-cell>
          <table:table-cell table:style-name="Table12.D1" office:value-type="string">
            <text:p text:style-name="P24">Expected Result</text:p>
          </table:table-cell>
          <table:table-cell table:style-name="Table12.D1" office:value-type="string">
            <text:p text:style-name="P24">Actual Result</text:p>
          </table:table-cell>
          <table:table-cell table:style-name="Table12.D1" office:value-type="string">
            <text:p text:style-name="P24">Status (Pass/Fail)</text:p>
          </table:table-cell>
          <table:table-cell table:style-name="Table12.G1" office:value-type="string">
            <text:p text:style-name="P24">Notes</text:p>
          </table:table-cell>
        </table:table-row>
        <table:table-row table:style-name="Table12.2"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9"><text:s/>Click Calendar view tab- Week</text:p>
          </table:table-cell>
          <table:table-cell table:style-name="Table12.A2" office:value-type="string">
            <text:p text:style-name="P9">Second option from Calendar View Tabs</text:p>
          </table:table-cell>
          <table:table-cell table:style-name="Table12.D2" office:value-type="string">
            <text:p text:style-name="P10"/>
            <text:p text:style-name="P9">Calendar view-Week is displayed in the calendar view field</text:p>
          </table:table-cell>
          <table:table-cell table:style-name="Table12.D2" office:value-type="string">
            <text:p text:style-name="P9"/>
          </table:table-cell>
          <table:table-cell table:style-name="Table12.D2" office:value-type="string">
            <text:p text:style-name="P9"/>
          </table:table-cell>
          <table:table-cell table:style-name="Table12.G2" office:value-type="string">
            <text:p text:style-name="P9"><text:s/></text:p>
          </table:table-cell>
        </table:table-row>
        <table:table-row table:style-name="Table12.3">
          <table:table-cell table:style-name="Table12.A2" office:value-type="string">
            <text:p text:style-name="P8">2</text:p>
          </table:table-cell>
          <table:table-cell table:style-name="Table12.A2" office:value-type="string">
            <text:p text:style-name="P9"><text:s/>Click on an “Date” field with a time previous than current date.</text:p>
          </table:table-cell>
          <table:table-cell table:style-name="Table12.A2" office:value-type="string">
            <text:p text:style-name="P9">“Day/time” field &lt; current date;</text:p>
          </table:table-cell>
          <table:table-cell table:style-name="Table12.D2" office:value-type="string">
            <text:p text:style-name="P10">A fail message is displayed.</text:p>
            <text:p text:style-name="P10">Create event form is not shown. </text:p>
          </table:table-cell>
          <table:table-cell table:style-name="Table12.D2" office:value-type="string">
            <text:p text:style-name="P9"/>
          </table:table-cell>
          <table:table-cell table:style-name="Table12.D2" office:value-type="string">
            <text:p text:style-name="P10"/>
          </table:table-cell>
          <table:table-cell table:style-name="Table12.G2" office:value-type="string">
            <text:p text:style-name="P10"/>
          </table:table-cell>
        </table:table-row>
      </table:table>
      <text:p text:style-name="P7"/>
      <text:p text:style-name="P30">Post-conditions: </text:p>
      <text:p text:style-name="P1"><draw:line text:anchor-type="char" draw:z-index="20" draw:style-name="gr1" draw:text-style-name="P38" svg:x1="-0.0071in" svg:y1="-0.1791in" svg:x2="9.1386in" svg:y2="-0.1791in"><text:p/></draw:line><draw:line text:anchor-type="char" draw:z-index="21" draw:style-name="gr1" draw:text-style-name="P38" svg:x1="-0.0071in" svg:y1="-0.1791in" svg:x2="-0.0071in" svg:y2="0.5945in"><text:p/></draw:line><draw:line text:anchor-type="char" draw:z-index="22" draw:style-name="gr1" draw:text-style-name="P38" svg:x1="9.139in" svg:y1="-0.1791in" svg:x2="9.139in" svg:y2="0.5945in"><text:p/></draw:line><draw:line text:anchor-type="char" draw:z-index="23" draw:style-name="gr1" draw:text-style-name="P38" svg:x1="-0.0071in" svg:y1="0.5945in" svg:x2="9.1386in" svg:y2="0.5945in"><text:p/></draw:line><text:tab/></text:p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"><text:span text:style-name="T3"><text:s/></text:span><text:span text:style-name="T4">Project Name: </text:span></text:p>
          </table:table-cell>
          <table:covered-table-cell/>
        </table:table-row>
        <table:table-row table:style-name="Table13.2">
          <table:table-cell table:style-name="Table13.A1" table:number-columns-spanned="2" office:value-type="string">
            <text:p text:style-name="P12">Test Case Create Event from Calendar View- Day Fai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21"><text:span text:style-name="T2">Test Case ID: </text:span><text:span text:style-name="T6">Fun_10</text:span></text:p>
          </table:table-cell>
          <table:table-cell table:style-name="Table13.A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13.4">
          <table:table-cell table:style-name="Table13.A3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13.A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13.5">
          <table:table-cell table:style-name="Table13.A3" office:value-type="string">
            <text:p text:style-name="P23">Module Name: </text:p>
          </table:table-cell>
          <table:table-cell table:style-name="Table13.A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13.4">
          <table:table-cell table:style-name="Table13.A3" office:value-type="string">
            <text:p text:style-name="P21"><text:span text:style-name="T2">Test Title: </text:span><text:span text:style-name="T8">Create event with invalid date (day)</text:span></text:p>
          </table:table-cell>
          <table:table-cell table:style-name="Table13.A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13.4">
          <table:table-cell table:style-name="Table13.A3" office:value-type="string">
            <text:p text:style-name="P21"><text:span text:style-name="T2">Description: </text:span><text:span text:style-name="T8">Create an event using a past date/time</text:span></text:p>
          </table:table-cell>
          <table:table-cell table:style-name="Table13.A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13.8">
          <table:table-cell table:style-name="Table13.A8" office:value-type="string">
            <text:p text:style-name="P2"/>
          </table:table-cell>
          <table:table-cell table:style-name="Table13.B8" office:value-type="string">
            <text:p text:style-name="P2"/>
          </table:table-cell>
        </table:table-row>
        <table:table-row table:style-name="Table13.9">
          <table:table-cell table:style-name="Table13.B8" office:value-type="string">
            <text:p text:style-name="P4"/>
          </table:table-cell>
          <table:table-cell table:style-name="Table13.B8" office:value-type="string">
            <text:p text:style-name="P4"/>
          </table:table-cell>
        </table:table-row>
        <table:table-row table:style-name="Table13.10">
          <table:table-cell table:style-name="Table13.A3" table:number-columns-spanned="2" office:value-type="string">
            <text:p text:style-name="P14">Pre-conditions: </text:p>
          </table:table-cell>
          <table:covered-table-cell/>
        </table:table-row>
        <table:table-row table:style-name="Table13.11">
          <table:table-cell table:style-name="Table13.A8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11">Step</text:p>
          </table:table-cell>
          <table:table-cell table:style-name="Table14.A1" office:value-type="string">
            <text:p text:style-name="P24">Test Steps</text:p>
          </table:table-cell>
          <table:table-cell table:style-name="Table14.A1" office:value-type="string">
            <text:p text:style-name="P25">Test Data</text:p>
          </table:table-cell>
          <table:table-cell table:style-name="Table14.D1" office:value-type="string">
            <text:p text:style-name="P24">Expected Result</text:p>
          </table:table-cell>
          <table:table-cell table:style-name="Table14.D1" office:value-type="string">
            <text:p text:style-name="P24">Actual Result</text:p>
          </table:table-cell>
          <table:table-cell table:style-name="Table14.D1" office:value-type="string">
            <text:p text:style-name="P24">Status (Pass/Fail)</text:p>
          </table:table-cell>
          <table:table-cell table:style-name="Table14.G1" office:value-type="string">
            <text:p text:style-name="P24">Notes</text:p>
          </table:table-cell>
        </table:table-row>
        <table:table-row table:style-name="Table14.2">
          <table:table-cell table:style-name="Table14.A2" office:value-type="string">
            <text:p text:style-name="P8">1</text:p>
          </table:table-cell>
          <table:table-cell table:style-name="Table14.A2" office:value-type="string">
            <text:p text:style-name="P9"><text:s/>Click Calendar view tab- Day</text:p>
          </table:table-cell>
          <table:table-cell table:style-name="Table14.A2" office:value-type="string">
            <text:p text:style-name="P9">Second option from Calendar View Tabs</text:p>
          </table:table-cell>
          <table:table-cell table:style-name="Table14.D2" office:value-type="string">
            <text:p text:style-name="P10"/>
            <text:p text:style-name="P9">Calendar view-Day is displayed in the calendar view field</text:p>
          </table:table-cell>
          <table:table-cell table:style-name="Table14.D2" office:value-type="string">
            <text:p text:style-name="P9"/>
          </table:table-cell>
          <table:table-cell table:style-name="Table14.D2" office:value-type="string">
            <text:p text:style-name="P9"><text:s/></text:p>
          </table:table-cell>
          <table:table-cell table:style-name="Table14.G2" office:value-type="string">
            <text:p text:style-name="P9"><text:s/></text:p>
          </table:table-cell>
        </table:table-row>
        <table:table-row table:style-name="Table14.3">
          <table:table-cell table:style-name="Table14.A2" office:value-type="string">
            <text:p text:style-name="P8">2</text:p>
          </table:table-cell>
          <table:table-cell table:style-name="Table14.A2" office:value-type="string">
            <text:p text:style-name="P9"><text:s/>Click on an “Hour” field with a time previous than current date.</text:p>
          </table:table-cell>
          <table:table-cell table:style-name="Table14.A2" office:value-type="string">
            <text:p text:style-name="P9">“Hour” field &lt; current Time;</text:p>
          </table:table-cell>
          <table:table-cell table:style-name="Table14.D2" office:value-type="string">
            <text:p text:style-name="P10">A fail message is displayed.</text:p>
            <text:p text:style-name="P10">Create event form is not shown. </text:p>
          </table:table-cell>
          <table:table-cell table:style-name="Table14.D2" office:value-type="string">
            <text:p text:style-name="P9"/>
            <text:p text:style-name="P9"/>
          </table:table-cell>
          <table:table-cell table:style-name="Table14.D2" office:value-type="string">
            <text:p text:style-name="P10"/>
          </table:table-cell>
          <table:table-cell table:style-name="Table14.G2" office:value-type="string">
            <text:p text:style-name="P10"/>
          </table:table-cell>
        </table:table-row>
      </table:table>
      <text:p text:style-name="P7"/>
      <text:p text:style-name="P30">Post-conditions: </text:p>
      <text:p text:style-name="P1"><draw:line text:anchor-type="char" draw:z-index="24" draw:style-name="gr1" draw:text-style-name="P38" svg:x1="-0.0071in" svg:y1="-0.1791in" svg:x2="9.1386in" svg:y2="-0.1791in"><text:p/></draw:line><draw:line text:anchor-type="char" draw:z-index="25" draw:style-name="gr1" draw:text-style-name="P38" svg:x1="-0.0071in" svg:y1="-0.1791in" svg:x2="-0.0071in" svg:y2="0.5945in"><text:p/></draw:line><draw:line text:anchor-type="char" draw:z-index="26" draw:style-name="gr1" draw:text-style-name="P38" svg:x1="9.139in" svg:y1="-0.1791in" svg:x2="9.139in" svg:y2="0.5945in"><text:p/></draw:line><draw:line text:anchor-type="char" draw:z-index="27" draw:style-name="gr1" draw:text-style-name="P38" svg:x1="-0.0071in" svg:y1="0.5945in" svg:x2="9.1386in" svg:y2="0.5945in"><text:p/></draw:line></text:p>
      <text:p text:style-name="P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1"><text:span text:style-name="T2">Test Case ID: </text:span><text:span text:style-name="T6">Fun_10</text:span></text:p>
          </table:table-cell>
          <table:table-cell table:style-name="Table15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15.2">
          <table:table-cell table:style-name="Table15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15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15.3">
          <table:table-cell table:style-name="Table15.A1" office:value-type="string">
            <text:p text:style-name="P23">Module Name: </text:p>
          </table:table-cell>
          <table:table-cell table:style-name="Table15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15.2">
          <table:table-cell table:style-name="Table15.A1" office:value-type="string">
            <text:p text:style-name="P21"><text:span text:style-name="T2">Test Title: </text:span><text:span text:style-name="T8">Navigation Left Button(Day)</text:span></text:p>
          </table:table-cell>
          <table:table-cell table:style-name="Table15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15.2">
          <table:table-cell table:style-name="Table15.A1" office:value-type="string">
            <text:p text:style-name="P21"><text:span text:style-name="T2">Description: </text:span><text:span text:style-name="T8">Navigate to Previous views</text:span></text:p>
          </table:table-cell>
          <table:table-cell table:style-name="Table15.B1" office:value-type="string">
            <text:p text:style-name="P2"/>
          </table:table-cell>
        </table:table-row>
        <table:table-row table:style-name="Table15.6">
          <table:table-cell table:style-name="Table15.A6" office:value-type="string">
            <text:p text:style-name="P2"/>
          </table:table-cell>
          <table:table-cell table:style-name="Table15.B6" office:value-type="string">
            <text:p text:style-name="P2"/>
          </table:table-cell>
        </table:table-row>
        <table:table-row table:style-name="Table15.7">
          <table:table-cell table:style-name="Table15.B6" office:value-type="string">
            <text:p text:style-name="P4"/>
          </table:table-cell>
          <table:table-cell table:style-name="Table15.B6" office:value-type="string">
            <text:p text:style-name="P4"/>
          </table:table-cell>
        </table:table-row>
        <table:table-row table:style-name="Table15.8">
          <table:table-cell table:style-name="Table15.A1" table:number-columns-spanned="2" office:value-type="string">
            <text:p text:style-name="P14">Pre-conditions: Calendar View field is set to “Day”</text:p>
          </table:table-cell>
          <table:covered-table-cell/>
        </table:table-row>
        <table:table-row table:style-name="Table15.9">
          <table:table-cell table:style-name="Table1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16.1">
          <table:table-cell table:style-name="Table16.A1" office:value-type="string">
            <text:p text:style-name="P11">Step</text:p>
          </table:table-cell>
          <table:table-cell table:style-name="Table16.A1" office:value-type="string">
            <text:p text:style-name="P24">Test Steps</text:p>
          </table:table-cell>
          <table:table-cell table:style-name="Table16.A1" office:value-type="string">
            <text:p text:style-name="P25">Test Data</text:p>
          </table:table-cell>
          <table:table-cell table:style-name="Table16.D1" office:value-type="string">
            <text:p text:style-name="P24">Expected Result</text:p>
          </table:table-cell>
          <table:table-cell table:style-name="Table16.D1" office:value-type="string">
            <text:p text:style-name="P24">Actual Result</text:p>
          </table:table-cell>
          <table:table-cell table:style-name="Table16.D1" office:value-type="string">
            <text:p text:style-name="P24">Status (Pass/Fail)</text:p>
          </table:table-cell>
          <table:table-cell table:style-name="Table16.G1" office:value-type="string">
            <text:p text:style-name="P24">Notes</text:p>
          </table:table-cell>
        </table:table-row>
        <table:table-row table:style-name="Table16.2">
          <table:table-cell table:style-name="Table16.A2" office:value-type="string">
            <text:p text:style-name="P8">1</text:p>
          </table:table-cell>
          <table:table-cell table:style-name="Table16.A2" office:value-type="string">
            <text:p text:style-name="P9">Click on “Left Arrow” button</text:p>
          </table:table-cell>
          <table:table-cell table:style-name="Table16.A2" office:value-type="string">
            <text:p text:style-name="P9">Left arrow button </text:p>
          </table:table-cell>
          <table:table-cell table:style-name="Table16.D2" office:value-type="string">
            <text:p text:style-name="P10">Calendar view- Day is changed to one day previously.</text:p>
            <text:p text:style-name="P10">Calendar navigation displays previous day.</text:p>
          </table:table-cell>
          <table:table-cell table:style-name="Table16.D2" office:value-type="string">
            <text:p text:style-name="P9"/>
          </table:table-cell>
          <table:table-cell table:style-name="Table16.D2" office:value-type="string">
            <text:p text:style-name="P9"/>
          </table:table-cell>
          <table:table-cell table:style-name="Table16.G2" office:value-type="string">
            <text:p text:style-name="P9"><text:s/></text:p>
          </table:table-cell>
        </table:table-row>
      </table:table>
      <text:p text:style-name="P7"/>
      <text:p text:style-name="P30">Post-conditions: </text:p>
      <text:p text:style-name="P1"><draw:line text:anchor-type="char" draw:z-index="28" draw:style-name="gr1" draw:text-style-name="P38" svg:x1="-0.0071in" svg:y1="-0.1791in" svg:x2="9.1386in" svg:y2="-0.1791in"><text:p/></draw:line><draw:line text:anchor-type="char" draw:z-index="29" draw:style-name="gr1" draw:text-style-name="P38" svg:x1="-0.0071in" svg:y1="-0.1791in" svg:x2="-0.0071in" svg:y2="0.5945in"><text:p/></draw:line><draw:line text:anchor-type="char" draw:z-index="30" draw:style-name="gr1" draw:text-style-name="P38" svg:x1="9.139in" svg:y1="-0.1791in" svg:x2="9.139in" svg:y2="0.5945in"><text:p/></draw:line><draw:line text:anchor-type="char" draw:z-index="31" draw:style-name="gr1" draw:text-style-name="P38" svg:x1="-0.0071in" svg:y1="0.5945in" svg:x2="9.1386in" svg:y2="0.5945in"><text:p/></draw:line><text:tab/>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1"><text:span text:style-name="T2">Test Case ID: </text:span><text:span text:style-name="T6">Fun_10</text:span></text:p>
          </table:table-cell>
          <table:table-cell table:style-name="Table21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21.2">
          <table:table-cell table:style-name="Table21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21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21.3">
          <table:table-cell table:style-name="Table21.A1" office:value-type="string">
            <text:p text:style-name="P23">Module Name: </text:p>
          </table:table-cell>
          <table:table-cell table:style-name="Table21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21.2">
          <table:table-cell table:style-name="Table21.A1" office:value-type="string">
            <text:p text:style-name="P21"><text:span text:style-name="T2">Test Title: </text:span><text:span text:style-name="T8">Navigation Right Button (Day)</text:span></text:p>
          </table:table-cell>
          <table:table-cell table:style-name="Table21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21.2">
          <table:table-cell table:style-name="Table21.A1" office:value-type="string">
            <text:p text:style-name="P21"><text:span text:style-name="T2">Description: </text:span><text:span text:style-name="T8">Navigate to later Views</text:span></text:p>
          </table:table-cell>
          <table:table-cell table:style-name="Table21.B1" office:value-type="string">
            <text:p text:style-name="P2"/>
          </table:table-cell>
        </table:table-row>
        <table:table-row table:style-name="Table21.6">
          <table:table-cell table:style-name="Table21.A6" office:value-type="string">
            <text:p text:style-name="P2"/>
          </table:table-cell>
          <table:table-cell table:style-name="Table21.B6" office:value-type="string">
            <text:p text:style-name="P2"/>
          </table:table-cell>
        </table:table-row>
        <table:table-row table:style-name="Table21.7">
          <table:table-cell table:style-name="Table21.B6" office:value-type="string">
            <text:p text:style-name="P4"/>
          </table:table-cell>
          <table:table-cell table:style-name="Table21.B6" office:value-type="string">
            <text:p text:style-name="P4"/>
          </table:table-cell>
        </table:table-row>
        <table:table-row table:style-name="Table21.8">
          <table:table-cell table:style-name="Table21.A1" table:number-columns-spanned="2" office:value-type="string">
            <text:p text:style-name="P14">Pre-conditions: Calendar View field is set to “Day”</text:p>
          </table:table-cell>
          <table:covered-table-cell/>
        </table:table-row>
        <table:table-row table:style-name="Table21.9">
          <table:table-cell table:style-name="Table2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row table:style-name="Table22.1">
          <table:table-cell table:style-name="Table22.A1" office:value-type="string">
            <text:p text:style-name="P11">Step</text:p>
          </table:table-cell>
          <table:table-cell table:style-name="Table22.A1" office:value-type="string">
            <text:p text:style-name="P24">Test Steps</text:p>
          </table:table-cell>
          <table:table-cell table:style-name="Table22.A1" office:value-type="string">
            <text:p text:style-name="P25">Test Data</text:p>
          </table:table-cell>
          <table:table-cell table:style-name="Table22.D1" office:value-type="string">
            <text:p text:style-name="P24">Expected Result</text:p>
          </table:table-cell>
          <table:table-cell table:style-name="Table22.D1" office:value-type="string">
            <text:p text:style-name="P24">Actual Result</text:p>
          </table:table-cell>
          <table:table-cell table:style-name="Table22.D1" office:value-type="string">
            <text:p text:style-name="P24">Status (Pass/Fail)</text:p>
          </table:table-cell>
          <table:table-cell table:style-name="Table22.G1" office:value-type="string">
            <text:p text:style-name="P24">Notes</text:p>
          </table:table-cell>
        </table:table-row>
        <table:table-row table:style-name="Table22.2">
          <table:table-cell table:style-name="Table22.A2" office:value-type="string">
            <text:p text:style-name="P8">1</text:p>
          </table:table-cell>
          <table:table-cell table:style-name="Table22.A2" office:value-type="string">
            <text:p text:style-name="P9">Click on “Right Arrow” button</text:p>
          </table:table-cell>
          <table:table-cell table:style-name="Table22.A2" office:value-type="string">
            <text:p text:style-name="P9">Left right button from navigation field</text:p>
          </table:table-cell>
          <table:table-cell table:style-name="Table22.D2" office:value-type="string">
            <text:p text:style-name="P10">Calendar view- Day is changed to one day later.</text:p>
            <text:p text:style-name="P10">Calendar navigation is displays next day.</text:p>
          </table:table-cell>
          <table:table-cell table:style-name="Table22.D2" office:value-type="string">
            <text:p text:style-name="P9"/>
          </table:table-cell>
          <table:table-cell table:style-name="Table22.D2" office:value-type="string">
            <text:p text:style-name="P9"/>
          </table:table-cell>
          <table:table-cell table:style-name="Table22.G2" office:value-type="string">
            <text:p text:style-name="P9"><text:s/></text:p>
          </table:table-cell>
        </table:table-row>
      </table:table>
      <text:p text:style-name="P7"/>
      <text:p text:style-name="P30">Post-conditions: </text:p>
      <text:p text:style-name="P1"><draw:line text:anchor-type="char" draw:z-index="36" draw:style-name="gr1" draw:text-style-name="P38" svg:x1="-0.0071in" svg:y1="-0.1791in" svg:x2="9.1386in" svg:y2="-0.1791in"><text:p/></draw:line><draw:line text:anchor-type="char" draw:z-index="37" draw:style-name="gr1" draw:text-style-name="P38" svg:x1="-0.0071in" svg:y1="-0.1791in" svg:x2="-0.0071in" svg:y2="0.5945in"><text:p/></draw:line><draw:line text:anchor-type="char" draw:z-index="38" draw:style-name="gr1" draw:text-style-name="P38" svg:x1="9.139in" svg:y1="-0.1791in" svg:x2="9.139in" svg:y2="0.5945in"><text:p/></draw:line><draw:line text:anchor-type="char" draw:z-index="39" draw:style-name="gr1" draw:text-style-name="P38" svg:x1="-0.0071in" svg:y1="0.5945in" svg:x2="9.1386in" svg:y2="0.5945in"><text:p/></draw:line></text:p>
      <text:p text:style-name="P6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1"><text:span text:style-name="T2">Test Case ID: </text:span><text:span text:style-name="T6">Fun_10</text:span></text:p>
          </table:table-cell>
          <table:table-cell table:style-name="Table27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27.2">
          <table:table-cell table:style-name="Table27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27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27.3">
          <table:table-cell table:style-name="Table27.A1" office:value-type="string">
            <text:p text:style-name="P23">Module Name: </text:p>
          </table:table-cell>
          <table:table-cell table:style-name="Table27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27.2">
          <table:table-cell table:style-name="Table27.A1" office:value-type="string">
            <text:p text:style-name="P21"><text:span text:style-name="T2">Test Title: </text:span><text:span text:style-name="T8">Navigation Left Button(Week)</text:span></text:p>
          </table:table-cell>
          <table:table-cell table:style-name="Table27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27.2">
          <table:table-cell table:style-name="Table27.A1" office:value-type="string">
            <text:p text:style-name="P21"><text:span text:style-name="T8">Description: Navigate to Previous views</text:span></text:p>
          </table:table-cell>
          <table:table-cell table:style-name="Table27.B1" office:value-type="string">
            <text:p text:style-name="P2"/>
          </table:table-cell>
        </table:table-row>
        <table:table-row table:style-name="Table27.6">
          <table:table-cell table:style-name="Table27.A6" office:value-type="string">
            <text:p text:style-name="P2"/>
          </table:table-cell>
          <table:table-cell table:style-name="Table27.B6" office:value-type="string">
            <text:p text:style-name="P2"/>
          </table:table-cell>
        </table:table-row>
        <table:table-row table:style-name="Table27.7">
          <table:table-cell table:style-name="Table27.B6" office:value-type="string">
            <text:p text:style-name="P4"/>
          </table:table-cell>
          <table:table-cell table:style-name="Table27.B6" office:value-type="string">
            <text:p text:style-name="P4"/>
          </table:table-cell>
        </table:table-row>
        <table:table-row table:style-name="Table27.8">
          <table:table-cell table:style-name="Table27.A1" table:number-columns-spanned="2" office:value-type="string">
            <text:p text:style-name="P14">Pre-conditions: Calendar View field is set to “Week”</text:p>
          </table:table-cell>
          <table:covered-table-cell/>
        </table:table-row>
        <table:table-row table:style-name="Table27.9">
          <table:table-cell table:style-name="Table2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row table:style-name="Table26.1">
          <table:table-cell table:style-name="Table26.A1" office:value-type="string">
            <text:p text:style-name="P11">Step</text:p>
          </table:table-cell>
          <table:table-cell table:style-name="Table26.A1" office:value-type="string">
            <text:p text:style-name="P24">Test Steps</text:p>
          </table:table-cell>
          <table:table-cell table:style-name="Table26.A1" office:value-type="string">
            <text:p text:style-name="P25">Test Data</text:p>
          </table:table-cell>
          <table:table-cell table:style-name="Table26.D1" office:value-type="string">
            <text:p text:style-name="P24">Expected Result</text:p>
          </table:table-cell>
          <table:table-cell table:style-name="Table26.D1" office:value-type="string">
            <text:p text:style-name="P24">Actual Result</text:p>
          </table:table-cell>
          <table:table-cell table:style-name="Table26.D1" office:value-type="string">
            <text:p text:style-name="P24">Status (Pass/Fail)</text:p>
          </table:table-cell>
          <table:table-cell table:style-name="Table26.G1" office:value-type="string">
            <text:p text:style-name="P24">Notes</text:p>
          </table:table-cell>
        </table:table-row>
        <table:table-row table:style-name="Table26.2">
          <table:table-cell table:style-name="Table26.A2" office:value-type="string">
            <text:p text:style-name="P8">1</text:p>
          </table:table-cell>
          <table:table-cell table:style-name="Table26.A2" office:value-type="string">
            <text:p text:style-name="P9">Click on “Left Arrow” button</text:p>
          </table:table-cell>
          <table:table-cell table:style-name="Table26.A2" office:value-type="string">
            <text:p text:style-name="P9">Left Arrow button from navigation field</text:p>
          </table:table-cell>
          <table:table-cell table:style-name="Table26.D2" office:value-type="string">
            <text:p text:style-name="P10">Calendar view- Week is changed to one week later.</text:p>
            <text:p text:style-name="P10">Calendar navigation displays previous week.</text:p>
          </table:table-cell>
          <table:table-cell table:style-name="Table26.D2" office:value-type="string">
            <text:p text:style-name="P9"/>
          </table:table-cell>
          <table:table-cell table:style-name="Table26.D2" office:value-type="string">
            <text:p text:style-name="P9"/>
          </table:table-cell>
          <table:table-cell table:style-name="Table26.G2" office:value-type="string">
            <text:p text:style-name="P9"><text:s/></text:p>
          </table:table-cell>
        </table:table-row>
      </table:table>
      <text:p text:style-name="P7"/>
      <text:p text:style-name="P30">Post-conditions: </text:p>
      <text:p text:style-name="P1"><draw:line text:anchor-type="char" draw:z-index="44" draw:style-name="gr1" draw:text-style-name="P38" svg:x1="-0.0071in" svg:y1="-0.1791in" svg:x2="9.1386in" svg:y2="-0.1791in"><text:p/></draw:line><draw:line text:anchor-type="char" draw:z-index="45" draw:style-name="gr1" draw:text-style-name="P38" svg:x1="-0.0071in" svg:y1="-0.1791in" svg:x2="-0.0071in" svg:y2="0.5945in"><text:p/></draw:line><draw:line text:anchor-type="char" draw:z-index="46" draw:style-name="gr1" draw:text-style-name="P38" svg:x1="9.139in" svg:y1="-0.1791in" svg:x2="9.139in" svg:y2="0.5945in"><text:p/></draw:line><draw:line text:anchor-type="char" draw:z-index="47" draw:style-name="gr1" draw:text-style-name="P38" svg:x1="-0.0071in" svg:y1="0.5945in" svg:x2="9.1386in" svg:y2="0.5945in"><text:p/></draw:line><text:tab/> </text:p>
      <text:p text:style-name="P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1"><text:span text:style-name="T2">Test Case ID: </text:span><text:span text:style-name="T6">Fun_10</text:span></text:p>
          </table:table-cell>
          <table:table-cell table:style-name="Table23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23.2">
          <table:table-cell table:style-name="Table23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23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23.3">
          <table:table-cell table:style-name="Table23.A1" office:value-type="string">
            <text:p text:style-name="P23">Module Name: </text:p>
          </table:table-cell>
          <table:table-cell table:style-name="Table23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23.2">
          <table:table-cell table:style-name="Table23.A1" office:value-type="string">
            <text:p text:style-name="P21"><text:span text:style-name="T2">Test Title: </text:span><text:span text:style-name="T8">Navigation Right Button(Week)</text:span></text:p>
          </table:table-cell>
          <table:table-cell table:style-name="Table23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23.2">
          <table:table-cell table:style-name="Table23.A1" office:value-type="string">
            <text:p text:style-name="P21"><text:span text:style-name="T2">Description: </text:span><text:span text:style-name="T8">Navigate to later Views</text:span></text:p>
          </table:table-cell>
          <table:table-cell table:style-name="Table23.B1" office:value-type="string">
            <text:p text:style-name="P2"/>
          </table:table-cell>
        </table:table-row>
        <table:table-row table:style-name="Table23.6">
          <table:table-cell table:style-name="Table23.A6" office:value-type="string">
            <text:p text:style-name="P2"/>
          </table:table-cell>
          <table:table-cell table:style-name="Table23.B6" office:value-type="string">
            <text:p text:style-name="P2"/>
          </table:table-cell>
        </table:table-row>
        <table:table-row table:style-name="Table23.7">
          <table:table-cell table:style-name="Table23.B6" office:value-type="string">
            <text:p text:style-name="P4"/>
          </table:table-cell>
          <table:table-cell table:style-name="Table23.B6" office:value-type="string">
            <text:p text:style-name="P4"/>
          </table:table-cell>
        </table:table-row>
        <table:table-row table:style-name="Table23.8">
          <table:table-cell table:style-name="Table23.A1" table:number-columns-spanned="2" office:value-type="string">
            <text:p text:style-name="P14">Pre-conditions: Calendar View field is set to “Week”</text:p>
          </table:table-cell>
          <table:covered-table-cell/>
        </table:table-row>
        <table:table-row table:style-name="Table23.9">
          <table:table-cell table:style-name="Table23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row table:style-name="Table24.1">
          <table:table-cell table:style-name="Table24.A1" office:value-type="string">
            <text:p text:style-name="P11">Step</text:p>
          </table:table-cell>
          <table:table-cell table:style-name="Table24.A1" office:value-type="string">
            <text:p text:style-name="P24">Test Steps</text:p>
          </table:table-cell>
          <table:table-cell table:style-name="Table24.A1" office:value-type="string">
            <text:p text:style-name="P25">Test Data</text:p>
          </table:table-cell>
          <table:table-cell table:style-name="Table24.D1" office:value-type="string">
            <text:p text:style-name="P24">Expected Result</text:p>
          </table:table-cell>
          <table:table-cell table:style-name="Table24.D1" office:value-type="string">
            <text:p text:style-name="P24">Actual Result</text:p>
          </table:table-cell>
          <table:table-cell table:style-name="Table24.D1" office:value-type="string">
            <text:p text:style-name="P24">Status (Pass/Fail)</text:p>
          </table:table-cell>
          <table:table-cell table:style-name="Table24.G1" office:value-type="string">
            <text:p text:style-name="P24">Notes</text:p>
          </table:table-cell>
        </table:table-row>
        <table:table-row table:style-name="Table24.2">
          <table:table-cell table:style-name="Table24.A2" office:value-type="string">
            <text:p text:style-name="P8">1</text:p>
          </table:table-cell>
          <table:table-cell table:style-name="Table24.A2" office:value-type="string">
            <text:p text:style-name="P9">Click on “Right Arrow” button</text:p>
          </table:table-cell>
          <table:table-cell table:style-name="Table24.A2" office:value-type="string">
            <text:p text:style-name="P9">Right Arrow button from navigation field</text:p>
          </table:table-cell>
          <table:table-cell table:style-name="Table24.D2" office:value-type="string">
            <text:p text:style-name="P10">Calendar view- Week is changed to one day later.</text:p>
            <text:p text:style-name="P10">Calendar navigation is displays next Week.</text:p>
          </table:table-cell>
          <table:table-cell table:style-name="Table24.D2" office:value-type="string">
            <text:p text:style-name="P9"/>
          </table:table-cell>
          <table:table-cell table:style-name="Table24.D2" office:value-type="string">
            <text:p text:style-name="P9"/>
          </table:table-cell>
          <table:table-cell table:style-name="Table24.G2" office:value-type="string">
            <text:p text:style-name="P9"><text:s/></text:p>
          </table:table-cell>
        </table:table-row>
      </table:table>
      <text:p text:style-name="P7"/>
      <text:p text:style-name="P30">Post-conditions: </text:p>
      <text:p text:style-name="P1"><draw:line text:anchor-type="char" draw:z-index="40" draw:style-name="gr1" draw:text-style-name="P38" svg:x1="-0.0071in" svg:y1="-0.1791in" svg:x2="9.1386in" svg:y2="-0.1791in"><text:p/></draw:line><draw:line text:anchor-type="char" draw:z-index="41" draw:style-name="gr1" draw:text-style-name="P38" svg:x1="-0.0071in" svg:y1="-0.1791in" svg:x2="-0.0071in" svg:y2="0.5945in"><text:p/></draw:line><draw:line text:anchor-type="char" draw:z-index="42" draw:style-name="gr1" draw:text-style-name="P38" svg:x1="9.139in" svg:y1="-0.1791in" svg:x2="9.139in" svg:y2="0.5945in"><text:p/></draw:line><draw:line text:anchor-type="char" draw:z-index="43" draw:style-name="gr1" draw:text-style-name="P38" svg:x1="-0.0071in" svg:y1="0.5945in" svg:x2="9.1386in" svg:y2="0.5945in"><text:p/></draw:line><text:tab/> The account session details are logged in database.</text:p>
      <text:p text:style-name="P6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1"><text:span text:style-name="T2">Test Case ID: </text:span><text:span text:style-name="T6">Fun_10</text:span></text:p>
          </table:table-cell>
          <table:table-cell table:style-name="Table25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25.2">
          <table:table-cell table:style-name="Table25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25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25.3">
          <table:table-cell table:style-name="Table25.A1" office:value-type="string">
            <text:p text:style-name="P23">Module Name: </text:p>
          </table:table-cell>
          <table:table-cell table:style-name="Table25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25.2">
          <table:table-cell table:style-name="Table25.A1" office:value-type="string">
            <text:p text:style-name="P21"><text:span text:style-name="T2">Test Title: </text:span><text:span text:style-name="T8">Navigation Left Button (Month)</text:span></text:p>
          </table:table-cell>
          <table:table-cell table:style-name="Table25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25.2">
          <table:table-cell table:style-name="Table25.A1" office:value-type="string">
            <text:p text:style-name="P21"><text:span text:style-name="T2">Description: </text:span><text:span text:style-name="T8"><text:s/>Navigate to Previous views</text:span></text:p>
          </table:table-cell>
          <table:table-cell table:style-name="Table25.B1" office:value-type="string">
            <text:p text:style-name="P2"/>
          </table:table-cell>
        </table:table-row>
        <table:table-row table:style-name="Table25.6">
          <table:table-cell table:style-name="Table25.A6" office:value-type="string">
            <text:p text:style-name="P2"/>
          </table:table-cell>
          <table:table-cell table:style-name="Table25.B6" office:value-type="string">
            <text:p text:style-name="P2"/>
          </table:table-cell>
        </table:table-row>
        <table:table-row table:style-name="Table25.7">
          <table:table-cell table:style-name="Table25.B6" office:value-type="string">
            <text:p text:style-name="P4"/>
          </table:table-cell>
          <table:table-cell table:style-name="Table25.B6" office:value-type="string">
            <text:p text:style-name="P4"/>
          </table:table-cell>
        </table:table-row>
        <table:table-row table:style-name="Table25.8">
          <table:table-cell table:style-name="Table25.A1" table:number-columns-spanned="2" office:value-type="string">
            <text:p text:style-name="P14">Pre-conditions: Calendar View field is set to “Month”</text:p>
          </table:table-cell>
          <table:covered-table-cell/>
        </table:table-row>
        <table:table-row table:style-name="Table25.9">
          <table:table-cell table:style-name="Table2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row table:style-name="Table28.1">
          <table:table-cell table:style-name="Table28.A1" office:value-type="string">
            <text:p text:style-name="P11">Step</text:p>
          </table:table-cell>
          <table:table-cell table:style-name="Table28.A1" office:value-type="string">
            <text:p text:style-name="P24">Test Steps</text:p>
          </table:table-cell>
          <table:table-cell table:style-name="Table28.A1" office:value-type="string">
            <text:p text:style-name="P25">Test Data</text:p>
          </table:table-cell>
          <table:table-cell table:style-name="Table28.D1" office:value-type="string">
            <text:p text:style-name="P24">Expected Result</text:p>
          </table:table-cell>
          <table:table-cell table:style-name="Table28.D1" office:value-type="string">
            <text:p text:style-name="P24">Actual Result</text:p>
          </table:table-cell>
          <table:table-cell table:style-name="Table28.D1" office:value-type="string">
            <text:p text:style-name="P24">Status (Pass/Fail)</text:p>
          </table:table-cell>
          <table:table-cell table:style-name="Table28.G1" office:value-type="string">
            <text:p text:style-name="P24">Notes</text:p>
          </table:table-cell>
        </table:table-row>
        <table:table-row table:style-name="Table28.2">
          <table:table-cell table:style-name="Table28.A2" office:value-type="string">
            <text:p text:style-name="P8">1</text:p>
          </table:table-cell>
          <table:table-cell table:style-name="Table28.A2" office:value-type="string">
            <text:p text:style-name="P9">Click on “Left Arrow” button</text:p>
          </table:table-cell>
          <table:table-cell table:style-name="Table28.A2" office:value-type="string">
            <text:p text:style-name="P9">Left Arrow button from navigation field</text:p>
          </table:table-cell>
          <table:table-cell table:style-name="Table28.D2" office:value-type="string">
            <text:p text:style-name="P10">Calendar view- Month is changed to one month later.</text:p>
            <text:p text:style-name="P10">Calendar navigation displays previous month.</text:p>
          </table:table-cell>
          <table:table-cell table:style-name="Table28.D2" office:value-type="string">
            <text:p text:style-name="P9"/>
          </table:table-cell>
          <table:table-cell table:style-name="Table28.D2" office:value-type="string">
            <text:p text:style-name="P9"/>
          </table:table-cell>
          <table:table-cell table:style-name="Table28.G2" office:value-type="string">
            <text:p text:style-name="P9"><text:s/></text:p>
          </table:table-cell>
        </table:table-row>
      </table:table>
      <text:p text:style-name="P7"/>
      <text:p text:style-name="P30">Post-conditions: </text:p>
      <text:p text:style-name="P1"><draw:line text:anchor-type="char" draw:z-index="48" draw:style-name="gr1" draw:text-style-name="P38" svg:x1="-0.0071in" svg:y1="-0.1791in" svg:x2="9.1386in" svg:y2="-0.1791in"><text:p/></draw:line><draw:line text:anchor-type="char" draw:z-index="49" draw:style-name="gr1" draw:text-style-name="P38" svg:x1="-0.0071in" svg:y1="-0.1791in" svg:x2="-0.0071in" svg:y2="0.5945in"><text:p/></draw:line><draw:line text:anchor-type="char" draw:z-index="50" draw:style-name="gr1" draw:text-style-name="P38" svg:x1="9.139in" svg:y1="-0.1791in" svg:x2="9.139in" svg:y2="0.5945in"><text:p/></draw:line><draw:line text:anchor-type="char" draw:z-index="51" draw:style-name="gr1" draw:text-style-name="P38" svg:x1="-0.0071in" svg:y1="0.5945in" svg:x2="9.1386in" svg:y2="0.5945in"><text:p/></draw:line></text:p>
      <text:p text:style-name="P6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21"><text:span text:style-name="T2">Test Case ID: </text:span><text:span text:style-name="T6">Fun_10</text:span></text:p>
          </table:table-cell>
          <table:table-cell table:style-name="Table29.B1" office:value-type="string">
            <text:p text:style-name="P3"><text:span text:style-name="T1">Test Designed by: </text:span><text:span text:style-name="T5">&lt;Name&gt;</text:span></text:p>
          </table:table-cell>
        </table:table-row>
        <table:table-row table:style-name="Table29.2">
          <table:table-cell table:style-name="Table29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29.B1" office:value-type="string">
            <text:p text:style-name="P1"><text:span text:style-name="T1">Test Designed date: </text:span><text:span text:style-name="T5">&lt;Date&gt;</text:span></text:p>
          </table:table-cell>
        </table:table-row>
        <table:table-row table:style-name="Table29.3">
          <table:table-cell table:style-name="Table29.A1" office:value-type="string">
            <text:p text:style-name="P23">Module Name: </text:p>
          </table:table-cell>
          <table:table-cell table:style-name="Table29.B1" office:value-type="string">
            <text:p text:style-name="P1"><text:span text:style-name="T1">Test Executed by: </text:span><text:span text:style-name="T5">&lt;Name&gt;</text:span></text:p>
          </table:table-cell>
        </table:table-row>
        <table:table-row table:style-name="Table29.2">
          <table:table-cell table:style-name="Table29.A1" office:value-type="string">
            <text:p text:style-name="P21"><text:span text:style-name="T2">Test Title: </text:span><text:span text:style-name="T8">Navigation Right Button(Month)</text:span></text:p>
          </table:table-cell>
          <table:table-cell table:style-name="Table29.B1" office:value-type="string">
            <text:p text:style-name="P1"><text:span text:style-name="T1">Test Execution date: </text:span><text:span text:style-name="T5">&lt;Date&gt;</text:span></text:p>
          </table:table-cell>
        </table:table-row>
        <table:table-row table:style-name="Table29.2">
          <table:table-cell table:style-name="Table29.A1" office:value-type="string">
            <text:p text:style-name="P21"><text:span text:style-name="T2">Description: </text:span><text:span text:style-name="T8">Navigate to later Views</text:span></text:p>
          </table:table-cell>
          <table:table-cell table:style-name="Table29.B1" office:value-type="string">
            <text:p text:style-name="P2"/>
          </table:table-cell>
        </table:table-row>
        <table:table-row table:style-name="Table29.6">
          <table:table-cell table:style-name="Table29.A6" office:value-type="string">
            <text:p text:style-name="P2"/>
          </table:table-cell>
          <table:table-cell table:style-name="Table29.B6" office:value-type="string">
            <text:p text:style-name="P2"/>
          </table:table-cell>
        </table:table-row>
        <table:table-row table:style-name="Table29.7">
          <table:table-cell table:style-name="Table29.B6" office:value-type="string">
            <text:p text:style-name="P4"/>
          </table:table-cell>
          <table:table-cell table:style-name="Table29.B6" office:value-type="string">
            <text:p text:style-name="P4"/>
          </table:table-cell>
        </table:table-row>
        <table:table-row table:style-name="Table29.8">
          <table:table-cell table:style-name="Table29.A1" table:number-columns-spanned="2" office:value-type="string">
            <text:p text:style-name="P14">Pre-conditions: Calendar View field is set to “<text:span text:style-name="T9">month</text:span>”</text:p>
          </table:table-cell>
          <table:covered-table-cell/>
        </table:table-row>
        <table:table-row table:style-name="Table29.9">
          <table:table-cell table:style-name="Table29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column table:style-name="Table30.G"/>
        <table:table-row table:style-name="Table30.1">
          <table:table-cell table:style-name="Table30.A1" office:value-type="string">
            <text:p text:style-name="P11">Step</text:p>
          </table:table-cell>
          <table:table-cell table:style-name="Table30.A1" office:value-type="string">
            <text:p text:style-name="P24">Test Steps</text:p>
          </table:table-cell>
          <table:table-cell table:style-name="Table30.A1" office:value-type="string">
            <text:p text:style-name="P25">Test Data</text:p>
          </table:table-cell>
          <table:table-cell table:style-name="Table30.D1" office:value-type="string">
            <text:p text:style-name="P24">Expected Result</text:p>
          </table:table-cell>
          <table:table-cell table:style-name="Table30.D1" office:value-type="string">
            <text:p text:style-name="P24">Actual Result</text:p>
          </table:table-cell>
          <table:table-cell table:style-name="Table30.D1" office:value-type="string">
            <text:p text:style-name="P24">Status (Pass/Fail)</text:p>
          </table:table-cell>
          <table:table-cell table:style-name="Table30.G1" office:value-type="string">
            <text:p text:style-name="P24">Notes</text:p>
          </table:table-cell>
        </table:table-row>
        <table:table-row table:style-name="Table30.2">
          <table:table-cell table:style-name="Table30.A2" office:value-type="string">
            <text:p text:style-name="P8">1</text:p>
          </table:table-cell>
          <table:table-cell table:style-name="Table30.A2" office:value-type="string">
            <text:p text:style-name="P9">Click on “Right Arrow” button</text:p>
          </table:table-cell>
          <table:table-cell table:style-name="Table30.A2" office:value-type="string">
            <text:p text:style-name="P9">Right Arrow button from navigation field</text:p>
          </table:table-cell>
          <table:table-cell table:style-name="Table30.D2" office:value-type="string">
            <text:p text:style-name="P10">Calendar view- month is changed to one month later.</text:p>
            <text:p text:style-name="P10">Calendar navigation is displays next month.</text:p>
          </table:table-cell>
          <table:table-cell table:style-name="Table30.D2" office:value-type="string">
            <text:p text:style-name="P9"/>
          </table:table-cell>
          <table:table-cell table:style-name="Table30.D2" office:value-type="string">
            <text:p text:style-name="P9"/>
          </table:table-cell>
          <table:table-cell table:style-name="Table30.G2" office:value-type="string">
            <text:p text:style-name="P9"><text:s/></text:p>
          </table:table-cell>
        </table:table-row>
      </table:table>
      <text:p text:style-name="P7"/>
      <text:p text:style-name="P30">Post-conditions: </text:p>
      <text:p text:style-name="P1"><draw:line text:anchor-type="char" draw:z-index="52" draw:style-name="gr1" draw:text-style-name="P38" svg:x1="-0.0071in" svg:y1="-0.1791in" svg:x2="9.1386in" svg:y2="-0.1791in"><text:p/></draw:line><draw:line text:anchor-type="char" draw:z-index="53" draw:style-name="gr1" draw:text-style-name="P38" svg:x1="-0.0071in" svg:y1="-0.1791in" svg:x2="-0.0071in" svg:y2="0.5945in"><text:p/></draw:line><draw:line text:anchor-type="char" draw:z-index="54" draw:style-name="gr1" draw:text-style-name="P38" svg:x1="9.139in" svg:y1="-0.1791in" svg:x2="9.139in" svg:y2="0.5945in"><text:p/></draw:line><draw:line text:anchor-type="char" draw:z-index="55" draw:style-name="gr1" draw:text-style-name="P38" svg:x1="-0.0071in" svg:y1="0.5945in" svg:x2="9.1386in" svg:y2="0.5945in"><text:p/></draw:line><text:tab/></text:p>
      <text:p text:style-name="P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1"><text:span text:style-name="T2">Test Case ID: </text:span><text:span text:style-name="T8">#1</text:span></text:p>
          </table:table-cell>
          <table:table-cell table:style-name="Table19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19.2">
          <table:table-cell table:style-name="Table19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19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19.1">
          <table:table-cell table:style-name="Table19.A1" office:value-type="string">
            <text:p text:style-name="P22"><text:span text:style-name="T2">Test Title: </text:span><text:span text:style-name="T8">Calendar View- Day: Open Edit Form</text:span></text:p>
          </table:table-cell>
          <table:table-cell table:style-name="Table19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19.1">
          <table:table-cell table:style-name="Table19.A1" office:value-type="string">
            <text:p text:style-name="P21"><text:span text:style-name="T2">Description: </text:span><text:span text:style-name="T8">Open Edit Event Form From Calendar View- Day</text:span></text:p>
          </table:table-cell>
          <table:table-cell table:style-name="Table19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19.5">
          <table:table-cell table:style-name="Table19.A5" office:value-type="string">
            <text:p text:style-name="P2"/>
          </table:table-cell>
          <table:table-cell table:style-name="Table19.B5" office:value-type="string">
            <text:p text:style-name="P2"/>
          </table:table-cell>
        </table:table-row>
        <table:table-row table:style-name="Table19.6">
          <table:table-cell table:style-name="Table19.B5" office:value-type="string">
            <text:p text:style-name="P4"/>
          </table:table-cell>
          <table:table-cell table:style-name="Table19.B5" office:value-type="string">
            <text:p text:style-name="P4"/>
          </table:table-cell>
        </table:table-row>
        <table:table-row table:style-name="Table19.7">
          <table:table-cell table:style-name="Table19.A1" table:number-columns-spanned="2" office:value-type="string">
            <text:p text:style-name="P14">Pre-conditions: Current calendar view is set to “Day”; </text:p>
          </table:table-cell>
          <table:covered-table-cell/>
        </table:table-row>
        <table:table-row table:style-name="Table19.8">
          <table:table-cell table:style-name="Table19.A5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row table:style-name="Table20.1">
          <table:table-cell table:style-name="Table20.A1" office:value-type="string">
            <text:p text:style-name="P15">Step</text:p>
          </table:table-cell>
          <table:table-cell table:style-name="Table20.A1" office:value-type="string">
            <text:p text:style-name="P26">Test Steps</text:p>
          </table:table-cell>
          <table:table-cell table:style-name="Table20.A1" office:value-type="string">
            <text:p text:style-name="P27">Test Data</text:p>
          </table:table-cell>
          <table:table-cell table:style-name="Table20.D1" office:value-type="string">
            <text:p text:style-name="P26">Expected Result</text:p>
          </table:table-cell>
          <table:table-cell table:style-name="Table20.D1" office:value-type="string">
            <text:p text:style-name="P26">Actual Result</text:p>
          </table:table-cell>
          <table:table-cell table:style-name="Table20.D1" office:value-type="string">
            <text:p text:style-name="P26">Status (Pass/Fail)</text:p>
          </table:table-cell>
          <table:table-cell table:style-name="Table20.G1" office:value-type="string">
            <text:p text:style-name="P26">Notes</text:p>
          </table:table-cell>
        </table:table-row>
        <table:table-row table:style-name="Table20.2">
          <table:table-cell table:style-name="Table20.A2" office:value-type="float" office:value="1">
            <text:p text:style-name="P16">1</text:p>
          </table:table-cell>
          <table:table-cell table:style-name="Table20.B2" office:value-type="string">
            <text:p text:style-name="P9">Click on the edit option of existing event</text:p>
          </table:table-cell>
          <table:table-cell table:style-name="Table20.B2" office:value-type="string">
            <text:p text:style-name="P31"><text:span text:style-name="Internet_20_link"><text:span text:style-name="T10">Any event, that is already created in a calendar view field</text:span></text:span></text:p>
          </table:table-cell>
          <table:table-cell table:style-name="Table20.D2" office:value-type="string">
            <text:p text:style-name="P10">Edit Event Form is displayed, for selected time</text:p>
          </table:table-cell>
          <table:table-cell table:style-name="Table20.D2" office:value-type="string">
            <text:p text:style-name="P9"/>
          </table:table-cell>
          <table:table-cell table:style-name="Table20.D2" office:value-type="string">
            <text:p text:style-name="P9"/>
          </table:table-cell>
          <table:table-cell table:style-name="Table20.G2" office:value-type="string">
            <text:p text:style-name="P9"/>
          </table:table-cell>
        </table:table-row>
      </table:table>
      <text:p text:style-name="P7"/>
      <text:p text:style-name="P30">Post-conditions: Edit Event Form Is displayed</text:p>
      <text:p text:style-name="P1"><draw:line text:anchor-type="char" draw:z-index="32" draw:style-name="gr2" draw:text-style-name="P38" svg:x1="-0.0071in" svg:y1="-0.1791in" svg:x2="9.1386in" svg:y2="-0.1791in"><text:p/></draw:line><draw:line text:anchor-type="char" draw:z-index="33" draw:style-name="gr2" draw:text-style-name="P38" svg:x1="-0.0071in" svg:y1="-0.1791in" svg:x2="-0.0071in" svg:y2="0.5945in"><text:p/></draw:line><draw:line text:anchor-type="char" draw:z-index="34" draw:style-name="gr2" draw:text-style-name="P38" svg:x1="9.139in" svg:y1="-0.1791in" svg:x2="9.139in" svg:y2="0.5945in"><text:p/></draw:line></text:p>
      <text:p text:style-name="Standard"><draw:line text:anchor-type="char" draw:z-index="35" draw:style-name="gr2" draw:text-style-name="P38" svg:x1="-0.0071in" svg:y1="0.4028in" svg:x2="9.1386in" svg:y2="0.4028in"><text:p/></draw:line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4"/>
          </table:table-cell>
          <table:table-cell table:style-name="Table31.B1" office:value-type="string">
            <text:p text:style-name="P4"/>
          </table:table-cell>
        </table:table-row>
      </table:table>
      <text:p text:style-name="Standard"/>
      <text:p text:style-name="P5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1"><text:span text:style-name="T2">Test Case ID: </text:span><text:span text:style-name="T8">#1</text:span></text:p>
          </table:table-cell>
          <table:table-cell table:style-name="Table32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32.2">
          <table:table-cell table:style-name="Table32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32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32.3">
          <table:table-cell table:style-name="Table32.A1" office:value-type="string">
            <text:p text:style-name="P22"><text:span text:style-name="T2">Test Title: </text:span><text:span text:style-name="T8">Calendar View- Week: Open Edit Form</text:span></text:p>
          </table:table-cell>
          <table:table-cell table:style-name="Table32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32.2">
          <table:table-cell table:style-name="Table32.A1" office:value-type="string">
            <text:p text:style-name="P21"><text:span text:style-name="T2">Description: </text:span><text:span text:style-name="T8">Open Delete Event Form From Calendar View- Week</text:span></text:p>
          </table:table-cell>
          <table:table-cell table:style-name="Table32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32.2">
          <table:table-cell table:style-name="Table32.A1" office:value-type="string">
            <text:p text:style-name="P2"/>
          </table:table-cell>
          <table:table-cell table:style-name="Table32.B1" office:value-type="string">
            <text:p text:style-name="P2"/>
          </table:table-cell>
        </table:table-row>
        <table:table-row table:style-name="Table32.6">
          <table:table-cell table:style-name="Table32.A6" office:value-type="string">
            <text:p text:style-name="P14">Pre-conditions: Current calendar view is set to “Week”; </text:p>
          </table:table-cell>
          <table:table-cell table:style-name="Table32.A6" office:value-type="string">
            <text:p text:style-name="P14"><text:s/></text:p>
          </table:table-cell>
        </table:table-row>
        <table:table-row table:style-name="Table32.7">
          <table:table-cell table:style-name="Table32.A7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ext:p text:style-name="P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row table:style-name="Table33.1">
          <table:table-cell table:style-name="Table33.A1" office:value-type="string">
            <text:p text:style-name="P17">Step</text:p>
          </table:table-cell>
          <table:table-cell table:style-name="Table33.A1" office:value-type="string">
            <text:p text:style-name="P28">Test Steps</text:p>
          </table:table-cell>
          <table:table-cell table:style-name="Table33.A1" office:value-type="string">
            <text:p text:style-name="P29">Test Data</text:p>
          </table:table-cell>
          <table:table-cell table:style-name="Table33.D1" office:value-type="string">
            <text:p text:style-name="P28">Expected Result</text:p>
          </table:table-cell>
          <table:table-cell table:style-name="Table33.D1" office:value-type="string">
            <text:p text:style-name="P28">Actual Result</text:p>
          </table:table-cell>
          <table:table-cell table:style-name="Table33.D1" office:value-type="string">
            <text:p text:style-name="P28">Status (Pass/Fail)</text:p>
          </table:table-cell>
          <table:table-cell table:style-name="Table33.G1" office:value-type="string">
            <text:p text:style-name="P28">Notes</text:p>
          </table:table-cell>
        </table:table-row>
        <table:table-row table:style-name="Table33.2">
          <table:table-cell table:style-name="Table33.A2" office:value-type="float" office:value="1">
            <text:p text:style-name="P16">1</text:p>
          </table:table-cell>
          <table:table-cell table:style-name="Table33.B2" office:value-type="string">
            <text:p text:style-name="P9">Click on the edit option of existing event</text:p>
          </table:table-cell>
          <table:table-cell table:style-name="Table33.B2" office:value-type="string">
            <text:p text:style-name="P31"><text:span text:style-name="Internet_20_link"><text:span text:style-name="T10">Any event, that is already created in a calendar view field</text:span></text:span></text:p>
          </table:table-cell>
          <table:table-cell table:style-name="Table33.D2" office:value-type="string">
            <text:p text:style-name="P10">Edit Event Form is displayed, for selected time</text:p>
          </table:table-cell>
          <table:table-cell table:style-name="Table33.D2" office:value-type="string">
            <text:p text:style-name="P9"/>
          </table:table-cell>
          <table:table-cell table:style-name="Table33.D2" office:value-type="string">
            <text:p text:style-name="P9"/>
          </table:table-cell>
          <table:table-cell table:style-name="Table33.G2" office:value-type="string">
            <text:p text:style-name="P9"/>
          </table:table-cell>
        </table:table-row>
      </table:table>
      <text:p text:style-name="P7"/>
      <text:p text:style-name="P30">Post-conditions: Edit Event Form Is displayed</text:p>
      <text:p text:style-name="P1"><draw:line text:anchor-type="char" draw:z-index="56" draw:style-name="gr2" draw:text-style-name="P38" svg:x1="-0.0071in" svg:y1="-0.1791in" svg:x2="9.1386in" svg:y2="-0.1791in"><text:p/></draw:line><draw:line text:anchor-type="char" draw:z-index="57" draw:style-name="gr2" draw:text-style-name="P38" svg:x1="-0.0071in" svg:y1="-0.1791in" svg:x2="-0.0071in" svg:y2="0.5945in"><text:p/></draw:line><draw:line text:anchor-type="char" draw:z-index="58" draw:style-name="gr2" draw:text-style-name="P38" svg:x1="9.139in" svg:y1="-0.1791in" svg:x2="9.139in" svg:y2="0.5945in"><text:p/></draw:line><draw:line text:anchor-type="char" draw:z-index="59" draw:style-name="gr2" draw:text-style-name="P38" svg:x1="-0.0071in" svg:y1="0.5945in" svg:x2="9.1386in" svg:y2="0.5945in"><text:p/></draw:line><text:tab/> </text:p>
      <text:p text:style-name="Standard"/>
      <text:p text:style-name="P5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21"><text:span text:style-name="T2">Test Case ID: </text:span><text:span text:style-name="T8">#1</text:span></text:p>
          </table:table-cell>
          <table:table-cell table:style-name="Table34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34.2">
          <table:table-cell table:style-name="Table34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34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34.3">
          <table:table-cell table:style-name="Table34.A1" office:value-type="string">
            <text:p text:style-name="P22"><text:span text:style-name="T2">Test Title:</text:span><text:span text:style-name="T8"> Calendar View- Month: Open Edit Form</text:span></text:p>
          </table:table-cell>
          <table:table-cell table:style-name="Table34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34.2">
          <table:table-cell table:style-name="Table34.A1" office:value-type="string">
            <text:p text:style-name="P21"><text:span text:style-name="T2">Description: </text:span><text:span text:style-name="T8">Open Edit Event Form From Calendar View- Week</text:span></text:p>
          </table:table-cell>
          <table:table-cell table:style-name="Table34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34.2">
          <table:table-cell table:style-name="Table34.A1" office:value-type="string">
            <text:p text:style-name="P2"/>
          </table:table-cell>
          <table:table-cell table:style-name="Table34.B1" office:value-type="string">
            <text:p text:style-name="P2"/>
          </table:table-cell>
        </table:table-row>
        <table:table-row table:style-name="Table34.6">
          <table:table-cell table:style-name="Table34.A6" office:value-type="string">
            <text:p text:style-name="P14">Pre-conditions: Current calendar view is set to “Month”; </text:p>
          </table:table-cell>
          <table:table-cell table:style-name="Table34.A6" office:value-type="string">
            <text:p text:style-name="P14"><text:s/></text:p>
          </table:table-cell>
        </table:table-row>
        <table:table-row table:style-name="Table34.7">
          <table:table-cell table:style-name="Table34.A7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row table:style-name="Table35.1">
          <table:table-cell table:style-name="Table35.A1" office:value-type="string">
            <text:p text:style-name="P17">Step</text:p>
          </table:table-cell>
          <table:table-cell table:style-name="Table35.A1" office:value-type="string">
            <text:p text:style-name="P28">Test Steps</text:p>
          </table:table-cell>
          <table:table-cell table:style-name="Table35.A1" office:value-type="string">
            <text:p text:style-name="P29">Test Data</text:p>
          </table:table-cell>
          <table:table-cell table:style-name="Table35.D1" office:value-type="string">
            <text:p text:style-name="P28">Expected Result</text:p>
          </table:table-cell>
          <table:table-cell table:style-name="Table35.D1" office:value-type="string">
            <text:p text:style-name="P28">Actual Result</text:p>
          </table:table-cell>
          <table:table-cell table:style-name="Table35.D1" office:value-type="string">
            <text:p text:style-name="P28">Status (Pass/Fail)</text:p>
          </table:table-cell>
          <table:table-cell table:style-name="Table35.G1" office:value-type="string">
            <text:p text:style-name="P28">Notes</text:p>
          </table:table-cell>
        </table:table-row>
        <table:table-row table:style-name="Table35.2">
          <table:table-cell table:style-name="Table35.A2" office:value-type="float" office:value="1">
            <text:p text:style-name="P16">1</text:p>
          </table:table-cell>
          <table:table-cell table:style-name="Table35.A1" office:value-type="string">
            <text:p text:style-name="P9">Click on the edit option of existing event</text:p>
          </table:table-cell>
          <table:table-cell table:style-name="Table35.A1" office:value-type="string">
            <text:p text:style-name="P31"><text:span text:style-name="Internet_20_link"><text:span text:style-name="T10">Any event, that is already created in a calendar view field</text:span></text:span></text:p>
          </table:table-cell>
          <table:table-cell table:style-name="Table35.D1" office:value-type="string">
            <text:p text:style-name="P10">Edit Event Form is displayed, for selected time</text:p>
          </table:table-cell>
          <table:table-cell table:style-name="Table35.D1" office:value-type="string">
            <text:p text:style-name="P9"/>
          </table:table-cell>
          <table:table-cell table:style-name="Table35.D1" office:value-type="string">
            <text:p text:style-name="P9"/>
          </table:table-cell>
          <table:table-cell table:style-name="Table35.G1" office:value-type="string">
            <text:p text:style-name="P9"/>
          </table:table-cell>
        </table:table-row>
        <text:soft-page-break/>
        <table:table-row table:style-name="Table35.2">
          <table:table-cell table:style-name="Table35.A3">
            <text:p text:style-name="P16"/>
          </table:table-cell>
          <table:table-cell table:style-name="Table35.B3" office:value-type="string">
            <text:p text:style-name="P9"/>
          </table:table-cell>
          <table:table-cell table:style-name="Table35.B3" office:value-type="string">
            <text:p text:style-name="P31"/>
          </table:table-cell>
          <table:table-cell table:style-name="Table35.D3" office:value-type="string">
            <text:p text:style-name="P10"/>
          </table:table-cell>
          <table:table-cell table:style-name="Table35.D3" office:value-type="string">
            <text:p text:style-name="P9"/>
          </table:table-cell>
          <table:table-cell table:style-name="Table35.D3" office:value-type="string">
            <text:p text:style-name="P9"/>
          </table:table-cell>
          <table:table-cell table:style-name="Table35.G3" office:value-type="string">
            <text:p text:style-name="P9"/>
          </table:table-cell>
        </table:table-row>
      </table:table>
      <text:p text:style-name="P7"/>
      <text:p text:style-name="P30">Post-conditions: Edit Event Form Is displayed</text:p>
      <text:p text:style-name="P1"><draw:line text:anchor-type="char" draw:z-index="60" draw:style-name="gr2" draw:text-style-name="P38" svg:x1="-0.0071in" svg:y1="-0.1791in" svg:x2="9.1386in" svg:y2="-0.1791in"><text:p/></draw:line><draw:line text:anchor-type="char" draw:z-index="61" draw:style-name="gr2" draw:text-style-name="P38" svg:x1="-0.0071in" svg:y1="-0.1791in" svg:x2="-0.0071in" svg:y2="0.5945in"><text:p/></draw:line><draw:line text:anchor-type="char" draw:z-index="62" draw:style-name="gr2" draw:text-style-name="P38" svg:x1="9.139in" svg:y1="-0.1791in" svg:x2="9.139in" svg:y2="0.5945in"><text:p/></draw:line><draw:line text:anchor-type="char" draw:z-index="63" draw:style-name="gr2" draw:text-style-name="P38" svg:x1="-0.0071in" svg:y1="0.5945in" svg:x2="9.1386in" svg:y2="0.5945in"><text:p/></draw:line><text:tab/> </text:p>
      <text:p text:style-name="P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1"><text:span text:style-name="T2">Test Case ID: </text:span><text:span text:style-name="T8">#1</text:span></text:p>
          </table:table-cell>
          <table:table-cell table:style-name="Table17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17.2">
          <table:table-cell table:style-name="Table17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17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17.1">
          <table:table-cell table:style-name="Table17.A1" office:value-type="string">
            <text:p text:style-name="P22"><text:span text:style-name="T2">Test Title: </text:span><text:span text:style-name="T8">Calendar View- Day: Open Delete Form</text:span></text:p>
          </table:table-cell>
          <table:table-cell table:style-name="Table17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17.1">
          <table:table-cell table:style-name="Table17.A1" office:value-type="string">
            <text:p text:style-name="P21"><text:span text:style-name="T2">Description: </text:span><text:span text:style-name="T8">Open Delete Event Form From Calendar View- Day</text:span></text:p>
          </table:table-cell>
          <table:table-cell table:style-name="Table17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17.5">
          <table:table-cell table:style-name="Table17.A5" office:value-type="string">
            <text:p text:style-name="P2"/>
          </table:table-cell>
          <table:table-cell table:style-name="Table17.B5" office:value-type="string">
            <text:p text:style-name="P2"/>
          </table:table-cell>
        </table:table-row>
        <table:table-row table:style-name="Table17.6">
          <table:table-cell table:style-name="Table17.B5" office:value-type="string">
            <text:p text:style-name="P4"/>
          </table:table-cell>
          <table:table-cell table:style-name="Table17.B5" office:value-type="string">
            <text:p text:style-name="P4"/>
          </table:table-cell>
        </table:table-row>
        <table:table-row table:style-name="Table17.7">
          <table:table-cell table:style-name="Table17.A1" table:number-columns-spanned="2" office:value-type="string">
            <text:p text:style-name="P14">Pre-conditions: Current calendar view is set to “Day”; </text:p>
          </table:table-cell>
          <table:covered-table-cell/>
        </table:table-row>
        <table:table-row table:style-name="Table17.8">
          <table:table-cell table:style-name="Table17.A5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18.1">
          <table:table-cell table:style-name="Table18.A1" office:value-type="string">
            <text:p text:style-name="P15">Step</text:p>
          </table:table-cell>
          <table:table-cell table:style-name="Table18.A1" office:value-type="string">
            <text:p text:style-name="P26">Test Steps</text:p>
          </table:table-cell>
          <table:table-cell table:style-name="Table18.A1" office:value-type="string">
            <text:p text:style-name="P27">Test Data</text:p>
          </table:table-cell>
          <table:table-cell table:style-name="Table18.D1" office:value-type="string">
            <text:p text:style-name="P26">Expected Result</text:p>
          </table:table-cell>
          <table:table-cell table:style-name="Table18.D1" office:value-type="string">
            <text:p text:style-name="P26">Actual Result</text:p>
          </table:table-cell>
          <table:table-cell table:style-name="Table18.D1" office:value-type="string">
            <text:p text:style-name="P26">Status (Pass/Fail)</text:p>
          </table:table-cell>
          <table:table-cell table:style-name="Table18.G1" office:value-type="string">
            <text:p text:style-name="P26">Notes</text:p>
          </table:table-cell>
        </table:table-row>
        <table:table-row table:style-name="Table18.2">
          <table:table-cell table:style-name="Table18.A2" office:value-type="float" office:value="1">
            <text:p text:style-name="P16">1</text:p>
          </table:table-cell>
          <table:table-cell table:style-name="Table18.B2" office:value-type="string">
            <text:p text:style-name="P9">Click on the delete option of existing event</text:p>
          </table:table-cell>
          <table:table-cell table:style-name="Table18.B2" office:value-type="string">
            <text:p text:style-name="P31"><text:span text:style-name="Internet_20_link"><text:span text:style-name="T10">Any event, that is already created in a calendar view field</text:span></text:span></text:p>
          </table:table-cell>
          <table:table-cell table:style-name="Table18.D2" office:value-type="string">
            <text:p text:style-name="P10">Delete Event Form is displayed, for selected time</text:p>
          </table:table-cell>
          <table:table-cell table:style-name="Table18.D2" office:value-type="string">
            <text:p text:style-name="P9"/>
          </table:table-cell>
          <table:table-cell table:style-name="Table18.D2" office:value-type="string">
            <text:p text:style-name="P9"/>
          </table:table-cell>
          <table:table-cell table:style-name="Table18.G2" office:value-type="string">
            <text:p text:style-name="P9"/>
          </table:table-cell>
        </table:table-row>
      </table:table>
      <text:p text:style-name="P7"/>
      <text:p text:style-name="P30">Post-conditions: Delete<text:span text:style-name="T13"> Event Form is displayed.</text:span></text:p>
      <text:p text:style-name="P1"><draw:line text:anchor-type="char" draw:z-index="64" draw:style-name="gr2" draw:text-style-name="P38" svg:x1="-0.0071in" svg:y1="-0.1791in" svg:x2="9.1386in" svg:y2="-0.1791in"><text:p/></draw:line><draw:line text:anchor-type="char" draw:z-index="65" draw:style-name="gr2" draw:text-style-name="P38" svg:x1="-0.0071in" svg:y1="-0.1791in" svg:x2="-0.0071in" svg:y2="0.5945in"><text:p/></draw:line><draw:line text:anchor-type="char" draw:z-index="66" draw:style-name="gr2" draw:text-style-name="P38" svg:x1="9.139in" svg:y1="-0.1791in" svg:x2="9.139in" svg:y2="0.5945in"><text:p/></draw:line></text:p>
      <text:p text:style-name="Standard"><draw:line text:anchor-type="char" draw:z-index="67" draw:style-name="gr2" draw:text-style-name="P38" svg:x1="-0.0071in" svg:y1="0.4028in" svg:x2="9.1386in" svg:y2="0.4028in"><text:p/></draw:line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4"/>
          </table:table-cell>
          <table:table-cell table:style-name="Table36.B1" office:value-type="string">
            <text:p text:style-name="P4"/>
          </table:table-cell>
        </table:table-row>
      </table:table>
      <text:p text:style-name="Standard"/>
      <text:p text:style-name="P5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21"><text:span text:style-name="T2">Test Case ID: </text:span><text:span text:style-name="T8">#1</text:span></text:p>
          </table:table-cell>
          <table:table-cell table:style-name="Table37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37.2">
          <table:table-cell table:style-name="Table37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37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37.3">
          <table:table-cell table:style-name="Table37.A1" office:value-type="string">
            <text:p text:style-name="P22"><text:span text:style-name="T2">Test Title: </text:span><text:span text:style-name="T8">Calendar View- Week: Open Delete Form</text:span></text:p>
          </table:table-cell>
          <table:table-cell table:style-name="Table37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37.2">
          <table:table-cell table:style-name="Table37.A1" office:value-type="string">
            <text:p text:style-name="P21"><text:span text:style-name="T2">Description: </text:span><text:span text:style-name="T8">Open Delete Event Form From Calendar View- Week</text:span></text:p>
          </table:table-cell>
          <table:table-cell table:style-name="Table37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37.2">
          <table:table-cell table:style-name="Table37.A1" office:value-type="string">
            <text:p text:style-name="P2"/>
          </table:table-cell>
          <table:table-cell table:style-name="Table37.B1" office:value-type="string">
            <text:p text:style-name="P2"/>
          </table:table-cell>
        </table:table-row>
        <table:table-row table:style-name="Table37.6">
          <table:table-cell table:style-name="Table37.A6" office:value-type="string">
            <text:p text:style-name="P14">Pre-conditions: Current calendar view is set to “Week”; </text:p>
          </table:table-cell>
          <table:table-cell table:style-name="Table37.A6" office:value-type="string">
            <text:p text:style-name="P14"><text:s/></text:p>
          </table:table-cell>
        </table:table-row>
        <table:table-row table:style-name="Table37.7">
          <table:table-cell table:style-name="Table37.A7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ext:p text:style-name="P6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row table:style-name="Table38.1">
          <table:table-cell table:style-name="Table38.A1" office:value-type="string">
            <text:p text:style-name="P17">Step</text:p>
          </table:table-cell>
          <table:table-cell table:style-name="Table38.A1" office:value-type="string">
            <text:p text:style-name="P28">Test Steps</text:p>
          </table:table-cell>
          <table:table-cell table:style-name="Table38.A1" office:value-type="string">
            <text:p text:style-name="P29">Test Data</text:p>
          </table:table-cell>
          <table:table-cell table:style-name="Table38.D1" office:value-type="string">
            <text:p text:style-name="P28">Expected Result</text:p>
          </table:table-cell>
          <table:table-cell table:style-name="Table38.D1" office:value-type="string">
            <text:p text:style-name="P28">Actual Result</text:p>
          </table:table-cell>
          <table:table-cell table:style-name="Table38.D1" office:value-type="string">
            <text:p text:style-name="P28">Status (Pass/Fail)</text:p>
          </table:table-cell>
          <table:table-cell table:style-name="Table38.G1" office:value-type="string">
            <text:p text:style-name="P28">Notes</text:p>
          </table:table-cell>
        </table:table-row>
        <table:table-row table:style-name="Table38.2">
          <table:table-cell table:style-name="Table38.A2" office:value-type="float" office:value="1">
            <text:p text:style-name="P16">1</text:p>
          </table:table-cell>
          <table:table-cell table:style-name="Table38.B2" office:value-type="string">
            <text:p text:style-name="P9">Click on the delete option of existing event</text:p>
          </table:table-cell>
          <table:table-cell table:style-name="Table38.B2" office:value-type="string">
            <text:p text:style-name="P31"><text:span text:style-name="Internet_20_link"><text:span text:style-name="T10">Any event, that is already created in a calendar view field</text:span></text:span></text:p>
          </table:table-cell>
          <table:table-cell table:style-name="Table38.D2" office:value-type="string">
            <text:p text:style-name="P10">Delete Event Form is displayed, for selected time</text:p>
          </table:table-cell>
          <table:table-cell table:style-name="Table38.D2" office:value-type="string">
            <text:p text:style-name="P9"/>
          </table:table-cell>
          <table:table-cell table:style-name="Table38.D2" office:value-type="string">
            <text:p text:style-name="P9"/>
          </table:table-cell>
          <table:table-cell table:style-name="Table38.G2" office:value-type="string">
            <text:p text:style-name="P9"/>
          </table:table-cell>
        </table:table-row>
      </table:table>
      <text:p text:style-name="P7"/>
      <text:p text:style-name="P30">Post-conditions: Delete<text:span text:style-name="T13"> Event Form is displayed.</text:span></text:p>
      <text:p text:style-name="P1"><draw:line text:anchor-type="char" draw:z-index="68" draw:style-name="gr2" draw:text-style-name="P38" svg:x1="-0.0071in" svg:y1="-0.1791in" svg:x2="9.1386in" svg:y2="-0.1791in"><text:p/></draw:line><draw:line text:anchor-type="char" draw:z-index="69" draw:style-name="gr2" draw:text-style-name="P38" svg:x1="-0.0071in" svg:y1="-0.1791in" svg:x2="-0.0071in" svg:y2="0.5945in"><text:p/></draw:line><draw:line text:anchor-type="char" draw:z-index="70" draw:style-name="gr2" draw:text-style-name="P38" svg:x1="9.139in" svg:y1="-0.1791in" svg:x2="9.139in" svg:y2="0.5945in"><text:p/></draw:line><draw:line text:anchor-type="char" draw:z-index="71" draw:style-name="gr2" draw:text-style-name="P38" svg:x1="-0.0071in" svg:y1="0.5945in" svg:x2="9.1386in" svg:y2="0.5945in"><text:p/></draw:line><text:tab/> </text:p>
      <text:p text:style-name="Standard"/>
      <text:p text:style-name="P5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21"><text:span text:style-name="T2">Test Case ID: </text:span><text:span text:style-name="T8">#1</text:span></text:p>
          </table:table-cell>
          <table:table-cell table:style-name="Table39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39.2">
          <table:table-cell table:style-name="Table39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39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39.3">
          <table:table-cell table:style-name="Table39.A1" office:value-type="string">
            <text:p text:style-name="P22"><text:span text:style-name="T2">Test Title:</text:span><text:span text:style-name="T8"> Calendar View- Month: Open Delete Form</text:span></text:p>
          </table:table-cell>
          <table:table-cell table:style-name="Table39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39.2">
          <table:table-cell table:style-name="Table39.A1" office:value-type="string">
            <text:p text:style-name="P21"><text:span text:style-name="T2">Description: </text:span><text:span text:style-name="T8">Open Delete Event Form From Calendar View- Week</text:span></text:p>
          </table:table-cell>
          <table:table-cell table:style-name="Table39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39.2">
          <table:table-cell table:style-name="Table39.A1" office:value-type="string">
            <text:p text:style-name="P2"/>
          </table:table-cell>
          <table:table-cell table:style-name="Table39.B1" office:value-type="string">
            <text:p text:style-name="P2"/>
          </table:table-cell>
        </table:table-row>
        <table:table-row table:style-name="Table39.6">
          <table:table-cell table:style-name="Table39.A6" office:value-type="string">
            <text:p text:style-name="P14">Pre-conditions: Current calendar view is set to “Month”; </text:p>
          </table:table-cell>
          <table:table-cell table:style-name="Table39.A6" office:value-type="string">
            <text:p text:style-name="P14"><text:s/></text:p>
          </table:table-cell>
        </table:table-row>
        <table:table-row table:style-name="Table39.7">
          <table:table-cell table:style-name="Table39.A7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column table:style-name="Table40.G"/>
        <table:table-row table:style-name="Table40.1">
          <table:table-cell table:style-name="Table40.A1" office:value-type="string">
            <text:p text:style-name="P17">Step</text:p>
          </table:table-cell>
          <table:table-cell table:style-name="Table40.A1" office:value-type="string">
            <text:p text:style-name="P28">Test Steps</text:p>
          </table:table-cell>
          <table:table-cell table:style-name="Table40.A1" office:value-type="string">
            <text:p text:style-name="P29">Test Data</text:p>
          </table:table-cell>
          <table:table-cell table:style-name="Table40.D1" office:value-type="string">
            <text:p text:style-name="P28">Expected Result</text:p>
          </table:table-cell>
          <table:table-cell table:style-name="Table40.D1" office:value-type="string">
            <text:p text:style-name="P28">Actual Result</text:p>
          </table:table-cell>
          <table:table-cell table:style-name="Table40.D1" office:value-type="string">
            <text:p text:style-name="P28">Status (Pass/Fail)</text:p>
          </table:table-cell>
          <table:table-cell table:style-name="Table40.G1" office:value-type="string">
            <text:p text:style-name="P28">Notes</text:p>
          </table:table-cell>
        </table:table-row>
        <table:table-row table:style-name="Table40.2">
          <table:table-cell table:style-name="Table40.A2" office:value-type="float" office:value="1">
            <text:p text:style-name="P16">1</text:p>
          </table:table-cell>
          <table:table-cell table:style-name="Table40.A1" office:value-type="string">
            <text:p text:style-name="P9">Click on the delete option of existing event</text:p>
          </table:table-cell>
          <table:table-cell table:style-name="Table40.A1" office:value-type="string">
            <text:p text:style-name="P31"><text:span text:style-name="Internet_20_link"><text:span text:style-name="T10">Any event, that is already created in a calendar view field</text:span></text:span></text:p>
          </table:table-cell>
          <table:table-cell table:style-name="Table40.D1" office:value-type="string">
            <text:p text:style-name="P10">Delete Event Form is displayed, for selected time</text:p>
          </table:table-cell>
          <table:table-cell table:style-name="Table40.D1" office:value-type="string">
            <text:p text:style-name="P9"/>
          </table:table-cell>
          <table:table-cell table:style-name="Table40.D1" office:value-type="string">
            <text:p text:style-name="P9"/>
          </table:table-cell>
          <table:table-cell table:style-name="Table40.G1" office:value-type="string">
            <text:p text:style-name="P9"/>
          </table:table-cell>
        </table:table-row>
        <text:soft-page-break/>
        <table:table-row table:style-name="Table40.2">
          <table:table-cell table:style-name="Table40.A3">
            <text:p text:style-name="P16"/>
          </table:table-cell>
          <table:table-cell table:style-name="Table40.B3" office:value-type="string">
            <text:p text:style-name="P9"/>
          </table:table-cell>
          <table:table-cell table:style-name="Table40.B3" office:value-type="string">
            <text:p text:style-name="P31"/>
          </table:table-cell>
          <table:table-cell table:style-name="Table40.D3" office:value-type="string">
            <text:p text:style-name="P10"/>
          </table:table-cell>
          <table:table-cell table:style-name="Table40.D3" office:value-type="string">
            <text:p text:style-name="P9"/>
          </table:table-cell>
          <table:table-cell table:style-name="Table40.D3" office:value-type="string">
            <text:p text:style-name="P9"/>
          </table:table-cell>
          <table:table-cell table:style-name="Table40.G3" office:value-type="string">
            <text:p text:style-name="P9"/>
          </table:table-cell>
        </table:table-row>
      </table:table>
      <text:p text:style-name="P7"/>
      <text:p text:style-name="P30">Post-conditions: Delete<text:span text:style-name="T13"> Event Form is displayed.</text:span></text:p>
      <text:p text:style-name="P1"><draw:line text:anchor-type="char" draw:z-index="72" draw:style-name="gr2" draw:text-style-name="P38" svg:x1="-0.0071in" svg:y1="-0.1791in" svg:x2="9.1386in" svg:y2="-0.1791in"><text:p/></draw:line><draw:line text:anchor-type="char" draw:z-index="73" draw:style-name="gr2" draw:text-style-name="P38" svg:x1="-0.0071in" svg:y1="-0.1791in" svg:x2="-0.0071in" svg:y2="0.5945in"><text:p/></draw:line><draw:line text:anchor-type="char" draw:z-index="74" draw:style-name="gr2" draw:text-style-name="P38" svg:x1="9.139in" svg:y1="-0.1791in" svg:x2="9.139in" svg:y2="0.5945in"><text:p/></draw:line><draw:line text:anchor-type="char" draw:z-index="75" draw:style-name="gr2" draw:text-style-name="P38" svg:x1="-0.0071in" svg:y1="0.5945in" svg:x2="9.1386in" svg:y2="0.5945in"><text:p/></draw:line><text:tab/> </text:p>
      <text:p text:style-name="Standard"/>
      <text:p text:style-name="P5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21"><text:span text:style-name="T2">Test Case ID: </text:span><text:span text:style-name="T8">edit_event</text:span></text:p>
          </table:table-cell>
          <table:table-cell table:style-name="Table41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41.2">
          <table:table-cell table:style-name="Table41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41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41.3">
          <table:table-cell table:style-name="Table41.A1" office:value-type="string">
            <text:p text:style-name="P23">Module Name: </text:p>
          </table:table-cell>
          <table:table-cell table:style-name="Table41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41.2">
          <table:table-cell table:style-name="Table41.A1" office:value-type="string">
            <text:p text:style-name="P21"><text:span text:style-name="T2">Test Title: </text:span><text:span text:style-name="T8">Display view event form: Calendar View- Day </text:span></text:p>
          </table:table-cell>
          <table:table-cell table:style-name="Table41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41.2">
          <table:table-cell table:style-name="Table41.A1" office:value-type="string">
            <text:p text:style-name="P21"><text:span text:style-name="T2">Description: </text:span><text:span text:style-name="T8">Test if view event form is displayed properly from Calendar View- Day</text:span></text:p>
          </table:table-cell>
          <table:table-cell table:style-name="Table41.B1" office:value-type="string">
            <text:p text:style-name="P2"/>
          </table:table-cell>
        </table:table-row>
        <table:table-row table:style-name="Table41.6">
          <table:table-cell table:style-name="Table41.A6" office:value-type="string">
            <text:p text:style-name="P2"/>
          </table:table-cell>
          <table:table-cell table:style-name="Table41.B6" office:value-type="string">
            <text:p text:style-name="P2"/>
          </table:table-cell>
        </table:table-row>
        <table:table-row table:style-name="Table41.7">
          <table:table-cell table:style-name="Table41.B6" office:value-type="string">
            <text:p text:style-name="P4"/>
          </table:table-cell>
          <table:table-cell table:style-name="Table41.B6" office:value-type="string">
            <text:p text:style-name="P4"/>
          </table:table-cell>
        </table:table-row>
        <table:table-row table:style-name="Table41.8">
          <table:table-cell table:style-name="Table41.A1" table:number-columns-spanned="2" office:value-type="string">
            <text:p text:style-name="P1"><text:span text:style-name="T2">Pre-conditions:</text:span><text:span text:style-name="T12">Calendar View- Day is selected. Event is already created.</text:span></text:p>
          </table:table-cell>
          <table:covered-table-cell/>
        </table:table-row>
        <table:table-row table:style-name="Table41.9">
          <table:table-cell table:style-name="Table4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column table:style-name="Table42.G"/>
        <table:table-row table:style-name="Table42.1">
          <table:table-cell table:style-name="Table42.A1" office:value-type="string">
            <text:p text:style-name="P17">Step</text:p>
          </table:table-cell>
          <table:table-cell table:style-name="Table42.A1" office:value-type="string">
            <text:p text:style-name="P28">Test Steps</text:p>
          </table:table-cell>
          <table:table-cell table:style-name="Table42.A1" office:value-type="string">
            <text:p text:style-name="P29">Test Data</text:p>
          </table:table-cell>
          <table:table-cell table:style-name="Table42.D1" office:value-type="string">
            <text:p text:style-name="P28">Expected Result</text:p>
          </table:table-cell>
          <table:table-cell table:style-name="Table42.D1" office:value-type="string">
            <text:p text:style-name="P28">Actual Result</text:p>
          </table:table-cell>
          <table:table-cell table:style-name="Table42.D1" office:value-type="string">
            <text:p text:style-name="P28">Status (Pass/Fail)</text:p>
          </table:table-cell>
          <table:table-cell table:style-name="Table42.G1" office:value-type="string">
            <text:p text:style-name="P28">Notes</text:p>
          </table:table-cell>
        </table:table-row>
        <table:table-row table:style-name="Table42.2">
          <table:table-cell table:style-name="Table42.A2" office:value-type="string">
            <text:p text:style-name="P18">1</text:p>
          </table:table-cell>
          <table:table-cell table:style-name="Table42.A2" office:value-type="string">
            <text:p text:style-name="P19">Click on already created event</text:p>
          </table:table-cell>
          <table:table-cell table:style-name="Table42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42.D2" office:value-type="string">
            <text:p text:style-name="P20">View Event Form is displayed.</text:p>
          </table:table-cell>
          <table:table-cell table:style-name="Table42.D2" office:value-type="string">
            <text:p text:style-name="P20"/>
          </table:table-cell>
          <table:table-cell table:style-name="Table42.D2" office:value-type="string">
            <text:p text:style-name="P19"/>
          </table:table-cell>
          <table:table-cell table:style-name="Table42.G2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76" draw:style-name="gr2" draw:text-style-name="P38" svg:x1="-0.0071in" svg:y1="-0.1791in" svg:x2="9.1386in" svg:y2="-0.1791in"><text:p/></draw:line><draw:line text:anchor-type="char" draw:z-index="77" draw:style-name="gr2" draw:text-style-name="P38" svg:x1="-0.0071in" svg:y1="-0.1791in" svg:x2="-0.0071in" svg:y2="0.5945in"><text:p/></draw:line><draw:line text:anchor-type="char" draw:z-index="78" draw:style-name="gr2" draw:text-style-name="P38" svg:x1="9.139in" svg:y1="-0.1791in" svg:x2="9.139in" svg:y2="0.5945in"><text:p/></draw:line><draw:line text:anchor-type="char" draw:z-index="79" draw:style-name="gr2" draw:text-style-name="P38" svg:x1="-0.0071in" svg:y1="0.5945in" svg:x2="9.1386in" svg:y2="0.5945in"><text:p/></draw:line></text:p>
      <text:p text:style-name="P1"/>
      <text:p text:style-name="P5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21"><text:span text:style-name="T2">Test Case ID: </text:span><text:span text:style-name="T8">edit_event</text:span></text:p>
          </table:table-cell>
          <table:table-cell table:style-name="Table43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43.2">
          <table:table-cell table:style-name="Table43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43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43.3">
          <table:table-cell table:style-name="Table43.A1" office:value-type="string">
            <text:p text:style-name="P23">Module Name: </text:p>
          </table:table-cell>
          <table:table-cell table:style-name="Table43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43.2">
          <table:table-cell table:style-name="Table43.A1" office:value-type="string">
            <text:p text:style-name="P21"><text:span text:style-name="T2">Test Title: </text:span><text:span text:style-name="T8">Display view event form: Calendar View- Week </text:span></text:p>
          </table:table-cell>
          <table:table-cell table:style-name="Table43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43.2">
          <table:table-cell table:style-name="Table43.A1" office:value-type="string">
            <text:p text:style-name="P21"><text:span text:style-name="T2">Description: </text:span><text:span text:style-name="T8">Test if view event form is displayed properly from Calendar View- Week</text:span></text:p>
          </table:table-cell>
          <table:table-cell table:style-name="Table43.B1" office:value-type="string">
            <text:p text:style-name="P2"/>
          </table:table-cell>
        </table:table-row>
        <table:table-row table:style-name="Table43.6">
          <table:table-cell table:style-name="Table43.A6" office:value-type="string">
            <text:p text:style-name="P2"/>
          </table:table-cell>
          <table:table-cell table:style-name="Table43.B6" office:value-type="string">
            <text:p text:style-name="P2"/>
          </table:table-cell>
        </table:table-row>
        <text:soft-page-break/>
        <table:table-row table:style-name="Table43.7">
          <table:table-cell table:style-name="Table43.B6" office:value-type="string">
            <text:p text:style-name="P4"/>
          </table:table-cell>
          <table:table-cell table:style-name="Table43.B6" office:value-type="string">
            <text:p text:style-name="P4"/>
          </table:table-cell>
        </table:table-row>
        <table:table-row table:style-name="Table43.8">
          <table:table-cell table:style-name="Table43.A1" table:number-columns-spanned="2" office:value-type="string">
            <text:p text:style-name="P1"><text:span text:style-name="T2">Pre-conditions:</text:span><text:span text:style-name="T12">Calendar View- Week is selected. Event is already created.</text:span></text:p>
          </table:table-cell>
          <table:covered-table-cell/>
        </table:table-row>
        <table:table-row table:style-name="Table43.9">
          <table:table-cell table:style-name="Table43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able:table-column table:style-name="Table44.G"/>
        <table:table-row table:style-name="Table44.1">
          <table:table-cell table:style-name="Table44.A1" office:value-type="string">
            <text:p text:style-name="P17">Step</text:p>
          </table:table-cell>
          <table:table-cell table:style-name="Table44.A1" office:value-type="string">
            <text:p text:style-name="P28">Test Steps</text:p>
          </table:table-cell>
          <table:table-cell table:style-name="Table44.A1" office:value-type="string">
            <text:p text:style-name="P29">Test Data</text:p>
          </table:table-cell>
          <table:table-cell table:style-name="Table44.D1" office:value-type="string">
            <text:p text:style-name="P28">Expected Result</text:p>
          </table:table-cell>
          <table:table-cell table:style-name="Table44.D1" office:value-type="string">
            <text:p text:style-name="P28">Actual Result</text:p>
          </table:table-cell>
          <table:table-cell table:style-name="Table44.D1" office:value-type="string">
            <text:p text:style-name="P28">Status (Pass/Fail)</text:p>
          </table:table-cell>
          <table:table-cell table:style-name="Table44.G1" office:value-type="string">
            <text:p text:style-name="P28">Notes</text:p>
          </table:table-cell>
        </table:table-row>
        <table:table-row table:style-name="Table44.2">
          <table:table-cell table:style-name="Table44.A2" office:value-type="string">
            <text:p text:style-name="P18">1</text:p>
          </table:table-cell>
          <table:table-cell table:style-name="Table44.A2" office:value-type="string">
            <text:p text:style-name="P19">Click on an already created event </text:p>
          </table:table-cell>
          <table:table-cell table:style-name="Table44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44.D2" office:value-type="string">
            <text:p text:style-name="P20">View Event Form is displayed.</text:p>
          </table:table-cell>
          <table:table-cell table:style-name="Table44.D2" office:value-type="string">
            <text:p text:style-name="P20"/>
          </table:table-cell>
          <table:table-cell table:style-name="Table44.D2" office:value-type="string">
            <text:p text:style-name="P19"/>
          </table:table-cell>
          <table:table-cell table:style-name="Table44.G2" office:value-type="string">
            <text:p text:style-name="P20"/>
          </table:table-cell>
        </table:table-row>
      </table:table>
      <text:p text:style-name="P7"/>
      <text:p text:style-name="P30">Post-conditions: <text:span text:style-name="T13">View Event Form is displayed.</text:span></text:p>
      <text:p text:style-name="P1"><draw:line text:anchor-type="char" draw:z-index="80" draw:style-name="gr2" draw:text-style-name="P38" svg:x1="-0.0071in" svg:y1="-0.1791in" svg:x2="9.1386in" svg:y2="-0.1791in"><text:p/></draw:line><draw:line text:anchor-type="char" draw:z-index="81" draw:style-name="gr2" draw:text-style-name="P38" svg:x1="-0.0071in" svg:y1="-0.1791in" svg:x2="-0.0071in" svg:y2="0.5945in"><text:p/></draw:line><draw:line text:anchor-type="char" draw:z-index="82" draw:style-name="gr2" draw:text-style-name="P38" svg:x1="9.139in" svg:y1="-0.1791in" svg:x2="9.139in" svg:y2="0.5945in"><text:p/></draw:line><draw:line text:anchor-type="char" draw:z-index="83" draw:style-name="gr2" draw:text-style-name="P38" svg:x1="-0.0071in" svg:y1="0.5945in" svg:x2="9.1386in" svg:y2="0.5945in"><text:p/></draw:line></text:p>
      <text:p text:style-name="P1"/>
      <text:p text:style-name="P5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21"><text:span text:style-name="T2">Test Case ID: </text:span><text:span text:style-name="T8">edit_event</text:span></text:p>
          </table:table-cell>
          <table:table-cell table:style-name="Table45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45.2">
          <table:table-cell table:style-name="Table45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45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45.3">
          <table:table-cell table:style-name="Table45.A1" office:value-type="string">
            <text:p text:style-name="P23">Module Name: </text:p>
          </table:table-cell>
          <table:table-cell table:style-name="Table45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45.2">
          <table:table-cell table:style-name="Table45.A1" office:value-type="string">
            <text:p text:style-name="P21"><text:span text:style-name="T2">Test Title: </text:span><text:span text:style-name="T8">Display view event form: Calendar View- Month </text:span></text:p>
          </table:table-cell>
          <table:table-cell table:style-name="Table45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45.2">
          <table:table-cell table:style-name="Table45.A1" office:value-type="string">
            <text:p text:style-name="P21"><text:span text:style-name="T2">Description: </text:span><text:span text:style-name="T8">Test if view event form is displayed properly from Calendar View- Month</text:span></text:p>
          </table:table-cell>
          <table:table-cell table:style-name="Table45.B1" office:value-type="string">
            <text:p text:style-name="P2"/>
          </table:table-cell>
        </table:table-row>
        <table:table-row table:style-name="Table45.6">
          <table:table-cell table:style-name="Table45.A6" office:value-type="string">
            <text:p text:style-name="P2"/>
          </table:table-cell>
          <table:table-cell table:style-name="Table45.B6" office:value-type="string">
            <text:p text:style-name="P2"/>
          </table:table-cell>
        </table:table-row>
        <table:table-row table:style-name="Table45.7">
          <table:table-cell table:style-name="Table45.B6" office:value-type="string">
            <text:p text:style-name="P4"/>
          </table:table-cell>
          <table:table-cell table:style-name="Table45.B6" office:value-type="string">
            <text:p text:style-name="P4"/>
          </table:table-cell>
        </table:table-row>
        <table:table-row table:style-name="Table45.8">
          <table:table-cell table:style-name="Table45.A1" table:number-columns-spanned="2" office:value-type="string">
            <text:p text:style-name="P1"><text:span text:style-name="T2">Pre-conditions:</text:span><text:span text:style-name="T12">Calendar View- Month is selected. Event is already created.</text:span></text:p>
          </table:table-cell>
          <table:covered-table-cell/>
        </table:table-row>
        <table:table-row table:style-name="Table45.9">
          <table:table-cell table:style-name="Table4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column table:style-name="Table46.G"/>
        <table:table-row table:style-name="Table46.1">
          <table:table-cell table:style-name="Table46.A1" office:value-type="string">
            <text:p text:style-name="P17">Step</text:p>
          </table:table-cell>
          <table:table-cell table:style-name="Table46.A1" office:value-type="string">
            <text:p text:style-name="P28">Test Steps</text:p>
          </table:table-cell>
          <table:table-cell table:style-name="Table46.A1" office:value-type="string">
            <text:p text:style-name="P29">Test Data</text:p>
          </table:table-cell>
          <table:table-cell table:style-name="Table46.D1" office:value-type="string">
            <text:p text:style-name="P28">Expected Result</text:p>
          </table:table-cell>
          <table:table-cell table:style-name="Table46.D1" office:value-type="string">
            <text:p text:style-name="P28">Actual Result</text:p>
          </table:table-cell>
          <table:table-cell table:style-name="Table46.D1" office:value-type="string">
            <text:p text:style-name="P28">Status (Pass/Fail)</text:p>
          </table:table-cell>
          <table:table-cell table:style-name="Table46.G1" office:value-type="string">
            <text:p text:style-name="P28">Notes</text:p>
          </table:table-cell>
        </table:table-row>
        <table:table-row table:style-name="Table46.2">
          <table:table-cell table:style-name="Table46.A2" office:value-type="string">
            <text:p text:style-name="P18">1</text:p>
          </table:table-cell>
          <table:table-cell table:style-name="Table46.A2" office:value-type="string">
            <text:p text:style-name="P19">Click on an already created event </text:p>
          </table:table-cell>
          <table:table-cell table:style-name="Table46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46.D2" office:value-type="string">
            <text:p text:style-name="P20">View Event Form is displayed.</text:p>
          </table:table-cell>
          <table:table-cell table:style-name="Table46.D2" office:value-type="string">
            <text:p text:style-name="P20"/>
          </table:table-cell>
          <table:table-cell table:style-name="Table46.D2" office:value-type="string">
            <text:p text:style-name="P19"/>
          </table:table-cell>
          <table:table-cell table:style-name="Table46.G2" office:value-type="string">
            <text:p text:style-name="P20"/>
          </table:table-cell>
        </table:table-row>
      </table:table>
      <text:p text:style-name="P7"/>
      <text:p text:style-name="P30">Post-conditions: <text:span text:style-name="T13">View Event Form is displayed.</text:span></text:p>
      <text:p text:style-name="P1"><draw:line text:anchor-type="char" draw:z-index="84" draw:style-name="gr2" draw:text-style-name="P38" svg:x1="-0.0071in" svg:y1="-0.1791in" svg:x2="9.1386in" svg:y2="-0.1791in"><text:p/></draw:line><draw:line text:anchor-type="char" draw:z-index="85" draw:style-name="gr2" draw:text-style-name="P38" svg:x1="-0.0071in" svg:y1="-0.1791in" svg:x2="-0.0071in" svg:y2="0.5945in"><text:p/></draw:line><draw:line text:anchor-type="char" draw:z-index="86" draw:style-name="gr2" draw:text-style-name="P38" svg:x1="9.139in" svg:y1="-0.1791in" svg:x2="9.139in" svg:y2="0.5945in"><text:p/></draw:line><draw:line text:anchor-type="char" draw:z-index="87" draw:style-name="gr2" draw:text-style-name="P38" svg:x1="-0.0071in" svg:y1="0.5945in" svg:x2="9.1386in" svg:y2="0.5945in"><text:p/></draw:line></text:p>
      <text:p text:style-name="Standard"/>
      <text:p text:style-name="P35"/>
      <text:p text:style-name="P5"/>
      <text:p text:style-name="P5"/>
      <table:table table:name="Table47" table:style-name="Table47">
        <table:table-column table:style-name="Table47.A"/>
        <table:table-column table:style-name="Table47.B"/>
        <text:soft-page-break/>
        <table:table-row table:style-name="Table47.1">
          <table:table-cell table:style-name="Table47.A1" office:value-type="string">
            <text:p text:style-name="P21"><text:span text:style-name="T2">Test Case ID: </text:span><text:span text:style-name="T8">edit_event</text:span></text:p>
          </table:table-cell>
          <table:table-cell table:style-name="Table47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47.2">
          <table:table-cell table:style-name="Table47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47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47.3">
          <table:table-cell table:style-name="Table47.A1" office:value-type="string">
            <text:p text:style-name="P21"><text:span text:style-name="T2">Module Name:</text:span><text:span text:style-name="T8"> </text:span></text:p>
          </table:table-cell>
          <table:table-cell table:style-name="Table47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47.2">
          <table:table-cell table:style-name="Table47.A1" office:value-type="string">
            <text:p text:style-name="P21"><text:span text:style-name="T2">Test Title: </text:span><text:span text:style-name="T8">Test Drag-and-Drop event: Calendar View- Day</text:span></text:p>
          </table:table-cell>
          <table:table-cell table:style-name="Table47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47.2">
          <table:table-cell table:style-name="Table47.A1" office:value-type="string">
            <text:p text:style-name="P21"><text:span text:style-name="T2">Description: </text:span><text:span text:style-name="T8">Test the drag-and-drop functionality of the Calendar View-Day for time later than current time</text:span></text:p>
          </table:table-cell>
          <table:table-cell table:style-name="Table47.B1" office:value-type="string">
            <text:p text:style-name="P2"/>
          </table:table-cell>
        </table:table-row>
        <table:table-row table:style-name="Table47.6">
          <table:table-cell table:style-name="Table47.A6" office:value-type="string">
            <text:p text:style-name="P2"/>
          </table:table-cell>
          <table:table-cell table:style-name="Table47.B6" office:value-type="string">
            <text:p text:style-name="P2"/>
          </table:table-cell>
        </table:table-row>
        <table:table-row table:style-name="Table47.7">
          <table:table-cell table:style-name="Table47.B6" office:value-type="string">
            <text:p text:style-name="P4"/>
          </table:table-cell>
          <table:table-cell table:style-name="Table47.B6" office:value-type="string">
            <text:p text:style-name="P4"/>
          </table:table-cell>
        </table:table-row>
        <table:table-row table:style-name="Table47.8">
          <table:table-cell table:style-name="Table47.A1" table:number-columns-spanned="2" office:value-type="string">
            <text:p text:style-name="P1"><text:span text:style-name="T2">Pre-conditions:</text:span><text:span text:style-name="T12"> Calendar view- day is already selected</text:span></text:p>
          </table:table-cell>
          <table:covered-table-cell/>
        </table:table-row>
        <table:table-row table:style-name="Table47.9">
          <table:table-cell table:style-name="Table4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column table:style-name="Table48.F"/>
        <table:table-column table:style-name="Table48.G"/>
        <table:table-row table:style-name="Table48.1">
          <table:table-cell table:style-name="Table48.A1" office:value-type="string">
            <text:p text:style-name="P17">Step</text:p>
          </table:table-cell>
          <table:table-cell table:style-name="Table48.A1" office:value-type="string">
            <text:p text:style-name="P28">Test Steps</text:p>
          </table:table-cell>
          <table:table-cell table:style-name="Table48.A1" office:value-type="string">
            <text:p text:style-name="P29">Test Data</text:p>
          </table:table-cell>
          <table:table-cell table:style-name="Table48.D1" office:value-type="string">
            <text:p text:style-name="P28">Expected Result</text:p>
          </table:table-cell>
          <table:table-cell table:style-name="Table48.D1" office:value-type="string">
            <text:p text:style-name="P28">Actual Result</text:p>
          </table:table-cell>
          <table:table-cell table:style-name="Table48.D1" office:value-type="string">
            <text:p text:style-name="P28">Status (Pass/Fail)</text:p>
          </table:table-cell>
          <table:table-cell table:style-name="Table48.G1" office:value-type="string">
            <text:p text:style-name="P28">Notes</text:p>
          </table:table-cell>
        </table:table-row>
        <table:table-row table:style-name="Table48.2">
          <table:table-cell table:style-name="Table48.A2" office:value-type="string">
            <text:p text:style-name="P18">1</text:p>
          </table:table-cell>
          <table:table-cell table:style-name="Table48.A2" office:value-type="string">
            <text:p text:style-name="P19">Drag and drop an already created event to time, later than the current time </text:p>
          </table:table-cell>
          <table:table-cell table:style-name="Table48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48.D2" office:value-type="string">
            <text:p text:style-name="P20">-Event is moved to the new field.</text:p>
            <text:p text:style-name="P20">-Event is removed from old field.</text:p>
            <text:p text:style-name="P20">-Event time is changed to the newly selected time of the field. </text:p>
          </table:table-cell>
          <table:table-cell table:style-name="Table48.D2" office:value-type="string">
            <text:p text:style-name="P20"/>
          </table:table-cell>
          <table:table-cell table:style-name="Table48.D2" office:value-type="string">
            <text:p text:style-name="P19"/>
          </table:table-cell>
          <table:table-cell table:style-name="Table48.G2" office:value-type="string">
            <text:p text:style-name="P20"/>
          </table:table-cell>
        </table:table-row>
        <table:table-row table:style-name="Table48.2">
          <table:table-cell table:style-name="Table48.A3" office:value-type="float" office:value="2">
            <text:p text:style-name="P18">2</text:p>
          </table:table-cell>
          <table:table-cell table:style-name="Table48.B3" office:value-type="string">
            <text:p text:style-name="P20"/>
          </table:table-cell>
          <table:table-cell table:style-name="Table48.B3" office:value-type="string">
            <text:p text:style-name="P20"/>
          </table:table-cell>
          <table:table-cell table:style-name="Table48.D3" office:value-type="string">
            <text:p text:style-name="P20"/>
          </table:table-cell>
          <table:table-cell table:style-name="Table48.D3" office:value-type="string">
            <text:p text:style-name="P20"/>
          </table:table-cell>
          <table:table-cell table:style-name="Table48.D3" office:value-type="string">
            <text:p text:style-name="P19"/>
          </table:table-cell>
          <table:table-cell table:style-name="Table48.G3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88" draw:style-name="gr2" draw:text-style-name="P38" svg:x1="-0.0071in" svg:y1="-0.1791in" svg:x2="9.1386in" svg:y2="-0.1791in"><text:p/></draw:line><draw:line text:anchor-type="char" draw:z-index="89" draw:style-name="gr2" draw:text-style-name="P38" svg:x1="-0.0071in" svg:y1="-0.1791in" svg:x2="-0.0071in" svg:y2="0.5945in"><text:p/></draw:line><draw:line text:anchor-type="char" draw:z-index="90" draw:style-name="gr2" draw:text-style-name="P38" svg:x1="9.139in" svg:y1="-0.1791in" svg:x2="9.139in" svg:y2="0.5945in"><text:p/></draw:line><draw:line text:anchor-type="char" draw:z-index="91" draw:style-name="gr2" draw:text-style-name="P38" svg:x1="-0.0071in" svg:y1="0.5945in" svg:x2="9.1386in" svg:y2="0.5945in"><text:p/></draw:line><text:tab/>Event is updated in database. Event is updated in Calendar view.</text:p>
      <text:p text:style-name="P5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21"><text:span text:style-name="T2">Test Case ID: </text:span><text:span text:style-name="T8">edit_event</text:span></text:p>
          </table:table-cell>
          <table:table-cell table:style-name="Table49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49.2">
          <table:table-cell table:style-name="Table49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49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49.3">
          <table:table-cell table:style-name="Table49.A1" office:value-type="string">
            <text:p text:style-name="P21"><text:span text:style-name="T2">Module Name:</text:span><text:span text:style-name="T8"> </text:span></text:p>
          </table:table-cell>
          <table:table-cell table:style-name="Table49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49.2">
          <table:table-cell table:style-name="Table49.A1" office:value-type="string">
            <text:p text:style-name="P21"><text:span text:style-name="T2">Test Title: </text:span><text:span text:style-name="T8">Test Drag-and-Drop event: Calendar View- Day (Older Time)</text:span></text:p>
          </table:table-cell>
          <table:table-cell table:style-name="Table49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49.2">
          <table:table-cell table:style-name="Table49.A1" office:value-type="string">
            <text:p text:style-name="P21"><text:span text:style-name="T11">Description:</text:span><text:span text:style-name="T8"> Test the drag-and-drop functionality of the Calendar View-Day for time earlier than current time </text:span></text:p>
          </table:table-cell>
          <table:table-cell table:style-name="Table49.B1" office:value-type="string">
            <text:p text:style-name="P2"/>
          </table:table-cell>
        </table:table-row>
        <table:table-row table:style-name="Table49.6">
          <table:table-cell table:style-name="Table49.A6" office:value-type="string">
            <text:p text:style-name="P2"/>
          </table:table-cell>
          <table:table-cell table:style-name="Table49.B6" office:value-type="string">
            <text:p text:style-name="P2"/>
          </table:table-cell>
        </table:table-row>
        <table:table-row table:style-name="Table49.7">
          <table:table-cell table:style-name="Table49.B6" office:value-type="string">
            <text:p text:style-name="P4"/>
          </table:table-cell>
          <table:table-cell table:style-name="Table49.B6" office:value-type="string">
            <text:p text:style-name="P4"/>
          </table:table-cell>
        </table:table-row>
        <table:table-row table:style-name="Table49.8">
          <table:table-cell table:style-name="Table49.A1" table:number-columns-spanned="2" office:value-type="string">
            <text:p text:style-name="P1"><text:span text:style-name="T2">Pre-conditions:</text:span><text:span text:style-name="T12"> Calendar view- day is already selected</text:span></text:p>
          </table:table-cell>
          <table:covered-table-cell/>
        </table:table-row>
        <text:soft-page-break/>
        <table:table-row table:style-name="Table49.9">
          <table:table-cell table:style-name="Table49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F"/>
        <table:table-column table:style-name="Table50.G"/>
        <table:table-row table:style-name="Table50.1">
          <table:table-cell table:style-name="Table50.A1" office:value-type="string">
            <text:p text:style-name="P17">Step</text:p>
          </table:table-cell>
          <table:table-cell table:style-name="Table50.A1" office:value-type="string">
            <text:p text:style-name="P28">Test Steps</text:p>
          </table:table-cell>
          <table:table-cell table:style-name="Table50.A1" office:value-type="string">
            <text:p text:style-name="P29">Test Data</text:p>
          </table:table-cell>
          <table:table-cell table:style-name="Table50.D1" office:value-type="string">
            <text:p text:style-name="P28">Expected Result</text:p>
          </table:table-cell>
          <table:table-cell table:style-name="Table50.D1" office:value-type="string">
            <text:p text:style-name="P28">Actual Result</text:p>
          </table:table-cell>
          <table:table-cell table:style-name="Table50.D1" office:value-type="string">
            <text:p text:style-name="P28">Status (Pass/Fail)</text:p>
          </table:table-cell>
          <table:table-cell table:style-name="Table50.G1" office:value-type="string">
            <text:p text:style-name="P28">Notes</text:p>
          </table:table-cell>
        </table:table-row>
        <table:table-row table:style-name="Table50.2">
          <table:table-cell table:style-name="Table50.A2" office:value-type="string">
            <text:p text:style-name="P18">1</text:p>
          </table:table-cell>
          <table:table-cell table:style-name="Table50.A2" office:value-type="string">
            <text:p text:style-name="P19">Drag and drop an already created event to time, earlier than the current time </text:p>
          </table:table-cell>
          <table:table-cell table:style-name="Table50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50.D2" office:value-type="string">
            <text:p text:style-name="P20">-Pop-up message is displayed: “You can not create an event in the past”</text:p>
            <text:p text:style-name="P20">-Event is not moved</text:p>
            <text:p text:style-name="P20">-Event time is not changed</text:p>
          </table:table-cell>
          <table:table-cell table:style-name="Table50.D2" office:value-type="string">
            <text:p text:style-name="P20"/>
          </table:table-cell>
          <table:table-cell table:style-name="Table50.D2" office:value-type="string">
            <text:p text:style-name="P19"/>
          </table:table-cell>
          <table:table-cell table:style-name="Table50.G2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92" draw:style-name="gr2" draw:text-style-name="P38" svg:x1="-0.0071in" svg:y1="-0.1791in" svg:x2="9.1386in" svg:y2="-0.1791in"><text:p/></draw:line><draw:line text:anchor-type="char" draw:z-index="93" draw:style-name="gr2" draw:text-style-name="P38" svg:x1="-0.0071in" svg:y1="-0.1791in" svg:x2="-0.0071in" svg:y2="0.5945in"><text:p/></draw:line><draw:line text:anchor-type="char" draw:z-index="94" draw:style-name="gr2" draw:text-style-name="P38" svg:x1="9.139in" svg:y1="-0.1791in" svg:x2="9.139in" svg:y2="0.5945in"><text:p/></draw:line><draw:line text:anchor-type="char" draw:z-index="95" draw:style-name="gr2" draw:text-style-name="P38" svg:x1="-0.0071in" svg:y1="0.5945in" svg:x2="9.1386in" svg:y2="0.5945in"><text:p/></draw:line><text:tab/>Event is update in database. Event is updated in Calendar view.</text:p>
      <text:p text:style-name="P5"/>
      <text:p text:style-name="P5"/>
      <text:p text:style-name="P5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21"><text:span text:style-name="T2">Test Case ID: </text:span><text:span text:style-name="T8">edit_event</text:span></text:p>
          </table:table-cell>
          <table:table-cell table:style-name="Table51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51.2">
          <table:table-cell table:style-name="Table51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51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51.3">
          <table:table-cell table:style-name="Table51.A1" office:value-type="string">
            <text:p text:style-name="P21"><text:span text:style-name="T2">Module Name:</text:span><text:span text:style-name="T8"> </text:span></text:p>
          </table:table-cell>
          <table:table-cell table:style-name="Table51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51.2">
          <table:table-cell table:style-name="Table51.A1" office:value-type="string">
            <text:p text:style-name="P21"><text:span text:style-name="T2">Test Title: </text:span><text:span text:style-name="T8">Test Drag-and-Drop event: Calendar View- Week</text:span></text:p>
          </table:table-cell>
          <table:table-cell table:style-name="Table51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51.2">
          <table:table-cell table:style-name="Table51.A1" office:value-type="string">
            <text:p text:style-name="P21"><text:span text:style-name="T2">Description: </text:span><text:span text:style-name="T8">Test the drag-and-drop functionality of the Calendar View-Week for time later than current time</text:span></text:p>
          </table:table-cell>
          <table:table-cell table:style-name="Table51.B1" office:value-type="string">
            <text:p text:style-name="P2"/>
          </table:table-cell>
        </table:table-row>
        <table:table-row table:style-name="Table51.6">
          <table:table-cell table:style-name="Table51.A6" office:value-type="string">
            <text:p text:style-name="P2"/>
          </table:table-cell>
          <table:table-cell table:style-name="Table51.B6" office:value-type="string">
            <text:p text:style-name="P2"/>
          </table:table-cell>
        </table:table-row>
        <table:table-row table:style-name="Table51.7">
          <table:table-cell table:style-name="Table51.B6" office:value-type="string">
            <text:p text:style-name="P4"/>
          </table:table-cell>
          <table:table-cell table:style-name="Table51.B6" office:value-type="string">
            <text:p text:style-name="P4"/>
          </table:table-cell>
        </table:table-row>
        <table:table-row table:style-name="Table51.8">
          <table:table-cell table:style-name="Table51.A1" table:number-columns-spanned="2" office:value-type="string">
            <text:p text:style-name="P1"><text:span text:style-name="T2">Pre-conditions:</text:span><text:span text:style-name="T12"> Calendar view- week is already selected</text:span></text:p>
          </table:table-cell>
          <table:covered-table-cell/>
        </table:table-row>
        <table:table-row table:style-name="Table51.9">
          <table:table-cell table:style-name="Table5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E"/>
        <table:table-column table:style-name="Table52.F"/>
        <table:table-column table:style-name="Table52.G"/>
        <table:table-row table:style-name="Table52.1">
          <table:table-cell table:style-name="Table52.A1" office:value-type="string">
            <text:p text:style-name="P17">Step</text:p>
          </table:table-cell>
          <table:table-cell table:style-name="Table52.A1" office:value-type="string">
            <text:p text:style-name="P28">Test Steps</text:p>
          </table:table-cell>
          <table:table-cell table:style-name="Table52.A1" office:value-type="string">
            <text:p text:style-name="P29">Test Data</text:p>
          </table:table-cell>
          <table:table-cell table:style-name="Table52.D1" office:value-type="string">
            <text:p text:style-name="P28">Expected Result</text:p>
          </table:table-cell>
          <table:table-cell table:style-name="Table52.D1" office:value-type="string">
            <text:p text:style-name="P28">Actual Result</text:p>
          </table:table-cell>
          <table:table-cell table:style-name="Table52.D1" office:value-type="string">
            <text:p text:style-name="P28">Status (Pass/Fail)</text:p>
          </table:table-cell>
          <table:table-cell table:style-name="Table52.G1" office:value-type="string">
            <text:p text:style-name="P28">Notes</text:p>
          </table:table-cell>
        </table:table-row>
        <table:table-row table:style-name="Table52.2">
          <table:table-cell table:style-name="Table52.A2" office:value-type="string">
            <text:p text:style-name="P18">1</text:p>
          </table:table-cell>
          <table:table-cell table:style-name="Table52.A2" office:value-type="string">
            <text:p text:style-name="P19">Drag and drop an already created event to time, later than the current time </text:p>
          </table:table-cell>
          <table:table-cell table:style-name="Table52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52.D2" office:value-type="string">
            <text:p text:style-name="P20">-Event is moved to the new field.</text:p>
            <text:p text:style-name="P20">-Event is removed from old field.</text:p>
            <text:p text:style-name="P20">-Event time is changed to the newly selected time of the field.</text:p>
          </table:table-cell>
          <table:table-cell table:style-name="Table52.D2" office:value-type="string">
            <text:p text:style-name="P20"/>
          </table:table-cell>
          <table:table-cell table:style-name="Table52.D2" office:value-type="string">
            <text:p text:style-name="P19"/>
          </table:table-cell>
          <table:table-cell table:style-name="Table52.G2" office:value-type="string">
            <text:p text:style-name="P20"/>
          </table:table-cell>
        </table:table-row>
        <table:table-row table:style-name="Table52.2">
          <table:table-cell table:style-name="Table52.A3" office:value-type="float" office:value="2">
            <text:p text:style-name="P18">2</text:p>
          </table:table-cell>
          <table:table-cell table:style-name="Table52.B3" office:value-type="string">
            <text:p text:style-name="P20"/>
          </table:table-cell>
          <table:table-cell table:style-name="Table52.B3" office:value-type="string">
            <text:p text:style-name="P20"/>
          </table:table-cell>
          <table:table-cell table:style-name="Table52.D3" office:value-type="string">
            <text:p text:style-name="P20"/>
          </table:table-cell>
          <table:table-cell table:style-name="Table52.D3" office:value-type="string">
            <text:p text:style-name="P20"/>
          </table:table-cell>
          <table:table-cell table:style-name="Table52.D3" office:value-type="string">
            <text:p text:style-name="P19"/>
          </table:table-cell>
          <table:table-cell table:style-name="Table52.G3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96" draw:style-name="gr2" draw:text-style-name="P38" svg:x1="-0.0071in" svg:y1="-0.1791in" svg:x2="9.1386in" svg:y2="-0.1791in"><text:p/></draw:line><draw:line text:anchor-type="char" draw:z-index="97" draw:style-name="gr2" draw:text-style-name="P38" svg:x1="-0.0071in" svg:y1="-0.1791in" svg:x2="-0.0071in" svg:y2="0.5945in"><text:p/></draw:line><draw:line text:anchor-type="char" draw:z-index="98" draw:style-name="gr2" draw:text-style-name="P38" svg:x1="9.139in" svg:y1="-0.1791in" svg:x2="9.139in" svg:y2="0.5945in"><text:p/></draw:line><draw:line text:anchor-type="char" draw:z-index="99" draw:style-name="gr2" draw:text-style-name="P38" svg:x1="-0.0071in" svg:y1="0.5953in" svg:x2="9.1386in" svg:y2="0.5953in"><text:p/></draw:line><text:tab/>Event is update in database. Event is updated in Calendar view.</text:p>
      <text:p text:style-name="P5"><text:soft-page-break/></text:p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1"><text:span text:style-name="T2">Test Case ID: </text:span><text:span text:style-name="T8">edit_event</text:span></text:p>
          </table:table-cell>
          <table:table-cell table:style-name="Table53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53.2">
          <table:table-cell table:style-name="Table53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53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53.3">
          <table:table-cell table:style-name="Table53.A1" office:value-type="string">
            <text:p text:style-name="P21"><text:span text:style-name="T2">Module Name:</text:span><text:span text:style-name="T8"> </text:span></text:p>
          </table:table-cell>
          <table:table-cell table:style-name="Table53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53.2">
          <table:table-cell table:style-name="Table53.A1" office:value-type="string">
            <text:p text:style-name="P21"><text:span text:style-name="T2">Test Title: </text:span><text:span text:style-name="T8">Test Drag-and-Drop event: Calendar View- Week (Older Time)</text:span></text:p>
          </table:table-cell>
          <table:table-cell table:style-name="Table53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53.2">
          <table:table-cell table:style-name="Table53.A1" office:value-type="string">
            <text:p text:style-name="P21"><text:span text:style-name="T11">Description:</text:span><text:span text:style-name="T8"> Test the drag-and-drop functionality of the Calendar View-Week for time earlier than current time </text:span></text:p>
          </table:table-cell>
          <table:table-cell table:style-name="Table53.B1" office:value-type="string">
            <text:p text:style-name="P2"/>
          </table:table-cell>
        </table:table-row>
        <table:table-row table:style-name="Table53.6">
          <table:table-cell table:style-name="Table53.A6" office:value-type="string">
            <text:p text:style-name="P2"/>
          </table:table-cell>
          <table:table-cell table:style-name="Table53.B6" office:value-type="string">
            <text:p text:style-name="P2"/>
          </table:table-cell>
        </table:table-row>
        <table:table-row table:style-name="Table53.7">
          <table:table-cell table:style-name="Table53.B6" office:value-type="string">
            <text:p text:style-name="P4"/>
          </table:table-cell>
          <table:table-cell table:style-name="Table53.B6" office:value-type="string">
            <text:p text:style-name="P4"/>
          </table:table-cell>
        </table:table-row>
        <table:table-row table:style-name="Table53.8">
          <table:table-cell table:style-name="Table53.A1" table:number-columns-spanned="2" office:value-type="string">
            <text:p text:style-name="P1"><text:span text:style-name="T2">Pre-conditions:</text:span><text:span text:style-name="T12"> Calendar view- Week is already selected</text:span></text:p>
          </table:table-cell>
          <table:covered-table-cell/>
        </table:table-row>
        <table:table-row table:style-name="Table53.9">
          <table:table-cell table:style-name="Table53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column table:style-name="Table54.F"/>
        <table:table-column table:style-name="Table54.G"/>
        <table:table-row table:style-name="Table54.1">
          <table:table-cell table:style-name="Table54.A1" office:value-type="string">
            <text:p text:style-name="P17">Step</text:p>
          </table:table-cell>
          <table:table-cell table:style-name="Table54.A1" office:value-type="string">
            <text:p text:style-name="P28">Test Steps</text:p>
          </table:table-cell>
          <table:table-cell table:style-name="Table54.A1" office:value-type="string">
            <text:p text:style-name="P29">Test Data</text:p>
          </table:table-cell>
          <table:table-cell table:style-name="Table54.D1" office:value-type="string">
            <text:p text:style-name="P28">Expected Result</text:p>
          </table:table-cell>
          <table:table-cell table:style-name="Table54.D1" office:value-type="string">
            <text:p text:style-name="P28">Actual Result</text:p>
          </table:table-cell>
          <table:table-cell table:style-name="Table54.D1" office:value-type="string">
            <text:p text:style-name="P28">Status (Pass/Fail)</text:p>
          </table:table-cell>
          <table:table-cell table:style-name="Table54.G1" office:value-type="string">
            <text:p text:style-name="P28">Notes</text:p>
          </table:table-cell>
        </table:table-row>
        <table:table-row table:style-name="Table54.2">
          <table:table-cell table:style-name="Table54.A2" office:value-type="string">
            <text:p text:style-name="P18">1</text:p>
          </table:table-cell>
          <table:table-cell table:style-name="Table54.A2" office:value-type="string">
            <text:p text:style-name="P19">Drag and drop an already created event to time, earlier than the current time </text:p>
          </table:table-cell>
          <table:table-cell table:style-name="Table54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54.D2" office:value-type="string">
            <text:p text:style-name="P20">-Pop-up message is displayed: “You can not create an event in the past”</text:p>
            <text:p text:style-name="P20">-Event is not moved</text:p>
            <text:p text:style-name="P20">-Event time and day are not changed</text:p>
          </table:table-cell>
          <table:table-cell table:style-name="Table54.D2" office:value-type="string">
            <text:p text:style-name="P20"/>
          </table:table-cell>
          <table:table-cell table:style-name="Table54.D2" office:value-type="string">
            <text:p text:style-name="P19"/>
          </table:table-cell>
          <table:table-cell table:style-name="Table54.G2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100" draw:style-name="gr2" draw:text-style-name="P38" svg:x1="-0.0071in" svg:y1="-0.1791in" svg:x2="9.1386in" svg:y2="-0.1791in"><text:p/></draw:line><draw:line text:anchor-type="char" draw:z-index="101" draw:style-name="gr2" draw:text-style-name="P38" svg:x1="-0.0071in" svg:y1="-0.1791in" svg:x2="-0.0071in" svg:y2="0.5945in"><text:p/></draw:line><draw:line text:anchor-type="char" draw:z-index="102" draw:style-name="gr2" draw:text-style-name="P38" svg:x1="9.139in" svg:y1="-0.1791in" svg:x2="9.139in" svg:y2="0.5945in"><text:p/></draw:line><draw:line text:anchor-type="char" draw:z-index="103" draw:style-name="gr2" draw:text-style-name="P38" svg:x1="-0.0071in" svg:y1="0.5945in" svg:x2="9.1386in" svg:y2="0.5945in"><text:p/></draw:line><text:tab/></text:p>
      <text:p text:style-name="P5"/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P21"><text:span text:style-name="T2">Test Case ID: </text:span><text:span text:style-name="T8">edit_event</text:span></text:p>
          </table:table-cell>
          <table:table-cell table:style-name="Table55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55.2">
          <table:table-cell table:style-name="Table55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55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55.3">
          <table:table-cell table:style-name="Table55.A1" office:value-type="string">
            <text:p text:style-name="P21"><text:span text:style-name="T2">Module Name:</text:span><text:span text:style-name="T8"> </text:span></text:p>
          </table:table-cell>
          <table:table-cell table:style-name="Table55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55.2">
          <table:table-cell table:style-name="Table55.A1" office:value-type="string">
            <text:p text:style-name="P21"><text:span text:style-name="T2">Test Title: </text:span><text:span text:style-name="T8">Test Drag-and-Drop event: Calendar View- Month</text:span></text:p>
          </table:table-cell>
          <table:table-cell table:style-name="Table55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55.2">
          <table:table-cell table:style-name="Table55.A1" office:value-type="string">
            <text:p text:style-name="P21"><text:span text:style-name="T2">Description: </text:span><text:span text:style-name="T8">Test the drag-and-drop functionality of the Calendar View-Month for time later than current time</text:span></text:p>
          </table:table-cell>
          <table:table-cell table:style-name="Table55.B1" office:value-type="string">
            <text:p text:style-name="P2"/>
          </table:table-cell>
        </table:table-row>
        <table:table-row table:style-name="Table55.6">
          <table:table-cell table:style-name="Table55.A6" office:value-type="string">
            <text:p text:style-name="P2"/>
          </table:table-cell>
          <table:table-cell table:style-name="Table55.B6" office:value-type="string">
            <text:p text:style-name="P2"/>
          </table:table-cell>
        </table:table-row>
        <table:table-row table:style-name="Table55.7">
          <table:table-cell table:style-name="Table55.B6" office:value-type="string">
            <text:p text:style-name="P4"/>
          </table:table-cell>
          <table:table-cell table:style-name="Table55.B6" office:value-type="string">
            <text:p text:style-name="P4"/>
          </table:table-cell>
        </table:table-row>
        <table:table-row table:style-name="Table55.8">
          <table:table-cell table:style-name="Table55.A1" table:number-columns-spanned="2" office:value-type="string">
            <text:p text:style-name="P1"><text:span text:style-name="T2">Pre-conditions:</text:span><text:span text:style-name="T12"> Calendar view- month is already selected</text:span></text:p>
          </table:table-cell>
          <table:covered-table-cell/>
        </table:table-row>
        <table:table-row table:style-name="Table55.9">
          <table:table-cell table:style-name="Table5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><text:soft-page-break/></text:p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column table:style-name="Table56.G"/>
        <table:table-row table:style-name="Table56.1">
          <table:table-cell table:style-name="Table56.A1" office:value-type="string">
            <text:p text:style-name="P17">Step</text:p>
          </table:table-cell>
          <table:table-cell table:style-name="Table56.A1" office:value-type="string">
            <text:p text:style-name="P28">Test Steps</text:p>
          </table:table-cell>
          <table:table-cell table:style-name="Table56.A1" office:value-type="string">
            <text:p text:style-name="P29">Test Data</text:p>
          </table:table-cell>
          <table:table-cell table:style-name="Table56.D1" office:value-type="string">
            <text:p text:style-name="P28">Expected Result</text:p>
          </table:table-cell>
          <table:table-cell table:style-name="Table56.D1" office:value-type="string">
            <text:p text:style-name="P28">Actual Result</text:p>
          </table:table-cell>
          <table:table-cell table:style-name="Table56.D1" office:value-type="string">
            <text:p text:style-name="P28">Status (Pass/Fail)</text:p>
          </table:table-cell>
          <table:table-cell table:style-name="Table56.G1" office:value-type="string">
            <text:p text:style-name="P28">Notes</text:p>
          </table:table-cell>
        </table:table-row>
        <table:table-row table:style-name="Table56.2">
          <table:table-cell table:style-name="Table56.A2" office:value-type="string">
            <text:p text:style-name="P18">1</text:p>
          </table:table-cell>
          <table:table-cell table:style-name="Table56.A2" office:value-type="string">
            <text:p text:style-name="P19">Drag and drop an already created event to a date, later than the current time </text:p>
          </table:table-cell>
          <table:table-cell table:style-name="Table56.A2" office:value-type="string">
            <text:p text:style-name="P32"><text:span text:style-name="Internet_20_link"><text:span text:style-name="T10">Any event, that is already created in the calendar view field</text:span></text:span></text:p>
          </table:table-cell>
          <table:table-cell table:style-name="Table56.D2" office:value-type="string">
            <text:p text:style-name="P20">-Event is moved to the new field.</text:p>
            <text:p text:style-name="P20">-Event is removed from old field.</text:p>
            <text:p text:style-name="P20">-Event time is changed to the newly selected date of the field. </text:p>
          </table:table-cell>
          <table:table-cell table:style-name="Table56.D2" office:value-type="string">
            <text:p text:style-name="P20"/>
          </table:table-cell>
          <table:table-cell table:style-name="Table56.D2" office:value-type="string">
            <text:p text:style-name="P19"/>
          </table:table-cell>
          <table:table-cell table:style-name="Table56.G2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104" draw:style-name="gr2" draw:text-style-name="P38" svg:x1="-0.0071in" svg:y1="-0.1791in" svg:x2="9.1386in" svg:y2="-0.1791in"><text:p/></draw:line><draw:line text:anchor-type="char" draw:z-index="105" draw:style-name="gr2" draw:text-style-name="P38" svg:x1="-0.0071in" svg:y1="-0.1791in" svg:x2="-0.0071in" svg:y2="0.5945in"><text:p/></draw:line><draw:line text:anchor-type="char" draw:z-index="106" draw:style-name="gr2" draw:text-style-name="P38" svg:x1="9.139in" svg:y1="-0.1791in" svg:x2="9.139in" svg:y2="0.5945in"><text:p/></draw:line><draw:line text:anchor-type="char" draw:z-index="107" draw:style-name="gr2" draw:text-style-name="P38" svg:x1="-0.0071in" svg:y1="0.5945in" svg:x2="9.1386in" svg:y2="0.5945in"><text:p/></draw:line><text:tab/>Event is update in database. Event is updated in Calendar view.</text:p>
      <text:p text:style-name="P5"/>
      <text:p text:style-name="P5"/>
      <text:p text:style-name="P5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21"><text:span text:style-name="T2">Test Case ID: </text:span><text:span text:style-name="T8">edit_event</text:span></text:p>
          </table:table-cell>
          <table:table-cell table:style-name="Table57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57.2">
          <table:table-cell table:style-name="Table57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57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57.3">
          <table:table-cell table:style-name="Table57.A1" office:value-type="string">
            <text:p text:style-name="P21"><text:span text:style-name="T2">Module Name:</text:span><text:span text:style-name="T8"> </text:span></text:p>
          </table:table-cell>
          <table:table-cell table:style-name="Table57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57.2">
          <table:table-cell table:style-name="Table57.A1" office:value-type="string">
            <text:p text:style-name="P21"><text:span text:style-name="T2">Test Title: </text:span><text:span text:style-name="T8">Test Drag-and-Drop event: Calendar View- Month (Older Time)</text:span></text:p>
          </table:table-cell>
          <table:table-cell table:style-name="Table57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57.2">
          <table:table-cell table:style-name="Table57.A1" office:value-type="string">
            <text:p text:style-name="P21"><text:span text:style-name="T11">Description:</text:span><text:span text:style-name="T8"> Test the drag-and-drop functionality of the Calendar View-Month for time earlier than current time </text:span></text:p>
          </table:table-cell>
          <table:table-cell table:style-name="Table57.B1" office:value-type="string">
            <text:p text:style-name="P2"/>
          </table:table-cell>
        </table:table-row>
        <table:table-row table:style-name="Table57.6">
          <table:table-cell table:style-name="Table57.A6" office:value-type="string">
            <text:p text:style-name="P2"/>
          </table:table-cell>
          <table:table-cell table:style-name="Table57.B6" office:value-type="string">
            <text:p text:style-name="P2"/>
          </table:table-cell>
        </table:table-row>
        <table:table-row table:style-name="Table57.7">
          <table:table-cell table:style-name="Table57.B6" office:value-type="string">
            <text:p text:style-name="P4"/>
          </table:table-cell>
          <table:table-cell table:style-name="Table57.B6" office:value-type="string">
            <text:p text:style-name="P4"/>
          </table:table-cell>
        </table:table-row>
        <table:table-row table:style-name="Table57.8">
          <table:table-cell table:style-name="Table57.A1" table:number-columns-spanned="2" office:value-type="string">
            <text:p text:style-name="P1"><text:span text:style-name="T2">Pre-conditions:</text:span><text:span text:style-name="T12"> Calendar view- Month is already selected</text:span></text:p>
          </table:table-cell>
          <table:covered-table-cell/>
        </table:table-row>
        <table:table-row table:style-name="Table57.9">
          <table:table-cell table:style-name="Table5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column table:style-name="Table58.E"/>
        <table:table-column table:style-name="Table58.F"/>
        <table:table-column table:style-name="Table58.G"/>
        <table:table-row table:style-name="Table58.1">
          <table:table-cell table:style-name="Table58.A1" office:value-type="string">
            <text:p text:style-name="P17">Step</text:p>
          </table:table-cell>
          <table:table-cell table:style-name="Table58.A1" office:value-type="string">
            <text:p text:style-name="P28">Test Steps</text:p>
          </table:table-cell>
          <table:table-cell table:style-name="Table58.A1" office:value-type="string">
            <text:p text:style-name="P29">Test Data</text:p>
          </table:table-cell>
          <table:table-cell table:style-name="Table58.D1" office:value-type="string">
            <text:p text:style-name="P28">Expected Result</text:p>
          </table:table-cell>
          <table:table-cell table:style-name="Table58.D1" office:value-type="string">
            <text:p text:style-name="P28">Actual Result</text:p>
          </table:table-cell>
          <table:table-cell table:style-name="Table58.D1" office:value-type="string">
            <text:p text:style-name="P28">Status (Pass/Fail)</text:p>
          </table:table-cell>
          <table:table-cell table:style-name="Table58.G1" office:value-type="string">
            <text:p text:style-name="P28">Notes</text:p>
          </table:table-cell>
        </table:table-row>
        <table:table-row table:style-name="Table58.2">
          <table:table-cell table:style-name="Table58.A2" office:value-type="string">
            <text:p text:style-name="P18">1</text:p>
          </table:table-cell>
          <table:table-cell table:style-name="Table58.A2" office:value-type="string">
            <text:p text:style-name="P19">Drag and drop an already created event to a date, earlier than the current time </text:p>
          </table:table-cell>
          <table:table-cell table:style-name="Table58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58.D2" office:value-type="string">
            <text:p text:style-name="P20">-Pop-up message is displayed: “You can not create an event in the past”</text:p>
            <text:p text:style-name="P20">-Event is not moved</text:p>
            <text:p text:style-name="P20">-Event time is not changed</text:p>
          </table:table-cell>
          <table:table-cell table:style-name="Table58.D2" office:value-type="string">
            <text:p text:style-name="P20"/>
          </table:table-cell>
          <table:table-cell table:style-name="Table58.D2" office:value-type="string">
            <text:p text:style-name="P19"/>
          </table:table-cell>
          <table:table-cell table:style-name="Table58.G2" office:value-type="string">
            <text:p text:style-name="P2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59" table:style-name="Table59">
        <table:table-column table:style-name="Table59.A"/>
        <table:table-column table:style-name="Table59.B"/>
        <text:soft-page-break/>
        <table:table-row table:style-name="Table59.1">
          <table:table-cell table:style-name="Table59.A1" office:value-type="string">
            <text:p text:style-name="P21"><text:span text:style-name="T2">Test Case ID: </text:span><text:span text:style-name="T8">edit_event</text:span></text:p>
          </table:table-cell>
          <table:table-cell table:style-name="Table59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59.2">
          <table:table-cell table:style-name="Table59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59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59.3">
          <table:table-cell table:style-name="Table59.A1" office:value-type="string">
            <text:p text:style-name="P23">Module Name: </text:p>
          </table:table-cell>
          <table:table-cell table:style-name="Table59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59.2">
          <table:table-cell table:style-name="Table59.A1" office:value-type="string">
            <text:p text:style-name="P21"><text:span text:style-name="T2">Test Title: </text:span><text:span text:style-name="T8">Test “Hover Over Event” - Calendar View- Day</text:span></text:p>
          </table:table-cell>
          <table:table-cell table:style-name="Table59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59.2">
          <table:table-cell table:style-name="Table59.A1" office:value-type="string">
            <text:p text:style-name="P21"><text:span text:style-name="T2">Description: </text:span><text:span text:style-name="T8">Test if edit and delete options appear correctly</text:span></text:p>
          </table:table-cell>
          <table:table-cell table:style-name="Table59.B1" office:value-type="string">
            <text:p text:style-name="P2"/>
          </table:table-cell>
        </table:table-row>
        <table:table-row table:style-name="Table59.6">
          <table:table-cell table:style-name="Table59.A6" office:value-type="string">
            <text:p text:style-name="P2"/>
          </table:table-cell>
          <table:table-cell table:style-name="Table59.B6" office:value-type="string">
            <text:p text:style-name="P2"/>
          </table:table-cell>
        </table:table-row>
        <table:table-row table:style-name="Table59.7">
          <table:table-cell table:style-name="Table59.B6" office:value-type="string">
            <text:p text:style-name="P4"/>
          </table:table-cell>
          <table:table-cell table:style-name="Table59.B6" office:value-type="string">
            <text:p text:style-name="P4"/>
          </table:table-cell>
        </table:table-row>
        <table:table-row table:style-name="Table59.8">
          <table:table-cell table:style-name="Table59.A1" table:number-columns-spanned="2" office:value-type="string">
            <text:p text:style-name="P1"><text:span text:style-name="T2">Pre-conditions:</text:span><text:span text:style-name="T12"> Calendar view is set to “Day”</text:span></text:p>
          </table:table-cell>
          <table:covered-table-cell/>
        </table:table-row>
        <table:table-row table:style-name="Table59.9">
          <table:table-cell table:style-name="Table59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column table:style-name="Table60.E"/>
        <table:table-column table:style-name="Table60.F"/>
        <table:table-column table:style-name="Table60.G"/>
        <table:table-row table:style-name="Table60.1">
          <table:table-cell table:style-name="Table60.A1" office:value-type="string">
            <text:p text:style-name="P17">Step</text:p>
          </table:table-cell>
          <table:table-cell table:style-name="Table60.A1" office:value-type="string">
            <text:p text:style-name="P28">Test Steps</text:p>
          </table:table-cell>
          <table:table-cell table:style-name="Table60.A1" office:value-type="string">
            <text:p text:style-name="P29">Test Data</text:p>
          </table:table-cell>
          <table:table-cell table:style-name="Table60.D1" office:value-type="string">
            <text:p text:style-name="P28">Expected Result</text:p>
          </table:table-cell>
          <table:table-cell table:style-name="Table60.D1" office:value-type="string">
            <text:p text:style-name="P28">Actual Result</text:p>
          </table:table-cell>
          <table:table-cell table:style-name="Table60.D1" office:value-type="string">
            <text:p text:style-name="P28">Status (Pass/Fail)</text:p>
          </table:table-cell>
          <table:table-cell table:style-name="Table60.G1" office:value-type="string">
            <text:p text:style-name="P28">Notes</text:p>
          </table:table-cell>
        </table:table-row>
        <table:table-row table:style-name="Table60.2">
          <table:table-cell table:style-name="Table60.A2" office:value-type="string">
            <text:p text:style-name="P18">1</text:p>
          </table:table-cell>
          <table:table-cell table:style-name="Table60.A2" office:value-type="string">
            <text:p text:style-name="P19">Hover over an already created event from the calendar view</text:p>
          </table:table-cell>
          <table:table-cell table:style-name="Table60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60.D2" office:value-type="string">
            <text:p text:style-name="P20">Edit and Delete buttons should appear</text:p>
          </table:table-cell>
          <table:table-cell table:style-name="Table60.D2" office:value-type="string">
            <text:p text:style-name="P20"/>
          </table:table-cell>
          <table:table-cell table:style-name="Table60.D2" office:value-type="string">
            <text:p text:style-name="P19"/>
          </table:table-cell>
          <table:table-cell table:style-name="Table60.G2" office:value-type="string">
            <text:p text:style-name="P20"/>
          </table:table-cell>
        </table:table-row>
        <table:table-row table:style-name="Table60.2">
          <table:table-cell table:style-name="Table60.A3" office:value-type="float" office:value="2">
            <text:p text:style-name="P18">2</text:p>
          </table:table-cell>
          <table:table-cell table:style-name="Table60.B3" office:value-type="string">
            <text:p text:style-name="P20"/>
          </table:table-cell>
          <table:table-cell table:style-name="Table60.B3" office:value-type="string">
            <text:p text:style-name="P20"/>
          </table:table-cell>
          <table:table-cell table:style-name="Table60.D3" office:value-type="string">
            <text:p text:style-name="P20"/>
          </table:table-cell>
          <table:table-cell table:style-name="Table60.D3" office:value-type="string">
            <text:p text:style-name="P20"/>
          </table:table-cell>
          <table:table-cell table:style-name="Table60.D3" office:value-type="string">
            <text:p text:style-name="P19"/>
          </table:table-cell>
          <table:table-cell table:style-name="Table60.G3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Event is update in database. Event is updated in Calendar view.<draw:line text:anchor-type="char" draw:z-index="108" draw:style-name="gr2" draw:text-style-name="P38" svg:x1="-0.0071in" svg:y1="-0.1791in" svg:x2="9.1386in" svg:y2="-0.1791in"><text:p/></draw:line><draw:line text:anchor-type="char" draw:z-index="109" draw:style-name="gr2" draw:text-style-name="P38" svg:x1="-0.0071in" svg:y1="-0.1791in" svg:x2="-0.0071in" svg:y2="0.5945in"><text:p/></draw:line><draw:line text:anchor-type="char" draw:z-index="110" draw:style-name="gr2" draw:text-style-name="P38" svg:x1="9.139in" svg:y1="-0.1791in" svg:x2="9.139in" svg:y2="0.5945in"><text:p/></draw:line><draw:line text:anchor-type="char" draw:z-index="111" draw:style-name="gr2" draw:text-style-name="P38" svg:x1="-0.0071in" svg:y1="0.5945in" svg:x2="9.1386in" svg:y2="0.5945in"><text:p/></draw:line></text:p>
      <text:p text:style-name="Standard"/>
      <text:p text:style-name="Standard"/>
      <text:p text:style-name="P5"/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21"><text:span text:style-name="T2">Test Case ID: </text:span><text:span text:style-name="T8">edit_event</text:span></text:p>
          </table:table-cell>
          <table:table-cell table:style-name="Table61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61.2">
          <table:table-cell table:style-name="Table61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61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61.3">
          <table:table-cell table:style-name="Table61.A1" office:value-type="string">
            <text:p text:style-name="P23">Module Name: </text:p>
          </table:table-cell>
          <table:table-cell table:style-name="Table61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61.2">
          <table:table-cell table:style-name="Table61.A1" office:value-type="string">
            <text:p text:style-name="P21"><text:span text:style-name="T2">Test Title: </text:span><text:span text:style-name="T8">Test “Hover Over Event” - Calendar View- Week</text:span></text:p>
          </table:table-cell>
          <table:table-cell table:style-name="Table61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61.2">
          <table:table-cell table:style-name="Table61.A1" office:value-type="string">
            <text:p text:style-name="P21"><text:span text:style-name="T2">Description: </text:span><text:span text:style-name="T8">Test if edit and delete options appear correctly</text:span></text:p>
          </table:table-cell>
          <table:table-cell table:style-name="Table61.B1" office:value-type="string">
            <text:p text:style-name="P2"/>
          </table:table-cell>
        </table:table-row>
        <table:table-row table:style-name="Table61.6">
          <table:table-cell table:style-name="Table61.A6" office:value-type="string">
            <text:p text:style-name="P2"/>
          </table:table-cell>
          <table:table-cell table:style-name="Table61.B6" office:value-type="string">
            <text:p text:style-name="P2"/>
          </table:table-cell>
        </table:table-row>
        <table:table-row table:style-name="Table61.7">
          <table:table-cell table:style-name="Table61.B6" office:value-type="string">
            <text:p text:style-name="P4"/>
          </table:table-cell>
          <table:table-cell table:style-name="Table61.B6" office:value-type="string">
            <text:p text:style-name="P4"/>
          </table:table-cell>
        </table:table-row>
        <table:table-row table:style-name="Table61.8">
          <table:table-cell table:style-name="Table61.A1" table:number-columns-spanned="2" office:value-type="string">
            <text:p text:style-name="P1"><text:span text:style-name="T2">Pre-conditions:</text:span><text:span text:style-name="T12"> Calendar view is set to “Week”</text:span></text:p>
          </table:table-cell>
          <table:covered-table-cell/>
        </table:table-row>
        <table:table-row table:style-name="Table61.9">
          <table:table-cell table:style-name="Table6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column table:style-name="Table62.E"/>
        <table:table-column table:style-name="Table62.F"/>
        <table:table-column table:style-name="Table62.G"/>
        <text:soft-page-break/>
        <table:table-row table:style-name="Table62.1">
          <table:table-cell table:style-name="Table62.A1" office:value-type="string">
            <text:p text:style-name="P17">Step</text:p>
          </table:table-cell>
          <table:table-cell table:style-name="Table62.A1" office:value-type="string">
            <text:p text:style-name="P28">Test Steps</text:p>
          </table:table-cell>
          <table:table-cell table:style-name="Table62.A1" office:value-type="string">
            <text:p text:style-name="P29">Test Data</text:p>
          </table:table-cell>
          <table:table-cell table:style-name="Table62.D1" office:value-type="string">
            <text:p text:style-name="P28">Expected Result</text:p>
          </table:table-cell>
          <table:table-cell table:style-name="Table62.D1" office:value-type="string">
            <text:p text:style-name="P28">Actual Result</text:p>
          </table:table-cell>
          <table:table-cell table:style-name="Table62.D1" office:value-type="string">
            <text:p text:style-name="P28">Status (Pass/Fail)</text:p>
          </table:table-cell>
          <table:table-cell table:style-name="Table62.G1" office:value-type="string">
            <text:p text:style-name="P28">Notes</text:p>
          </table:table-cell>
        </table:table-row>
        <table:table-row table:style-name="Table62.2">
          <table:table-cell table:style-name="Table62.A2" office:value-type="string">
            <text:p text:style-name="P18">1</text:p>
          </table:table-cell>
          <table:table-cell table:style-name="Table62.A2" office:value-type="string">
            <text:p text:style-name="P19">Hover over an already created event from the calendar view</text:p>
          </table:table-cell>
          <table:table-cell table:style-name="Table62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62.D2" office:value-type="string">
            <text:p text:style-name="P20">Edit and Delete buttons should appear</text:p>
          </table:table-cell>
          <table:table-cell table:style-name="Table62.D2" office:value-type="string">
            <text:p text:style-name="P20"/>
          </table:table-cell>
          <table:table-cell table:style-name="Table62.D2" office:value-type="string">
            <text:p text:style-name="P19"/>
          </table:table-cell>
          <table:table-cell table:style-name="Table62.G2" office:value-type="string">
            <text:p text:style-name="P20"/>
          </table:table-cell>
        </table:table-row>
        <table:table-row table:style-name="Table62.2">
          <table:table-cell table:style-name="Table62.A3" office:value-type="float" office:value="2">
            <text:p text:style-name="P18">2</text:p>
          </table:table-cell>
          <table:table-cell table:style-name="Table62.B3" office:value-type="string">
            <text:p text:style-name="P20"/>
          </table:table-cell>
          <table:table-cell table:style-name="Table62.B3" office:value-type="string">
            <text:p text:style-name="P20"/>
          </table:table-cell>
          <table:table-cell table:style-name="Table62.D3" office:value-type="string">
            <text:p text:style-name="P20"/>
          </table:table-cell>
          <table:table-cell table:style-name="Table62.D3" office:value-type="string">
            <text:p text:style-name="P20"/>
          </table:table-cell>
          <table:table-cell table:style-name="Table62.D3" office:value-type="string">
            <text:p text:style-name="P19"/>
          </table:table-cell>
          <table:table-cell table:style-name="Table62.G3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112" draw:style-name="gr2" draw:text-style-name="P38" svg:x1="-0.0071in" svg:y1="-0.1791in" svg:x2="9.1386in" svg:y2="-0.1791in"><text:p/></draw:line><draw:line text:anchor-type="char" draw:z-index="113" draw:style-name="gr2" draw:text-style-name="P38" svg:x1="-0.0071in" svg:y1="-0.1791in" svg:x2="-0.0071in" svg:y2="0.5945in"><text:p/></draw:line><draw:line text:anchor-type="char" draw:z-index="114" draw:style-name="gr2" draw:text-style-name="P38" svg:x1="9.139in" svg:y1="-0.1791in" svg:x2="9.139in" svg:y2="0.5945in"><text:p/></draw:line><draw:line text:anchor-type="char" draw:z-index="115" draw:style-name="gr2" draw:text-style-name="P38" svg:x1="-0.0071in" svg:y1="0.5945in" svg:x2="9.1386in" svg:y2="0.5945in"><text:p/></draw:line></text:p>
      <text:p text:style-name="Standard"/>
      <text:p text:style-name="P5"/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21"><text:span text:style-name="T2">Test Case ID: </text:span><text:span text:style-name="T8">edit_event</text:span></text:p>
          </table:table-cell>
          <table:table-cell table:style-name="Table63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63.2">
          <table:table-cell table:style-name="Table63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63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63.3">
          <table:table-cell table:style-name="Table63.A1" office:value-type="string">
            <text:p text:style-name="P23">Module Name: </text:p>
          </table:table-cell>
          <table:table-cell table:style-name="Table63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63.2">
          <table:table-cell table:style-name="Table63.A1" office:value-type="string">
            <text:p text:style-name="P21"><text:span text:style-name="T2">Test Title: </text:span><text:span text:style-name="T8">Test “Hover Over Event” - Calendar View- Month</text:span></text:p>
          </table:table-cell>
          <table:table-cell table:style-name="Table63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63.2">
          <table:table-cell table:style-name="Table63.A1" office:value-type="string">
            <text:p text:style-name="P21"><text:span text:style-name="T2">Description: </text:span><text:span text:style-name="T8">Test if edit and delete options appear correctly</text:span></text:p>
          </table:table-cell>
          <table:table-cell table:style-name="Table63.B1" office:value-type="string">
            <text:p text:style-name="P2"/>
          </table:table-cell>
        </table:table-row>
        <table:table-row table:style-name="Table63.6">
          <table:table-cell table:style-name="Table63.A6" office:value-type="string">
            <text:p text:style-name="P2"/>
          </table:table-cell>
          <table:table-cell table:style-name="Table63.B6" office:value-type="string">
            <text:p text:style-name="P2"/>
          </table:table-cell>
        </table:table-row>
        <table:table-row table:style-name="Table63.7">
          <table:table-cell table:style-name="Table63.B6" office:value-type="string">
            <text:p text:style-name="P4"/>
          </table:table-cell>
          <table:table-cell table:style-name="Table63.B6" office:value-type="string">
            <text:p text:style-name="P4"/>
          </table:table-cell>
        </table:table-row>
        <table:table-row table:style-name="Table63.8">
          <table:table-cell table:style-name="Table63.A1" table:number-columns-spanned="2" office:value-type="string">
            <text:p text:style-name="P1"><text:span text:style-name="T2">Pre-conditions:</text:span><text:span text:style-name="T12"> Calendar view is set to “Month”</text:span></text:p>
          </table:table-cell>
          <table:covered-table-cell/>
        </table:table-row>
        <table:table-row table:style-name="Table63.9">
          <table:table-cell table:style-name="Table63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column table:style-name="Table64.E"/>
        <table:table-column table:style-name="Table64.F"/>
        <table:table-column table:style-name="Table64.G"/>
        <table:table-row table:style-name="Table64.1">
          <table:table-cell table:style-name="Table64.A1" office:value-type="string">
            <text:p text:style-name="P17">Step</text:p>
          </table:table-cell>
          <table:table-cell table:style-name="Table64.A1" office:value-type="string">
            <text:p text:style-name="P28">Test Steps</text:p>
          </table:table-cell>
          <table:table-cell table:style-name="Table64.A1" office:value-type="string">
            <text:p text:style-name="P29">Test Data</text:p>
          </table:table-cell>
          <table:table-cell table:style-name="Table64.D1" office:value-type="string">
            <text:p text:style-name="P28">Expected Result</text:p>
          </table:table-cell>
          <table:table-cell table:style-name="Table64.D1" office:value-type="string">
            <text:p text:style-name="P28">Actual Result</text:p>
          </table:table-cell>
          <table:table-cell table:style-name="Table64.D1" office:value-type="string">
            <text:p text:style-name="P28">Status (Pass/Fail)</text:p>
          </table:table-cell>
          <table:table-cell table:style-name="Table64.G1" office:value-type="string">
            <text:p text:style-name="P28">Notes</text:p>
          </table:table-cell>
        </table:table-row>
        <table:table-row table:style-name="Table64.2">
          <table:table-cell table:style-name="Table64.A2" office:value-type="string">
            <text:p text:style-name="P18">1</text:p>
          </table:table-cell>
          <table:table-cell table:style-name="Table64.A2" office:value-type="string">
            <text:p text:style-name="P19">Hover over an already created event from the calendar view</text:p>
          </table:table-cell>
          <table:table-cell table:style-name="Table64.A2" office:value-type="string">
            <text:p text:style-name="P32"><text:span text:style-name="Internet_20_link"><text:span text:style-name="T10">Any event, that is already created in a calendar view field</text:span></text:span></text:p>
          </table:table-cell>
          <table:table-cell table:style-name="Table64.D2" office:value-type="string">
            <text:p text:style-name="P20">Edit and Delete buttons should appear</text:p>
          </table:table-cell>
          <table:table-cell table:style-name="Table64.D2" office:value-type="string">
            <text:p text:style-name="P20"/>
          </table:table-cell>
          <table:table-cell table:style-name="Table64.D2" office:value-type="string">
            <text:p text:style-name="P19"/>
          </table:table-cell>
          <table:table-cell table:style-name="Table64.G2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116" draw:style-name="gr2" draw:text-style-name="P38" svg:x1="-0.0071in" svg:y1="-0.1791in" svg:x2="9.1386in" svg:y2="-0.1791in"><text:p/></draw:line><draw:line text:anchor-type="char" draw:z-index="117" draw:style-name="gr2" draw:text-style-name="P38" svg:x1="-0.0071in" svg:y1="-0.1791in" svg:x2="-0.0071in" svg:y2="0.5945in"><text:p/></draw:line><draw:line text:anchor-type="char" draw:z-index="118" draw:style-name="gr2" draw:text-style-name="P38" svg:x1="9.139in" svg:y1="-0.1791in" svg:x2="9.139in" svg:y2="0.5945in"><text:p/></draw:line><draw:line text:anchor-type="char" draw:z-index="119" draw:style-name="gr2" draw:text-style-name="P38" svg:x1="-0.0071in" svg:y1="0.5945in" svg:x2="9.1386in" svg:y2="0.5945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able:table table:name="Table65" table:style-name="Table65">
        <table:table-column table:style-name="Table65.A"/>
        <table:table-column table:style-name="Table65.B"/>
        <text:soft-page-break/>
        <table:table-row table:style-name="Table65.1">
          <table:table-cell table:style-name="Table65.A1" office:value-type="string">
            <text:p text:style-name="P21"><text:span text:style-name="T2">Test Case ID: </text:span><text:span text:style-name="T8">edit_event</text:span></text:p>
          </table:table-cell>
          <table:table-cell table:style-name="Table65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65.2">
          <table:table-cell table:style-name="Table65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65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65.3">
          <table:table-cell table:style-name="Table65.A1" office:value-type="string">
            <text:p text:style-name="P21"><text:span text:style-name="T2">Module Name: </text:span><text:span text:style-name="T8"><text:s/></text:span></text:p>
          </table:table-cell>
          <table:table-cell table:style-name="Table65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65.2">
          <table:table-cell table:style-name="Table65.A1" office:value-type="string">
            <text:p text:style-name="P21"><text:span text:style-name="T2">Test Title: Log Out</text:span><text:span text:style-name="T8"> </text:span></text:p>
          </table:table-cell>
          <table:table-cell table:style-name="Table65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65.2">
          <table:table-cell table:style-name="Table65.A1" office:value-type="string">
            <text:p text:style-name="P21"><text:span text:style-name="T2">Description: </text:span><text:span text:style-name="T8">Test Log Out functionality</text:span></text:p>
          </table:table-cell>
          <table:table-cell table:style-name="Table65.B1" office:value-type="string">
            <text:p text:style-name="P2"/>
          </table:table-cell>
        </table:table-row>
        <table:table-row table:style-name="Table65.6">
          <table:table-cell table:style-name="Table65.A6" office:value-type="string">
            <text:p text:style-name="P2"/>
          </table:table-cell>
          <table:table-cell table:style-name="Table65.B6" office:value-type="string">
            <text:p text:style-name="P2"/>
          </table:table-cell>
        </table:table-row>
        <table:table-row table:style-name="Table65.7">
          <table:table-cell table:style-name="Table65.B6" office:value-type="string">
            <text:p text:style-name="P4"/>
          </table:table-cell>
          <table:table-cell table:style-name="Table65.B6" office:value-type="string">
            <text:p text:style-name="P4"/>
          </table:table-cell>
        </table:table-row>
        <table:table-row table:style-name="Table65.8">
          <table:table-cell table:style-name="Table65.A1" table:number-columns-spanned="2" office:value-type="string">
            <text:p text:style-name="P1"><text:span text:style-name="T2">Pre-conditions:</text:span></text:p>
          </table:table-cell>
          <table:covered-table-cell/>
        </table:table-row>
        <table:table-row table:style-name="Table65.9">
          <table:table-cell table:style-name="Table6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E"/>
        <table:table-column table:style-name="Table66.F"/>
        <table:table-column table:style-name="Table66.G"/>
        <table:table-row table:style-name="Table66.1">
          <table:table-cell table:style-name="Table66.A1" office:value-type="string">
            <text:p text:style-name="P17">Step</text:p>
          </table:table-cell>
          <table:table-cell table:style-name="Table66.A1" office:value-type="string">
            <text:p text:style-name="P28">Test Steps</text:p>
          </table:table-cell>
          <table:table-cell table:style-name="Table66.A1" office:value-type="string">
            <text:p text:style-name="P29">Test Data</text:p>
          </table:table-cell>
          <table:table-cell table:style-name="Table66.D1" office:value-type="string">
            <text:p text:style-name="P28">Expected Result</text:p>
          </table:table-cell>
          <table:table-cell table:style-name="Table66.D1" office:value-type="string">
            <text:p text:style-name="P28">Actual Result</text:p>
          </table:table-cell>
          <table:table-cell table:style-name="Table66.D1" office:value-type="string">
            <text:p text:style-name="P28">Status (Pass/Fail)</text:p>
          </table:table-cell>
          <table:table-cell table:style-name="Table66.G1" office:value-type="string">
            <text:p text:style-name="P28">Notes</text:p>
          </table:table-cell>
        </table:table-row>
        <table:table-row table:style-name="Table66.2">
          <table:table-cell table:style-name="Table66.A2" office:value-type="string">
            <text:p text:style-name="P18">1</text:p>
          </table:table-cell>
          <table:table-cell table:style-name="Table66.A2" office:value-type="string">
            <text:p text:style-name="P19">Click on Log Out button</text:p>
          </table:table-cell>
          <table:table-cell table:style-name="Table66.A2" office:value-type="string">
            <text:p text:style-name="P19">Log Out Option in the upper right corner</text:p>
          </table:table-cell>
          <table:table-cell table:style-name="Table66.D2" office:value-type="string">
            <text:p text:style-name="P20">User is logged out.</text:p>
            <text:p text:style-name="P20">User is redirected to Log In page.</text:p>
          </table:table-cell>
          <table:table-cell table:style-name="Table66.D2" office:value-type="string">
            <text:p text:style-name="P20"/>
          </table:table-cell>
          <table:table-cell table:style-name="Table66.D2" office:value-type="string">
            <text:p text:style-name="P19"/>
          </table:table-cell>
          <table:table-cell table:style-name="Table66.G2" office:value-type="string">
            <text:p text:style-name="P20"/>
          </table:table-cell>
        </table:table-row>
        <table:table-row table:style-name="Table66.2">
          <table:table-cell table:style-name="Table66.A3" office:value-type="float" office:value="2">
            <text:p text:style-name="P18">2</text:p>
          </table:table-cell>
          <table:table-cell table:style-name="Table66.B3" office:value-type="string">
            <text:p text:style-name="P20"/>
          </table:table-cell>
          <table:table-cell table:style-name="Table66.B3" office:value-type="string">
            <text:p text:style-name="P20"/>
          </table:table-cell>
          <table:table-cell table:style-name="Table66.D3" office:value-type="string">
            <text:p text:style-name="P20"/>
          </table:table-cell>
          <table:table-cell table:style-name="Table66.D3" office:value-type="string">
            <text:p text:style-name="P20"/>
          </table:table-cell>
          <table:table-cell table:style-name="Table66.D3" office:value-type="string">
            <text:p text:style-name="P19"/>
          </table:table-cell>
          <table:table-cell table:style-name="Table66.G3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120" draw:style-name="gr2" draw:text-style-name="P38" svg:x1="-0.0071in" svg:y1="-0.1791in" svg:x2="9.1386in" svg:y2="-0.1791in"><text:p/></draw:line><draw:line text:anchor-type="char" draw:z-index="121" draw:style-name="gr2" draw:text-style-name="P38" svg:x1="-0.0071in" svg:y1="-0.1791in" svg:x2="-0.0071in" svg:y2="0.5945in"><text:p/></draw:line><draw:line text:anchor-type="char" draw:z-index="122" draw:style-name="gr2" draw:text-style-name="P38" svg:x1="9.139in" svg:y1="-0.1791in" svg:x2="9.139in" svg:y2="0.5945in"><text:p/></draw:line><draw:line text:anchor-type="char" draw:z-index="123" draw:style-name="gr2" draw:text-style-name="P38" svg:x1="-0.0071in" svg:y1="0.5945in" svg:x2="9.1386in" svg:y2="0.5945in"><text:p/></draw:line><text:tab/>Event is update in database. Event is updated in Calendar view.</text:p>
      <text:p text:style-name="P1"/>
      <text:p text:style-name="Standard"/>
      <text:p text:style-name="Standard"/>
      <text:p text:style-name="P5"/>
      <table:table table:name="Table67" table:style-name="Table67">
        <table:table-column table:style-name="Table67.A"/>
        <table:table-column table:style-name="Table67.B"/>
        <table:table-row table:style-name="Table67.1">
          <table:table-cell table:style-name="Table67.A1" office:value-type="string">
            <text:p text:style-name="P21"><text:span text:style-name="T2">Test Case ID: </text:span><text:span text:style-name="T8">edit_event</text:span></text:p>
          </table:table-cell>
          <table:table-cell table:style-name="Table67.B1" office:value-type="string">
            <text:p text:style-name="P3"><text:span text:style-name="T1">Test Designed by: </text:span><text:span text:style-name="T7">Stoyan Stoyanov</text:span></text:p>
          </table:table-cell>
        </table:table-row>
        <table:table-row table:style-name="Table67.2">
          <table:table-cell table:style-name="Table67.A1" office:value-type="string">
            <text:p text:style-name="P21"><text:span text:style-name="T2">Test Priority </text:span><text:span text:style-name="T1">(Low/Medium/High): </text:span><text:span text:style-name="T5">Med</text:span></text:p>
          </table:table-cell>
          <table:table-cell table:style-name="Table67.B1" office:value-type="string">
            <text:p text:style-name="P1"><text:span text:style-name="T1">Test Designed date: </text:span><text:span text:style-name="T7">18/04/2016</text:span></text:p>
          </table:table-cell>
        </table:table-row>
        <table:table-row table:style-name="Table67.3">
          <table:table-cell table:style-name="Table67.A1" office:value-type="string">
            <text:p text:style-name="P21"><text:span text:style-name="T2">Module Name: </text:span><text:span text:style-name="T8"><text:s/></text:span></text:p>
          </table:table-cell>
          <table:table-cell table:style-name="Table67.B1" office:value-type="string">
            <text:p text:style-name="P1"><text:span text:style-name="T1">Test Executed by: </text:span><text:span text:style-name="T7">&lt;Name&gt;</text:span></text:p>
          </table:table-cell>
        </table:table-row>
        <table:table-row table:style-name="Table67.2">
          <table:table-cell table:style-name="Table67.A1" office:value-type="string">
            <text:p text:style-name="P21"><text:span text:style-name="T2">Test Title: User Profile</text:span><text:span text:style-name="T8"> </text:span></text:p>
          </table:table-cell>
          <table:table-cell table:style-name="Table67.B1" office:value-type="string">
            <text:p text:style-name="P1"><text:span text:style-name="T1">Test Execution date: </text:span><text:span text:style-name="T7"><text:s/>&lt;Date&gt;</text:span></text:p>
          </table:table-cell>
        </table:table-row>
        <table:table-row table:style-name="Table67.2">
          <table:table-cell table:style-name="Table67.A1" office:value-type="string">
            <text:p text:style-name="P21"><text:span text:style-name="T2">Description: </text:span><text:span text:style-name="T8">Open “user profile window”</text:span></text:p>
          </table:table-cell>
          <table:table-cell table:style-name="Table67.B1" office:value-type="string">
            <text:p text:style-name="P2"/>
          </table:table-cell>
        </table:table-row>
        <table:table-row table:style-name="Table67.6">
          <table:table-cell table:style-name="Table67.A6" office:value-type="string">
            <text:p text:style-name="P2"/>
          </table:table-cell>
          <table:table-cell table:style-name="Table67.B6" office:value-type="string">
            <text:p text:style-name="P2"/>
          </table:table-cell>
        </table:table-row>
        <table:table-row table:style-name="Table67.7">
          <table:table-cell table:style-name="Table67.B6" office:value-type="string">
            <text:p text:style-name="P4"/>
          </table:table-cell>
          <table:table-cell table:style-name="Table67.B6" office:value-type="string">
            <text:p text:style-name="P4"/>
          </table:table-cell>
        </table:table-row>
        <table:table-row table:style-name="Table67.8">
          <table:table-cell table:style-name="Table67.A1" table:number-columns-spanned="2" office:value-type="string">
            <text:p text:style-name="P1"><text:span text:style-name="T2">Pre-conditions:</text:span><text:span text:style-name="T12"> </text:span></text:p>
          </table:table-cell>
          <table:covered-table-cell/>
        </table:table-row>
        <table:table-row table:style-name="Table67.9">
          <table:table-cell table:style-name="Table6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column table:style-name="Table68.E"/>
        <table:table-column table:style-name="Table68.F"/>
        <table:table-column table:style-name="Table68.G"/>
        <text:soft-page-break/>
        <table:table-row table:style-name="Table68.1">
          <table:table-cell table:style-name="Table68.A1" office:value-type="string">
            <text:p text:style-name="P17">Step</text:p>
          </table:table-cell>
          <table:table-cell table:style-name="Table68.A1" office:value-type="string">
            <text:p text:style-name="P28">Test Steps</text:p>
          </table:table-cell>
          <table:table-cell table:style-name="Table68.A1" office:value-type="string">
            <text:p text:style-name="P29">Test Data</text:p>
          </table:table-cell>
          <table:table-cell table:style-name="Table68.D1" office:value-type="string">
            <text:p text:style-name="P28">Expected Result</text:p>
          </table:table-cell>
          <table:table-cell table:style-name="Table68.D1" office:value-type="string">
            <text:p text:style-name="P28">Actual Result</text:p>
          </table:table-cell>
          <table:table-cell table:style-name="Table68.D1" office:value-type="string">
            <text:p text:style-name="P28">Status (Pass/Fail)</text:p>
          </table:table-cell>
          <table:table-cell table:style-name="Table68.G1" office:value-type="string">
            <text:p text:style-name="P28">Notes</text:p>
          </table:table-cell>
        </table:table-row>
        <table:table-row table:style-name="Table68.2">
          <table:table-cell table:style-name="Table68.A2" office:value-type="string">
            <text:p text:style-name="P18">1</text:p>
          </table:table-cell>
          <table:table-cell table:style-name="Table68.A2" office:value-type="string">
            <text:p text:style-name="P19">Click on user profile icon</text:p>
          </table:table-cell>
          <table:table-cell table:style-name="Table68.A2" office:value-type="string">
            <text:p text:style-name="P19">Profile icon in the upper right corner</text:p>
          </table:table-cell>
          <table:table-cell table:style-name="Table68.D2" office:value-type="string">
            <text:p text:style-name="P20">User is redirected to the “user profile</text:p>
          </table:table-cell>
          <table:table-cell table:style-name="Table68.D2" office:value-type="string">
            <text:p text:style-name="P20"/>
          </table:table-cell>
          <table:table-cell table:style-name="Table68.D2" office:value-type="string">
            <text:p text:style-name="P19"/>
          </table:table-cell>
          <table:table-cell table:style-name="Table68.G2" office:value-type="string">
            <text:p text:style-name="P20"/>
          </table:table-cell>
        </table:table-row>
        <table:table-row table:style-name="Table68.2">
          <table:table-cell table:style-name="Table68.A3" office:value-type="float" office:value="2">
            <text:p text:style-name="P18">2</text:p>
          </table:table-cell>
          <table:table-cell table:style-name="Table68.B3" office:value-type="string">
            <text:p text:style-name="P20"/>
          </table:table-cell>
          <table:table-cell table:style-name="Table68.B3" office:value-type="string">
            <text:p text:style-name="P20"/>
          </table:table-cell>
          <table:table-cell table:style-name="Table68.D3" office:value-type="string">
            <text:p text:style-name="P20"/>
          </table:table-cell>
          <table:table-cell table:style-name="Table68.D3" office:value-type="string">
            <text:p text:style-name="P20"/>
          </table:table-cell>
          <table:table-cell table:style-name="Table68.D3" office:value-type="string">
            <text:p text:style-name="P19"/>
          </table:table-cell>
          <table:table-cell table:style-name="Table68.G3" office:value-type="string">
            <text:p text:style-name="P20"/>
          </table:table-cell>
        </table:table-row>
      </table:table>
      <text:p text:style-name="P7"/>
      <text:p text:style-name="P30">Post-conditions: </text:p>
      <text:p text:style-name="P1"><draw:line text:anchor-type="char" draw:z-index="124" draw:style-name="gr2" draw:text-style-name="P38" svg:x1="-0.0071in" svg:y1="-0.1791in" svg:x2="9.1386in" svg:y2="-0.1791in"><text:p/></draw:line><draw:line text:anchor-type="char" draw:z-index="125" draw:style-name="gr2" draw:text-style-name="P38" svg:x1="-0.0071in" svg:y1="-0.1791in" svg:x2="-0.0071in" svg:y2="0.5945in"><text:p/></draw:line><draw:line text:anchor-type="char" draw:z-index="126" draw:style-name="gr2" draw:text-style-name="P38" svg:x1="9.139in" svg:y1="-0.1791in" svg:x2="9.139in" svg:y2="0.5945in"><text:p/></draw:line><draw:line text:anchor-type="char" draw:z-index="127" draw:style-name="gr2" draw:text-style-name="P38" svg:x1="-0.0071in" svg:y1="0.5945in" svg:x2="9.1386in" svg:y2="0.5945in"><text:p/></draw:line><text:tab/></text:p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                                   Test Case Template</dc:title>
    <meta:initial-creator>Vijay</meta:initial-creator>
    <meta:creation-date>2012-12-11T21:22:00</meta:creation-date>
    <dc:date>2016-04-22T20:23:04.08</dc:date>
    <meta:editing-cycles>18</meta:editing-cycles>
    <meta:editing-duration>PT13H44M49S</meta:editing-duration>
    <meta:generator>OpenOffice/4.1.2$Win32 OpenOffice.org_project/412m3$Build-9782</meta:generator>
    <meta:document-statistic meta:table-count="68" meta:image-count="0" meta:object-count="0" meta:page-count="28" meta:paragraph-count="850" meta:word-count="3498" meta:character-count="22450"/>
  </office:meta>
</office:document-meta>
</file>